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TL_32_RowProperty" style:data-style-name="N0">
      <style:table-cell-properties fo:border="thin solid #000000" style:vertical-align="automatic" fo:background-color="#FA6900" style:cell-protect="protected" style:repeat-content="false"/>
      <style:paragraph-properties fo:text-align="start" fo:margin-left="0cm"/>
    </style:style>
    <style:style style:name="ce3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TL_32_RowHeader" style:data-style-name="N0">
      <style:table-cell-properties fo:border-top="thin solid #000000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6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7" style:family="table-cell" style:parent-style-name="TL_32_Data" style:data-style-name="N0">
      <style:table-cell-properties fo:border-top="thin solid #000000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8" style:family="table-cell" style:parent-style-name="TL_32_RowHeader" style:data-style-name="N0">
      <style:table-cell-properties fo:border-top="none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9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0" style:family="table-cell" style:parent-style-name="TL_32_Data" style:data-style-name="N0">
      <style:table-cell-properties fo:border-top="none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11" style:family="table-cell" style:parent-style-name="TL_32_RowHeader" style:data-style-name="N0">
      <style:table-cell-properties fo:border-top="none" fo:border-bottom="thin solid #000000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12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3" style:family="table-cell" style:parent-style-name="TL_32_Data" style:data-style-name="N0">
      <style:table-cell-properties fo:border-top="none" fo:border-bottom="thin solid #000000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meente</text:p>
          </table:table-cell>
          <table:table-cell office:value-type="string" table:style-name="ce3">
            <text:p>Geslacht</text:p>
          </table:table-cell>
          <table:table-cell office:value-type="string" table:style-name="ce3">
            <text:p>PopulatieCBS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5">
            <text:p>Aa en Hunze</text:p>
          </table:table-cell>
          <table:table-cell office:value-type="string" table:style-name="ce6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Aalburg</text:p>
          </table:table-cell>
          <table:table-cell office:value-type="string" table:style-name="ce9">
            <text:p>Mannen</text:p>
          </table:table-cell>
          <table:table-cell office:value-type="float" office:value="5517" table:style-name="ce10">
            <text:p>55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Mannen</text:p>
          </table:table-cell>
          <table:table-cell office:value-type="float" office:value="10988" table:style-name="ce10">
            <text:p>10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Mannen</text:p>
          </table:table-cell>
          <table:table-cell office:value-type="float" office:value="9075" table:style-name="ce10">
            <text:p>9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Mannen</text:p>
          </table:table-cell>
          <table:table-cell office:value-type="float" office:value="4659" table:style-name="ce10">
            <text:p>4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Mannen</text:p>
          </table:table-cell>
          <table:table-cell office:value-type="float" office:value="1861" table:style-name="ce10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Mannen</text:p>
          </table:table-cell>
          <table:table-cell office:value-type="float" office:value="2855" table:style-name="ce10">
            <text:p>2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Mannen</text:p>
          </table:table-cell>
          <table:table-cell office:value-type="float" office:value="3963" table:style-name="ce10">
            <text:p>3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Mannen</text:p>
          </table:table-cell>
          <table:table-cell office:value-type="float" office:value="13963" table:style-name="ce10">
            <text:p>13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Mannen</text:p>
          </table:table-cell>
          <table:table-cell office:value-type="float" office:value="2606" table:style-name="ce10">
            <text:p>26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Mannen</text:p>
          </table:table-cell>
          <table:table-cell office:value-type="float" office:value="8643" table:style-name="ce10">
            <text:p>8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Mannen</text:p>
          </table:table-cell>
          <table:table-cell office:value-type="float" office:value="6959" table:style-name="ce10">
            <text:p>69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Mannen</text:p>
          </table:table-cell>
          <table:table-cell office:value-type="float" office:value="7177" table:style-name="ce10">
            <text:p>7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Mannen</text:p>
          </table:table-cell>
          <table:table-cell office:value-type="float" office:value="44338" table:style-name="ce10">
            <text:p>443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Mannen</text:p>
          </table:table-cell>
          <table:table-cell office:value-type="float" office:value="30590" table:style-name="ce10">
            <text:p>30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Mannen</text:p>
          </table:table-cell>
          <table:table-cell office:value-type="float" office:value="38854" table:style-name="ce10">
            <text:p>38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Mannen</text:p>
          </table:table-cell>
          <table:table-cell office:value-type="float" office:value="30824" table:style-name="ce10">
            <text:p>30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Mannen</text:p>
          </table:table-cell>
          <table:table-cell office:value-type="float" office:value="3203" table:style-name="ce10">
            <text:p>3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Mannen</text:p>
          </table:table-cell>
          <table:table-cell office:value-type="float" office:value="2944" table:style-name="ce10">
            <text:p>2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Mannen</text:p>
          </table:table-cell>
          <table:table-cell office:value-type="float" office:value="1614" table:style-name="ce10">
            <text:p>1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Mannen</text:p>
          </table:table-cell>
          <table:table-cell office:value-type="float" office:value="3359" table:style-name="ce10">
            <text:p>3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Mannen</text:p>
          </table:table-cell>
          <table:table-cell office:value-type="float" office:value="48974" table:style-name="ce10">
            <text:p>489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Mannen</text:p>
          </table:table-cell>
          <table:table-cell office:value-type="float" office:value="2134" table:style-name="ce10">
            <text:p>2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Mannen</text:p>
          </table:table-cell>
          <table:table-cell office:value-type="float" office:value="33614" table:style-name="ce10">
            <text:p>33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Mannen</text:p>
          </table:table-cell>
          <table:table-cell office:value-type="float" office:value="343521" table:style-name="ce10">
            <text:p>343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Mannen</text:p>
          </table:table-cell>
          <table:table-cell office:value-type="float" office:value="3064" table:style-name="ce10">
            <text:p>3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Mannen</text:p>
          </table:table-cell>
          <table:table-cell office:value-type="float" office:value="2239" table:style-name="ce10">
            <text:p>22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Mannen</text:p>
          </table:table-cell>
          <table:table-cell office:value-type="float" office:value="3794" table:style-name="ce10">
            <text:p>3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Mannen</text:p>
          </table:table-cell>
          <table:table-cell office:value-type="float" office:value="6379" table:style-name="ce10">
            <text:p>6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Mannen</text:p>
          </table:table-cell>
          <table:table-cell office:value-type="float" office:value="72287" table:style-name="ce10">
            <text:p>72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Mannen</text:p>
          </table:table-cell>
          <table:table-cell office:value-type="float" office:value="6078" table:style-name="ce10">
            <text:p>60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Mannen</text:p>
          </table:table-cell>
          <table:table-cell office:value-type="float" office:value="4443" table:style-name="ce10">
            <text:p>4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Mannen</text:p>
          </table:table-cell>
          <table:table-cell office:value-type="float" office:value="2386" table:style-name="ce10">
            <text:p>2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Mannen</text:p>
          </table:table-cell>
          <table:table-cell office:value-type="float" office:value="63422" table:style-name="ce10">
            <text:p>63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Mannen</text:p>
          </table:table-cell>
          <table:table-cell office:value-type="float" office:value="24195" table:style-name="ce10">
            <text:p>241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Mannen</text:p>
          </table:table-cell>
          <table:table-cell office:value-type="float" office:value="7796" table:style-name="ce10">
            <text:p>77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Mannen</text:p>
          </table:table-cell>
          <table:table-cell office:value-type="float" office:value="7395" table:style-name="ce10">
            <text:p>73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Mannen</text:p>
          </table:table-cell>
          <table:table-cell office:value-type="float" office:value="6120" table:style-name="ce10">
            <text:p>6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Mannen</text:p>
          </table:table-cell>
          <table:table-cell office:value-type="float" office:value="3029" table:style-name="ce10">
            <text:p>30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Mannen</text:p>
          </table:table-cell>
          <table:table-cell office:value-type="float" office:value="11833" table:style-name="ce10">
            <text:p>11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Mannen</text:p>
          </table:table-cell>
          <table:table-cell office:value-type="float" office:value="1202" table:style-name="ce10">
            <text:p>12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Mannen</text:p>
          </table:table-cell>
          <table:table-cell office:value-type="float" office:value="3867" table:style-name="ce10">
            <text:p>3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Mannen</text:p>
          </table:table-cell>
          <table:table-cell office:value-type="float" office:value="10066" table:style-name="ce10">
            <text:p>10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Mannen</text:p>
          </table:table-cell>
          <table:table-cell office:value-type="float" office:value="21542" table:style-name="ce10">
            <text:p>21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Mannen</text:p>
          </table:table-cell>
          <table:table-cell office:value-type="float" office:value="2625" table:style-name="ce10">
            <text:p>2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Mannen</text:p>
          </table:table-cell>
          <table:table-cell office:value-type="float" office:value="5154" table:style-name="ce10">
            <text:p>51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Mannen</text:p>
          </table:table-cell>
          <table:table-cell office:value-type="float" office:value="899" table:style-name="ce10">
            <text:p>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Mannen</text:p>
          </table:table-cell>
          <table:table-cell office:value-type="float" office:value="8335" table:style-name="ce10">
            <text:p>83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Mannen</text:p>
          </table:table-cell>
          <table:table-cell office:value-type="float" office:value="4713" table:style-name="ce10">
            <text:p>4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Mannen</text:p>
          </table:table-cell>
          <table:table-cell office:value-type="float" office:value="3855" table:style-name="ce10">
            <text:p>3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Mannen</text:p>
          </table:table-cell>
          <table:table-cell office:value-type="float" office:value="1629" table:style-name="ce10">
            <text:p>16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Mannen</text:p>
          </table:table-cell>
          <table:table-cell office:value-type="float" office:value="3546" table:style-name="ce10">
            <text:p>3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Mannen</text:p>
          </table:table-cell>
          <table:table-cell office:value-type="float" office:value="6455" table:style-name="ce10">
            <text:p>6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Mannen</text:p>
          </table:table-cell>
          <table:table-cell office:value-type="float" office:value="7151" table:style-name="ce10">
            <text:p>7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Mannen</text:p>
          </table:table-cell>
          <table:table-cell office:value-type="float" office:value="2671" table:style-name="ce10">
            <text:p>2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Mannen</text:p>
          </table:table-cell>
          <table:table-cell office:value-type="float" office:value="4750" table:style-name="ce10">
            <text:p>4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Mannen</text:p>
          </table:table-cell>
          <table:table-cell office:value-type="float" office:value="8150" table:style-name="ce10">
            <text:p>8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Mannen</text:p>
          </table:table-cell>
          <table:table-cell office:value-type="float" office:value="2591" table:style-name="ce10">
            <text:p>2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Mannen</text:p>
          </table:table-cell>
          <table:table-cell office:value-type="float" office:value="1876" table:style-name="ce10">
            <text:p>1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Mannen</text:p>
          </table:table-cell>
          <table:table-cell office:value-type="float" office:value="4552" table:style-name="ce10">
            <text:p>4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Mannen</text:p>
          </table:table-cell>
          <table:table-cell office:value-type="float" office:value="6619" table:style-name="ce10">
            <text:p>66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Mannen</text:p>
          </table:table-cell>
          <table:table-cell office:value-type="float" office:value="6593" table:style-name="ce10">
            <text:p>6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Mannen</text:p>
          </table:table-cell>
          <table:table-cell office:value-type="float" office:value="22940" table:style-name="ce10">
            <text:p>22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Mannen</text:p>
          </table:table-cell>
          <table:table-cell office:value-type="float" office:value="5265" table:style-name="ce10">
            <text:p>5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Mannen</text:p>
          </table:table-cell>
          <table:table-cell office:value-type="float" office:value="8867" table:style-name="ce10">
            <text:p>8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Mannen</text:p>
          </table:table-cell>
          <table:table-cell office:value-type="float" office:value="2917" table:style-name="ce10">
            <text:p>2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Mannen</text:p>
          </table:table-cell>
          <table:table-cell office:value-type="float" office:value="3879" table:style-name="ce10">
            <text:p>3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Mannen</text:p>
          </table:table-cell>
          <table:table-cell office:value-type="float" office:value="7927" table:style-name="ce10">
            <text:p>7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Mannen</text:p>
          </table:table-cell>
          <table:table-cell office:value-type="float" office:value="5190" table:style-name="ce10">
            <text:p>5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Mannen</text:p>
          </table:table-cell>
          <table:table-cell office:value-type="float" office:value="4447" table:style-name="ce10">
            <text:p>4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Mannen</text:p>
          </table:table-cell>
          <table:table-cell office:value-type="float" office:value="6314" table:style-name="ce10">
            <text:p>6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Mannen</text:p>
          </table:table-cell>
          <table:table-cell office:value-type="float" office:value="11255" table:style-name="ce10">
            <text:p>112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Mannen</text:p>
          </table:table-cell>
          <table:table-cell office:value-type="float" office:value="11370" table:style-name="ce10">
            <text:p>11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Mannen</text:p>
          </table:table-cell>
          <table:table-cell office:value-type="float" office:value="17274" table:style-name="ce10">
            <text:p>17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Mannen</text:p>
          </table:table-cell>
          <table:table-cell office:value-type="float" office:value="5035" table:style-name="ce10">
            <text:p>5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Mannen</text:p>
          </table:table-cell>
          <table:table-cell office:value-type="float" office:value="15040" table:style-name="ce10">
            <text:p>15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Mannen</text:p>
          </table:table-cell>
          <table:table-cell office:value-type="float" office:value="9376" table:style-name="ce10">
            <text:p>9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Mannen</text:p>
          </table:table-cell>
          <table:table-cell office:value-type="float" office:value="5134" table:style-name="ce10">
            <text:p>5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Mannen</text:p>
          </table:table-cell>
          <table:table-cell office:value-type="float" office:value="5046" table:style-name="ce10">
            <text:p>5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Mannen</text:p>
          </table:table-cell>
          <table:table-cell office:value-type="float" office:value="4690" table:style-name="ce10">
            <text:p>4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Mannen</text:p>
          </table:table-cell>
          <table:table-cell office:value-type="float" office:value="8009" table:style-name="ce10">
            <text:p>8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Mannen</text:p>
          </table:table-cell>
          <table:table-cell office:value-type="float" office:value="8910" table:style-name="ce10">
            <text:p>89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Mannen</text:p>
          </table:table-cell>
          <table:table-cell office:value-type="float" office:value="9276" table:style-name="ce10">
            <text:p>92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Mannen</text:p>
          </table:table-cell>
          <table:table-cell office:value-type="float" office:value="4538" table:style-name="ce10">
            <text:p>4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Mannen</text:p>
          </table:table-cell>
          <table:table-cell office:value-type="float" office:value="3458" table:style-name="ce10">
            <text:p>34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Mannen</text:p>
          </table:table-cell>
          <table:table-cell office:value-type="float" office:value="4766" table:style-name="ce10">
            <text:p>4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Mannen</text:p>
          </table:table-cell>
          <table:table-cell office:value-type="float" office:value="5123" table:style-name="ce10">
            <text:p>5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Mannen</text:p>
          </table:table-cell>
          <table:table-cell office:value-type="float" office:value="6455" table:style-name="ce10">
            <text:p>6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Mannen</text:p>
          </table:table-cell>
          <table:table-cell office:value-type="float" office:value="7076" table:style-name="ce10">
            <text:p>7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Mannen</text:p>
          </table:table-cell>
          <table:table-cell office:value-type="float" office:value="10890" table:style-name="ce10">
            <text:p>108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Mannen</text:p>
          </table:table-cell>
          <table:table-cell office:value-type="float" office:value="10362" table:style-name="ce10">
            <text:p>10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Mannen</text:p>
          </table:table-cell>
          <table:table-cell office:value-type="float" office:value="7381" table:style-name="ce10">
            <text:p>7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Mannen</text:p>
          </table:table-cell>
          <table:table-cell office:value-type="float" office:value="7164" table:style-name="ce10">
            <text:p>7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Mannen</text:p>
          </table:table-cell>
          <table:table-cell office:value-type="float" office:value="12714" table:style-name="ce10">
            <text:p>12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Mannen</text:p>
          </table:table-cell>
          <table:table-cell office:value-type="float" office:value="3344" table:style-name="ce10">
            <text:p>3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Mannen</text:p>
          </table:table-cell>
          <table:table-cell office:value-type="float" office:value="60291" table:style-name="ce10">
            <text:p>60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Mannen</text:p>
          </table:table-cell>
          <table:table-cell office:value-type="float" office:value="6057" table:style-name="ce10">
            <text:p>6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Mannen</text:p>
          </table:table-cell>
          <table:table-cell office:value-type="float" office:value="6950" table:style-name="ce10">
            <text:p>6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Mannen</text:p>
          </table:table-cell>
          <table:table-cell office:value-type="float" office:value="7386" table:style-name="ce10">
            <text:p>7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Mannen</text:p>
          </table:table-cell>
          <table:table-cell office:value-type="float" office:value="1367" table:style-name="ce10">
            <text:p>1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Mannen</text:p>
          </table:table-cell>
          <table:table-cell office:value-type="float" office:value="958" table:style-name="ce10">
            <text:p>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Mannen</text:p>
          </table:table-cell>
          <table:table-cell office:value-type="float" office:value="1846" table:style-name="ce10">
            <text:p>1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Mannen</text:p>
          </table:table-cell>
          <table:table-cell office:value-type="float" office:value="1564" table:style-name="ce10">
            <text:p>1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Mannen</text:p>
          </table:table-cell>
          <table:table-cell office:value-type="float" office:value="10425" table:style-name="ce10">
            <text:p>10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Mannen</text:p>
          </table:table-cell>
          <table:table-cell office:value-type="float" office:value="14683" table:style-name="ce10">
            <text:p>14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Mannen</text:p>
          </table:table-cell>
          <table:table-cell office:value-type="float" office:value="6055" table:style-name="ce10">
            <text:p>6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Mannen</text:p>
          </table:table-cell>
          <table:table-cell office:value-type="float" office:value="7015" table:style-name="ce10">
            <text:p>7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Mannen</text:p>
          </table:table-cell>
          <table:table-cell office:value-type="float" office:value="9441" table:style-name="ce10">
            <text:p>9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Mannen</text:p>
          </table:table-cell>
          <table:table-cell office:value-type="float" office:value="4955" table:style-name="ce10">
            <text:p>4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Mannen</text:p>
          </table:table-cell>
          <table:table-cell office:value-type="float" office:value="14561" table:style-name="ce10">
            <text:p>145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Mannen</text:p>
          </table:table-cell>
          <table:table-cell office:value-type="float" office:value="28208" table:style-name="ce10">
            <text:p>28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Mannen</text:p>
          </table:table-cell>
          <table:table-cell office:value-type="float" office:value="10918" table:style-name="ce10">
            <text:p>10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Mannen</text:p>
          </table:table-cell>
          <table:table-cell office:value-type="float" office:value="1817" table:style-name="ce10">
            <text:p>18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Mannen</text:p>
          </table:table-cell>
          <table:table-cell office:value-type="float" office:value="7055" table:style-name="ce10">
            <text:p>7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Mannen</text:p>
          </table:table-cell>
          <table:table-cell office:value-type="float" office:value="1249" table:style-name="ce10">
            <text:p>1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Mannen</text:p>
          </table:table-cell>
          <table:table-cell office:value-type="float" office:value="6038" table:style-name="ce10">
            <text:p>6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Mannen</text:p>
          </table:table-cell>
          <table:table-cell office:value-type="float" office:value="8859" table:style-name="ce10">
            <text:p>88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Mannen</text:p>
          </table:table-cell>
          <table:table-cell office:value-type="float" office:value="10863" table:style-name="ce10">
            <text:p>10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Mannen</text:p>
          </table:table-cell>
          <table:table-cell office:value-type="float" office:value="2827" table:style-name="ce10">
            <text:p>2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Mannen</text:p>
          </table:table-cell>
          <table:table-cell office:value-type="float" office:value="7879" table:style-name="ce10">
            <text:p>7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Mannen</text:p>
          </table:table-cell>
          <table:table-cell office:value-type="float" office:value="9689" table:style-name="ce10">
            <text:p>96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Mannen</text:p>
          </table:table-cell>
          <table:table-cell office:value-type="float" office:value="46486" table:style-name="ce10">
            <text:p>46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Mannen</text:p>
          </table:table-cell>
          <table:table-cell office:value-type="float" office:value="15813" table:style-name="ce10">
            <text:p>15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Mannen</text:p>
          </table:table-cell>
          <table:table-cell office:value-type="float" office:value="6267" table:style-name="ce10">
            <text:p>6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Mannen</text:p>
          </table:table-cell>
          <table:table-cell office:value-type="float" office:value="15114" table:style-name="ce10">
            <text:p>151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Mannen</text:p>
          </table:table-cell>
          <table:table-cell office:value-type="float" office:value="32622" table:style-name="ce10">
            <text:p>326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Mannen</text:p>
          </table:table-cell>
          <table:table-cell office:value-type="float" office:value="8209" table:style-name="ce10">
            <text:p>8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Mannen</text:p>
          </table:table-cell>
          <table:table-cell office:value-type="float" office:value="9636" table:style-name="ce10">
            <text:p>9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Mannen</text:p>
          </table:table-cell>
          <table:table-cell office:value-type="float" office:value="1366" table:style-name="ce10">
            <text:p>1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Mannen</text:p>
          </table:table-cell>
          <table:table-cell office:value-type="float" office:value="5094" table:style-name="ce10">
            <text:p>50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Mannen</text:p>
          </table:table-cell>
          <table:table-cell office:value-type="float" office:value="2093" table:style-name="ce10">
            <text:p>2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Mannen</text:p>
          </table:table-cell>
          <table:table-cell office:value-type="float" office:value="1801" table:style-name="ce10">
            <text:p>1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Mannen</text:p>
          </table:table-cell>
          <table:table-cell office:value-type="float" office:value="2739" table:style-name="ce10">
            <text:p>2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Mannen</text:p>
          </table:table-cell>
          <table:table-cell office:value-type="float" office:value="4096" table:style-name="ce10">
            <text:p>4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Mannen</text:p>
          </table:table-cell>
          <table:table-cell office:value-type="float" office:value="3593" table:style-name="ce10">
            <text:p>3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Mannen</text:p>
          </table:table-cell>
          <table:table-cell office:value-type="float" office:value="2010" table:style-name="ce10">
            <text:p>2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Mannen</text:p>
          </table:table-cell>
          <table:table-cell office:value-type="float" office:value="5253" table:style-name="ce10">
            <text:p>5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Mannen</text:p>
          </table:table-cell>
          <table:table-cell office:value-type="float" office:value="20736" table:style-name="ce10">
            <text:p>20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Mannen</text:p>
          </table:table-cell>
          <table:table-cell office:value-type="float" office:value="1969" table:style-name="ce10">
            <text:p>19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Mannen</text:p>
          </table:table-cell>
          <table:table-cell office:value-type="float" office:value="10626" table:style-name="ce10">
            <text:p>106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Mannen</text:p>
          </table:table-cell>
          <table:table-cell office:value-type="float" office:value="12193" table:style-name="ce10">
            <text:p>12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Mannen</text:p>
          </table:table-cell>
          <table:table-cell office:value-type="float" office:value="4835" table:style-name="ce10">
            <text:p>4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Mannen</text:p>
          </table:table-cell>
          <table:table-cell office:value-type="float" office:value="54000" table:style-name="ce10">
            <text:p>54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Mannen</text:p>
          </table:table-cell>
          <table:table-cell office:value-type="float" office:value="4403" table:style-name="ce10">
            <text:p>4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Mannen</text:p>
          </table:table-cell>
          <table:table-cell office:value-type="float" office:value="8811" table:style-name="ce10">
            <text:p>8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Mannen</text:p>
          </table:table-cell>
          <table:table-cell office:value-type="float" office:value="13237" table:style-name="ce10">
            <text:p>13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Mannen</text:p>
          </table:table-cell>
          <table:table-cell office:value-type="float" office:value="9340" table:style-name="ce10">
            <text:p>9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Mannen</text:p>
          </table:table-cell>
          <table:table-cell office:value-type="float" office:value="7322" table:style-name="ce10">
            <text:p>7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Mannen</text:p>
          </table:table-cell>
          <table:table-cell office:value-type="float" office:value="2802" table:style-name="ce10">
            <text:p>2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Mannen</text:p>
          </table:table-cell>
          <table:table-cell office:value-type="float" office:value="7944" table:style-name="ce10">
            <text:p>7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Mannen</text:p>
          </table:table-cell>
          <table:table-cell office:value-type="float" office:value="2177" table:style-name="ce10">
            <text:p>2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Mannen</text:p>
          </table:table-cell>
          <table:table-cell office:value-type="float" office:value="3108" table:style-name="ce10">
            <text:p>3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Mannen</text:p>
          </table:table-cell>
          <table:table-cell office:value-type="float" office:value="1885" table:style-name="ce10">
            <text:p>1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Mannen</text:p>
          </table:table-cell>
          <table:table-cell office:value-type="float" office:value="8621" table:style-name="ce10">
            <text:p>8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Mannen</text:p>
          </table:table-cell>
          <table:table-cell office:value-type="float" office:value="3318" table:style-name="ce10">
            <text:p>3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Mannen</text:p>
          </table:table-cell>
          <table:table-cell office:value-type="float" office:value="12546" table:style-name="ce10">
            <text:p>12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Mannen</text:p>
          </table:table-cell>
          <table:table-cell office:value-type="float" office:value="46462" table:style-name="ce10">
            <text:p>464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Mannen</text:p>
          </table:table-cell>
          <table:table-cell office:value-type="float" office:value="5100" table:style-name="ce10">
            <text:p>5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Mannen</text:p>
          </table:table-cell>
          <table:table-cell office:value-type="float" office:value="3824" table:style-name="ce10">
            <text:p>3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Mannen</text:p>
          </table:table-cell>
          <table:table-cell office:value-type="float" office:value="6363" table:style-name="ce10">
            <text:p>63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Mannen</text:p>
          </table:table-cell>
          <table:table-cell office:value-type="float" office:value="5683" table:style-name="ce10">
            <text:p>5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Mannen</text:p>
          </table:table-cell>
          <table:table-cell office:value-type="float" office:value="8326" table:style-name="ce10">
            <text:p>8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Mannen</text:p>
          </table:table-cell>
          <table:table-cell office:value-type="float" office:value="5636" table:style-name="ce10">
            <text:p>5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Mannen</text:p>
          </table:table-cell>
          <table:table-cell office:value-type="float" office:value="96699" table:style-name="ce10">
            <text:p>96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Mannen</text:p>
          </table:table-cell>
          <table:table-cell office:value-type="float" office:value="10445" table:style-name="ce10">
            <text:p>10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Mannen</text:p>
          </table:table-cell>
          <table:table-cell office:value-type="float" office:value="8936" table:style-name="ce10">
            <text:p>89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Mannen</text:p>
          </table:table-cell>
          <table:table-cell office:value-type="float" office:value="46113" table:style-name="ce10">
            <text:p>46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Mannen</text:p>
          </table:table-cell>
          <table:table-cell office:value-type="float" office:value="7929" table:style-name="ce10">
            <text:p>7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Mannen</text:p>
          </table:table-cell>
          <table:table-cell office:value-type="float" office:value="73802" table:style-name="ce10">
            <text:p>73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Mannen</text:p>
          </table:table-cell>
          <table:table-cell office:value-type="float" office:value="16745" table:style-name="ce10">
            <text:p>16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Mannen</text:p>
          </table:table-cell>
          <table:table-cell office:value-type="float" office:value="12674" table:style-name="ce10">
            <text:p>12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Mannen</text:p>
          </table:table-cell>
          <table:table-cell office:value-type="float" office:value="3299" table:style-name="ce10">
            <text:p>3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Mannen</text:p>
          </table:table-cell>
          <table:table-cell office:value-type="float" office:value="975" table:style-name="ce10">
            <text:p>9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Mannen</text:p>
          </table:table-cell>
          <table:table-cell office:value-type="float" office:value="16163" table:style-name="ce10">
            <text:p>16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Mannen</text:p>
          </table:table-cell>
          <table:table-cell office:value-type="float" office:value="4587" table:style-name="ce10">
            <text:p>4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Mannen</text:p>
          </table:table-cell>
          <table:table-cell office:value-type="float" office:value="3113" table:style-name="ce10">
            <text:p>3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Mannen</text:p>
          </table:table-cell>
          <table:table-cell office:value-type="float" office:value="10232" table:style-name="ce10">
            <text:p>10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Mannen</text:p>
          </table:table-cell>
          <table:table-cell office:value-type="float" office:value="4678" table:style-name="ce10">
            <text:p>4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Mannen</text:p>
          </table:table-cell>
          <table:table-cell office:value-type="float" office:value="2103" table:style-name="ce10">
            <text:p>2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Mannen</text:p>
          </table:table-cell>
          <table:table-cell office:value-type="float" office:value="3295" table:style-name="ce10">
            <text:p>3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Mannen</text:p>
          </table:table-cell>
          <table:table-cell office:value-type="float" office:value="2514" table:style-name="ce10">
            <text:p>2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Mannen</text:p>
          </table:table-cell>
          <table:table-cell office:value-type="float" office:value="11092" table:style-name="ce10">
            <text:p>11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Mannen</text:p>
          </table:table-cell>
          <table:table-cell office:value-type="float" office:value="12899" table:style-name="ce10">
            <text:p>12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Mannen</text:p>
          </table:table-cell>
          <table:table-cell office:value-type="float" office:value="16532" table:style-name="ce10">
            <text:p>16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Mannen</text:p>
          </table:table-cell>
          <table:table-cell office:value-type="float" office:value="9211" table:style-name="ce10">
            <text:p>9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Mannen</text:p>
          </table:table-cell>
          <table:table-cell office:value-type="float" office:value="10288" table:style-name="ce10">
            <text:p>10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Mannen</text:p>
          </table:table-cell>
          <table:table-cell office:value-type="float" office:value="3495" table:style-name="ce10">
            <text:p>3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Mannen</text:p>
          </table:table-cell>
          <table:table-cell office:value-type="float" office:value="3936" table:style-name="ce10">
            <text:p>39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Mannen</text:p>
          </table:table-cell>
          <table:table-cell office:value-type="float" office:value="8403" table:style-name="ce10">
            <text:p>8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Mannen</text:p>
          </table:table-cell>
          <table:table-cell office:value-type="float" office:value="7201" table:style-name="ce10">
            <text:p>72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Mannen</text:p>
          </table:table-cell>
          <table:table-cell office:value-type="float" office:value="2927" table:style-name="ce10">
            <text:p>2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Mannen</text:p>
          </table:table-cell>
          <table:table-cell office:value-type="float" office:value="11675" table:style-name="ce10">
            <text:p>11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Mannen</text:p>
          </table:table-cell>
          <table:table-cell office:value-type="float" office:value="5373" table:style-name="ce10">
            <text:p>5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Mannen</text:p>
          </table:table-cell>
          <table:table-cell office:value-type="float" office:value="15566" table:style-name="ce10">
            <text:p>155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Mannen</text:p>
          </table:table-cell>
          <table:table-cell office:value-type="float" office:value="9533" table:style-name="ce10">
            <text:p>9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Mannen</text:p>
          </table:table-cell>
          <table:table-cell office:value-type="float" office:value="5828" table:style-name="ce10">
            <text:p>5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Mannen</text:p>
          </table:table-cell>
          <table:table-cell office:value-type="float" office:value="13999" table:style-name="ce10">
            <text:p>139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Mannen</text:p>
          </table:table-cell>
          <table:table-cell office:value-type="float" office:value="6476" table:style-name="ce10">
            <text:p>64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Mannen</text:p>
          </table:table-cell>
          <table:table-cell office:value-type="float" office:value="32237" table:style-name="ce10">
            <text:p>32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Mannen</text:p>
          </table:table-cell>
          <table:table-cell office:value-type="float" office:value="4683" table:style-name="ce10">
            <text:p>4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Mannen</text:p>
          </table:table-cell>
          <table:table-cell office:value-type="float" office:value="2764" table:style-name="ce10">
            <text:p>2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Mannen</text:p>
          </table:table-cell>
          <table:table-cell office:value-type="float" office:value="3051" table:style-name="ce10">
            <text:p>3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Mannen</text:p>
          </table:table-cell>
          <table:table-cell office:value-type="float" office:value="1463" table:style-name="ce10">
            <text:p>14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Mannen</text:p>
          </table:table-cell>
          <table:table-cell office:value-type="float" office:value="5346" table:style-name="ce10">
            <text:p>53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Mannen</text:p>
          </table:table-cell>
          <table:table-cell office:value-type="float" office:value="4571" table:style-name="ce10">
            <text:p>4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Mannen</text:p>
          </table:table-cell>
          <table:table-cell office:value-type="float" office:value="4296" table:style-name="ce10">
            <text:p>4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Mannen</text:p>
          </table:table-cell>
          <table:table-cell office:value-type="float" office:value="214466" table:style-name="ce10">
            <text:p>214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Mannen</text:p>
          </table:table-cell>
          <table:table-cell office:value-type="float" office:value="1061" table:style-name="ce10">
            <text:p>1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Mannen</text:p>
          </table:table-cell>
          <table:table-cell office:value-type="float" office:value="9265" table:style-name="ce10">
            <text:p>92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Mannen</text:p>
          </table:table-cell>
          <table:table-cell office:value-type="float" office:value="4475" table:style-name="ce10">
            <text:p>44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Mannen</text:p>
          </table:table-cell>
          <table:table-cell office:value-type="float" office:value="8992" table:style-name="ce10">
            <text:p>8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Mannen</text:p>
          </table:table-cell>
          <table:table-cell office:value-type="float" office:value="81949" table:style-name="ce10">
            <text:p>81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Mannen</text:p>
          </table:table-cell>
          <table:table-cell office:value-type="float" office:value="5699" table:style-name="ce10">
            <text:p>5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Mannen</text:p>
          </table:table-cell>
          <table:table-cell office:value-type="float" office:value="3410" table:style-name="ce10">
            <text:p>3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Mannen</text:p>
          </table:table-cell>
          <table:table-cell office:value-type="float" office:value="3646" table:style-name="ce10">
            <text:p>36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Mannen</text:p>
          </table:table-cell>
          <table:table-cell office:value-type="float" office:value="11702" table:style-name="ce10">
            <text:p>11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Mannen</text:p>
          </table:table-cell>
          <table:table-cell office:value-type="float" office:value="2685" table:style-name="ce10">
            <text:p>26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Mannen</text:p>
          </table:table-cell>
          <table:table-cell office:value-type="float" office:value="71709" table:style-name="ce10">
            <text:p>717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Mannen</text:p>
          </table:table-cell>
          <table:table-cell office:value-type="float" office:value="2550" table:style-name="ce10">
            <text:p>2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Mannen</text:p>
          </table:table-cell>
          <table:table-cell office:value-type="float" office:value="49130" table:style-name="ce10">
            <text:p>49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Mannen</text:p>
          </table:table-cell>
          <table:table-cell office:value-type="float" office:value="3011" table:style-name="ce10">
            <text:p>3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Mannen</text:p>
          </table:table-cell>
          <table:table-cell office:value-type="float" office:value="6395" table:style-name="ce10">
            <text:p>63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Mannen</text:p>
          </table:table-cell>
          <table:table-cell office:value-type="float" office:value="7340" table:style-name="ce10">
            <text:p>7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Mannen</text:p>
          </table:table-cell>
          <table:table-cell office:value-type="float" office:value="1409" table:style-name="ce10">
            <text:p>1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Mannen</text:p>
          </table:table-cell>
          <table:table-cell office:value-type="float" office:value="16428" table:style-name="ce10">
            <text:p>16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Mannen</text:p>
          </table:table-cell>
          <table:table-cell office:value-type="float" office:value="17579" table:style-name="ce10">
            <text:p>17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Mannen</text:p>
          </table:table-cell>
          <table:table-cell office:value-type="float" office:value="8368" table:style-name="ce10">
            <text:p>83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Mannen</text:p>
          </table:table-cell>
          <table:table-cell office:value-type="float" office:value="8616" table:style-name="ce10">
            <text:p>8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Mannen</text:p>
          </table:table-cell>
          <table:table-cell office:value-type="float" office:value="7048" table:style-name="ce10">
            <text:p>7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Mannen</text:p>
          </table:table-cell>
          <table:table-cell office:value-type="float" office:value="7628" table:style-name="ce10">
            <text:p>7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Mannen</text:p>
          </table:table-cell>
          <table:table-cell office:value-type="float" office:value="3888" table:style-name="ce10">
            <text:p>3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Mannen</text:p>
          </table:table-cell>
          <table:table-cell office:value-type="float" office:value="3618" table:style-name="ce10">
            <text:p>3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Mannen</text:p>
          </table:table-cell>
          <table:table-cell office:value-type="float" office:value="5686" table:style-name="ce10">
            <text:p>5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Mannen</text:p>
          </table:table-cell>
          <table:table-cell office:value-type="float" office:value="2991" table:style-name="ce10">
            <text:p>2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Mannen</text:p>
          </table:table-cell>
          <table:table-cell office:value-type="float" office:value="5830" table:style-name="ce10">
            <text:p>5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Mannen</text:p>
          </table:table-cell>
          <table:table-cell office:value-type="float" office:value="2012" table:style-name="ce10">
            <text:p>2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Mannen</text:p>
          </table:table-cell>
          <table:table-cell office:value-type="float" office:value="2158" table:style-name="ce10">
            <text:p>2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Mannen</text:p>
          </table:table-cell>
          <table:table-cell office:value-type="float" office:value="16834" table:style-name="ce10">
            <text:p>16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Mannen</text:p>
          </table:table-cell>
          <table:table-cell office:value-type="float" office:value="12427" table:style-name="ce10">
            <text:p>12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Mannen</text:p>
          </table:table-cell>
          <table:table-cell office:value-type="float" office:value="9005" table:style-name="ce10">
            <text:p>90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Mannen</text:p>
          </table:table-cell>
          <table:table-cell office:value-type="float" office:value="18710" table:style-name="ce10">
            <text:p>18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Mannen</text:p>
          </table:table-cell>
          <table:table-cell office:value-type="float" office:value="549" table:style-name="ce10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Mannen</text:p>
          </table:table-cell>
          <table:table-cell office:value-type="float" office:value="18156" table:style-name="ce10">
            <text:p>18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Mannen</text:p>
          </table:table-cell>
          <table:table-cell office:value-type="float" office:value="1707" table:style-name="ce10">
            <text:p>17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Mannen</text:p>
          </table:table-cell>
          <table:table-cell office:value-type="float" office:value="46023" table:style-name="ce10">
            <text:p>46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Mannen</text:p>
          </table:table-cell>
          <table:table-cell office:value-type="float" office:value="5937" table:style-name="ce10">
            <text:p>5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Mannen</text:p>
          </table:table-cell>
          <table:table-cell office:value-type="float" office:value="4258" table:style-name="ce10">
            <text:p>4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Mannen</text:p>
          </table:table-cell>
          <table:table-cell office:value-type="float" office:value="4764" table:style-name="ce10">
            <text:p>4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Mannen</text:p>
          </table:table-cell>
          <table:table-cell office:value-type="float" office:value="8294" table:style-name="ce10">
            <text:p>8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Mannen</text:p>
          </table:table-cell>
          <table:table-cell office:value-type="float" office:value="10192" table:style-name="ce10">
            <text:p>10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Mannen</text:p>
          </table:table-cell>
          <table:table-cell office:value-type="float" office:value="3671" table:style-name="ce10">
            <text:p>3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Mannen</text:p>
          </table:table-cell>
          <table:table-cell office:value-type="float" office:value="9281" table:style-name="ce10">
            <text:p>9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Mannen</text:p>
          </table:table-cell>
          <table:table-cell office:value-type="float" office:value="30962" table:style-name="ce10">
            <text:p>309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Mannen</text:p>
          </table:table-cell>
          <table:table-cell office:value-type="float" office:value="17390" table:style-name="ce10">
            <text:p>17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Mannen</text:p>
          </table:table-cell>
          <table:table-cell office:value-type="float" office:value="17692" table:style-name="ce10">
            <text:p>17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Mannen</text:p>
          </table:table-cell>
          <table:table-cell office:value-type="float" office:value="34995" table:style-name="ce10">
            <text:p>34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Mannen</text:p>
          </table:table-cell>
          <table:table-cell office:value-type="float" office:value="2266" table:style-name="ce10">
            <text:p>2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Mannen</text:p>
          </table:table-cell>
          <table:table-cell office:value-type="float" office:value="9756" table:style-name="ce10">
            <text:p>9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Mannen</text:p>
          </table:table-cell>
          <table:table-cell office:value-type="float" office:value="4213" table:style-name="ce10">
            <text:p>4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Mannen</text:p>
          </table:table-cell>
          <table:table-cell office:value-type="float" office:value="37665" table:style-name="ce10">
            <text:p>376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Mannen</text:p>
          </table:table-cell>
          <table:table-cell office:value-type="float" office:value="1717" table:style-name="ce10">
            <text:p>1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Mannen</text:p>
          </table:table-cell>
          <table:table-cell office:value-type="float" office:value="44706" table:style-name="ce10">
            <text:p>44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Mannen</text:p>
          </table:table-cell>
          <table:table-cell office:value-type="float" office:value="4285" table:style-name="ce10">
            <text:p>4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Mannen</text:p>
          </table:table-cell>
          <table:table-cell office:value-type="float" office:value="6738" table:style-name="ce10">
            <text:p>6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Mannen</text:p>
          </table:table-cell>
          <table:table-cell office:value-type="float" office:value="2953" table:style-name="ce10">
            <text:p>2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Mannen</text:p>
          </table:table-cell>
          <table:table-cell office:value-type="float" office:value="3048" table:style-name="ce10">
            <text:p>3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Mannen</text:p>
          </table:table-cell>
          <table:table-cell office:value-type="float" office:value="9843" table:style-name="ce10">
            <text:p>98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Mannen</text:p>
          </table:table-cell>
          <table:table-cell office:value-type="float" office:value="4990" table:style-name="ce10">
            <text:p>4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Mannen</text:p>
          </table:table-cell>
          <table:table-cell office:value-type="float" office:value="40126" table:style-name="ce10">
            <text:p>40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Mannen</text:p>
          </table:table-cell>
          <table:table-cell office:value-type="float" office:value="4287" table:style-name="ce10">
            <text:p>4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Mannen</text:p>
          </table:table-cell>
          <table:table-cell office:value-type="float" office:value="4213" table:style-name="ce10">
            <text:p>4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Mannen</text:p>
          </table:table-cell>
          <table:table-cell office:value-type="float" office:value="4334" table:style-name="ce10">
            <text:p>4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Mannen</text:p>
          </table:table-cell>
          <table:table-cell office:value-type="float" office:value="3867" table:style-name="ce10">
            <text:p>3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Mannen</text:p>
          </table:table-cell>
          <table:table-cell office:value-type="float" office:value="2077" table:style-name="ce10">
            <text:p>2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Mannen</text:p>
          </table:table-cell>
          <table:table-cell office:value-type="float" office:value="3018" table:style-name="ce10">
            <text:p>30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Mannen</text:p>
          </table:table-cell>
          <table:table-cell office:value-type="float" office:value="4246" table:style-name="ce10">
            <text:p>4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Mannen</text:p>
          </table:table-cell>
          <table:table-cell office:value-type="float" office:value="22924" table:style-name="ce10">
            <text:p>22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Mannen</text:p>
          </table:table-cell>
          <table:table-cell office:value-type="float" office:value="16954" table:style-name="ce10">
            <text:p>16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Mannen</text:p>
          </table:table-cell>
          <table:table-cell office:value-type="float" office:value="28657" table:style-name="ce10">
            <text:p>28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Mannen</text:p>
          </table:table-cell>
          <table:table-cell office:value-type="float" office:value="1860" table:style-name="ce10">
            <text:p>1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Mannen</text:p>
          </table:table-cell>
          <table:table-cell office:value-type="float" office:value="9136" table:style-name="ce10">
            <text:p>9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Mannen</text:p>
          </table:table-cell>
          <table:table-cell office:value-type="float" office:value="13417" table:style-name="ce10">
            <text:p>134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Mannen</text:p>
          </table:table-cell>
          <table:table-cell office:value-type="float" office:value="1032" table:style-name="ce10">
            <text:p>1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Mannen</text:p>
          </table:table-cell>
          <table:table-cell office:value-type="float" office:value="7698" table:style-name="ce10">
            <text:p>7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Mannen</text:p>
          </table:table-cell>
          <table:table-cell office:value-type="float" office:value="20540" table:style-name="ce10">
            <text:p>20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Mannen</text:p>
          </table:table-cell>
          <table:table-cell office:value-type="float" office:value="9153" table:style-name="ce10">
            <text:p>91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Mannen</text:p>
          </table:table-cell>
          <table:table-cell office:value-type="float" office:value="2230" table:style-name="ce10">
            <text:p>2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Mannen</text:p>
          </table:table-cell>
          <table:table-cell office:value-type="float" office:value="2871" table:style-name="ce10">
            <text:p>2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Mannen</text:p>
          </table:table-cell>
          <table:table-cell office:value-type="float" office:value="2703" table:style-name="ce10">
            <text:p>27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Mannen</text:p>
          </table:table-cell>
          <table:table-cell office:value-type="float" office:value="6640" table:style-name="ce10">
            <text:p>6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Mannen</text:p>
          </table:table-cell>
          <table:table-cell office:value-type="float" office:value="10363" table:style-name="ce10">
            <text:p>103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Mannen</text:p>
          </table:table-cell>
          <table:table-cell office:value-type="float" office:value="1593" table:style-name="ce10">
            <text:p>1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Mannen</text:p>
          </table:table-cell>
          <table:table-cell office:value-type="float" office:value="496" table:style-name="ce10">
            <text:p>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Mannen</text:p>
          </table:table-cell>
          <table:table-cell office:value-type="float" office:value="15965" table:style-name="ce10">
            <text:p>159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Mannen</text:p>
          </table:table-cell>
          <table:table-cell office:value-type="float" office:value="5165" table:style-name="ce10">
            <text:p>5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Mannen</text:p>
          </table:table-cell>
          <table:table-cell office:value-type="float" office:value="19807" table:style-name="ce10">
            <text:p>19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Mannen</text:p>
          </table:table-cell>
          <table:table-cell office:value-type="float" office:value="122" table:style-name="ce10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Mannen</text:p>
          </table:table-cell>
          <table:table-cell office:value-type="float" office:value="26214" table:style-name="ce10">
            <text:p>262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Mannen</text:p>
          </table:table-cell>
          <table:table-cell office:value-type="float" office:value="3138" table:style-name="ce10">
            <text:p>31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Mannen</text:p>
          </table:table-cell>
          <table:table-cell office:value-type="float" office:value="2021" table:style-name="ce10">
            <text:p>2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Mannen</text:p>
          </table:table-cell>
          <table:table-cell office:value-type="float" office:value="4878" table:style-name="ce10">
            <text:p>48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Mannen</text:p>
          </table:table-cell>
          <table:table-cell office:value-type="float" office:value="3304" table:style-name="ce10">
            <text:p>3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Mannen</text:p>
          </table:table-cell>
          <table:table-cell office:value-type="float" office:value="6360" table:style-name="ce10">
            <text:p>63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Mannen</text:p>
          </table:table-cell>
          <table:table-cell office:value-type="float" office:value="5074" table:style-name="ce10">
            <text:p>50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Mannen</text:p>
          </table:table-cell>
          <table:table-cell office:value-type="float" office:value="1780" table:style-name="ce10">
            <text:p>1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Mannen</text:p>
          </table:table-cell>
          <table:table-cell office:value-type="float" office:value="2386" table:style-name="ce10">
            <text:p>2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Mannen</text:p>
          </table:table-cell>
          <table:table-cell office:value-type="float" office:value="13593" table:style-name="ce10">
            <text:p>13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Mannen</text:p>
          </table:table-cell>
          <table:table-cell office:value-type="float" office:value="19967" table:style-name="ce10">
            <text:p>199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Mannen</text:p>
          </table:table-cell>
          <table:table-cell office:value-type="float" office:value="4618" table:style-name="ce10">
            <text:p>4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Mannen</text:p>
          </table:table-cell>
          <table:table-cell office:value-type="float" office:value="1072" table:style-name="ce10">
            <text:p>10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Mannen</text:p>
          </table:table-cell>
          <table:table-cell office:value-type="float" office:value="10712" table:style-name="ce10">
            <text:p>107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Mannen</text:p>
          </table:table-cell>
          <table:table-cell office:value-type="float" office:value="5297" table:style-name="ce10">
            <text:p>5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Mannen</text:p>
          </table:table-cell>
          <table:table-cell office:value-type="float" office:value="8721" table:style-name="ce10">
            <text:p>8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Mannen</text:p>
          </table:table-cell>
          <table:table-cell office:value-type="float" office:value="2110" table:style-name="ce10">
            <text:p>2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Mannen</text:p>
          </table:table-cell>
          <table:table-cell office:value-type="float" office:value="9592" table:style-name="ce10">
            <text:p>9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Mannen</text:p>
          </table:table-cell>
          <table:table-cell office:value-type="float" office:value="3387" table:style-name="ce10">
            <text:p>3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Mannen</text:p>
          </table:table-cell>
          <table:table-cell office:value-type="float" office:value="41316" table:style-name="ce10">
            <text:p>41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Mannen</text:p>
          </table:table-cell>
          <table:table-cell office:value-type="float" office:value="4771" table:style-name="ce10">
            <text:p>4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Mannen</text:p>
          </table:table-cell>
          <table:table-cell office:value-type="float" office:value="54042" table:style-name="ce10">
            <text:p>54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Mannen</text:p>
          </table:table-cell>
          <table:table-cell office:value-type="float" office:value="11049" table:style-name="ce10">
            <text:p>11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Mannen</text:p>
          </table:table-cell>
          <table:table-cell office:value-type="float" office:value="16254" table:style-name="ce10">
            <text:p>162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Mannen</text:p>
          </table:table-cell>
          <table:table-cell office:value-type="float" office:value="2445" table:style-name="ce10">
            <text:p>2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Mannen</text:p>
          </table:table-cell>
          <table:table-cell office:value-type="float" office:value="28752" table:style-name="ce10">
            <text:p>287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Mannen</text:p>
          </table:table-cell>
          <table:table-cell office:value-type="float" office:value="5891" table:style-name="ce10">
            <text:p>5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Mannen</text:p>
          </table:table-cell>
          <table:table-cell office:value-type="float" office:value="13583" table:style-name="ce10">
            <text:p>13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Mannen</text:p>
          </table:table-cell>
          <table:table-cell office:value-type="float" office:value="9275" table:style-name="ce10">
            <text:p>92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Mannen</text:p>
          </table:table-cell>
          <table:table-cell office:value-type="float" office:value="2269" table:style-name="ce10">
            <text:p>22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Mannen</text:p>
          </table:table-cell>
          <table:table-cell office:value-type="float" office:value="3481" table:style-name="ce10">
            <text:p>3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Mannen</text:p>
          </table:table-cell>
          <table:table-cell office:value-type="float" office:value="5167" table:style-name="ce10">
            <text:p>5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Mannen</text:p>
          </table:table-cell>
          <table:table-cell office:value-type="float" office:value="3151" table:style-name="ce10">
            <text:p>3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Mannen</text:p>
          </table:table-cell>
          <table:table-cell office:value-type="float" office:value="4727" table:style-name="ce10">
            <text:p>4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Mannen</text:p>
          </table:table-cell>
          <table:table-cell office:value-type="float" office:value="2832" table:style-name="ce10">
            <text:p>2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Mannen</text:p>
          </table:table-cell>
          <table:table-cell office:value-type="float" office:value="5155" table:style-name="ce10">
            <text:p>5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Mannen</text:p>
          </table:table-cell>
          <table:table-cell office:value-type="float" office:value="1955" table:style-name="ce10">
            <text:p>1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Mannen</text:p>
          </table:table-cell>
          <table:table-cell office:value-type="float" office:value="10584" table:style-name="ce10">
            <text:p>10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Mannen</text:p>
          </table:table-cell>
          <table:table-cell office:value-type="float" office:value="3157" table:style-name="ce10">
            <text:p>3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Mannen</text:p>
          </table:table-cell>
          <table:table-cell office:value-type="float" office:value="5107" table:style-name="ce10">
            <text:p>51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Mannen</text:p>
          </table:table-cell>
          <table:table-cell office:value-type="float" office:value="9062" table:style-name="ce10">
            <text:p>90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Mannen</text:p>
          </table:table-cell>
          <table:table-cell office:value-type="float" office:value="4076" table:style-name="ce10">
            <text:p>4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Mannen</text:p>
          </table:table-cell>
          <table:table-cell office:value-type="float" office:value="11082" table:style-name="ce10">
            <text:p>11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Mannen</text:p>
          </table:table-cell>
          <table:table-cell office:value-type="float" office:value="4157" table:style-name="ce10">
            <text:p>4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Mannen</text:p>
          </table:table-cell>
          <table:table-cell office:value-type="float" office:value="6437" table:style-name="ce10">
            <text:p>6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Mannen</text:p>
          </table:table-cell>
          <table:table-cell office:value-type="float" office:value="5684" table:style-name="ce10">
            <text:p>5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Mannen</text:p>
          </table:table-cell>
          <table:table-cell office:value-type="float" office:value="11349" table:style-name="ce10">
            <text:p>11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Mannen</text:p>
          </table:table-cell>
          <table:table-cell office:value-type="float" office:value="1480" table:style-name="ce10">
            <text:p>1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Mannen</text:p>
          </table:table-cell>
          <table:table-cell office:value-type="float" office:value="4628" table:style-name="ce10">
            <text:p>4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Mannen</text:p>
          </table:table-cell>
          <table:table-cell office:value-type="float" office:value="2808" table:style-name="ce10">
            <text:p>2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Mannen</text:p>
          </table:table-cell>
          <table:table-cell office:value-type="float" office:value="19428" table:style-name="ce10">
            <text:p>19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Mannen</text:p>
          </table:table-cell>
          <table:table-cell office:value-type="float" office:value="4667" table:style-name="ce10">
            <text:p>4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Mannen</text:p>
          </table:table-cell>
          <table:table-cell office:value-type="float" office:value="4093" table:style-name="ce10">
            <text:p>4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Mannen</text:p>
          </table:table-cell>
          <table:table-cell office:value-type="float" office:value="6095" table:style-name="ce10">
            <text:p>6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Mannen</text:p>
          </table:table-cell>
          <table:table-cell office:value-type="float" office:value="4469" table:style-name="ce10">
            <text:p>44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Mannen</text:p>
          </table:table-cell>
          <table:table-cell office:value-type="float" office:value="3168" table:style-name="ce10">
            <text:p>31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Mannen</text:p>
          </table:table-cell>
          <table:table-cell office:value-type="float" office:value="16513" table:style-name="ce10">
            <text:p>16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Mannen</text:p>
          </table:table-cell>
          <table:table-cell office:value-type="float" office:value="56252" table:style-name="ce10">
            <text:p>56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Mannen</text:p>
          </table:table-cell>
          <table:table-cell office:value-type="float" office:value="6023" table:style-name="ce10">
            <text:p>6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Mannen</text:p>
          </table:table-cell>
          <table:table-cell office:value-type="float" office:value="6954" table:style-name="ce10">
            <text:p>6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Mannen</text:p>
          </table:table-cell>
          <table:table-cell office:value-type="float" office:value="1895" table:style-name="ce10">
            <text:p>1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Mannen</text:p>
          </table:table-cell>
          <table:table-cell office:value-type="float" office:value="3543" table:style-name="ce10">
            <text:p>3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Mannen</text:p>
          </table:table-cell>
          <table:table-cell office:value-type="float" office:value="1000" table:style-name="ce10">
            <text:p>1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Mannen</text:p>
          </table:table-cell>
          <table:table-cell office:value-type="float" office:value="4584" table:style-name="ce10">
            <text:p>4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Mannen</text:p>
          </table:table-cell>
          <table:table-cell office:value-type="float" office:value="2995" table:style-name="ce10">
            <text:p>2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Mannen</text:p>
          </table:table-cell>
          <table:table-cell office:value-type="float" office:value="3483" table:style-name="ce10">
            <text:p>3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Mannen</text:p>
          </table:table-cell>
          <table:table-cell office:value-type="float" office:value="3689" table:style-name="ce10">
            <text:p>36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Mannen</text:p>
          </table:table-cell>
          <table:table-cell office:value-type="float" office:value="10137" table:style-name="ce10">
            <text:p>10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Mannen</text:p>
          </table:table-cell>
          <table:table-cell office:value-type="float" office:value="1591" table:style-name="ce10">
            <text:p>1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Mannen</text:p>
          </table:table-cell>
          <table:table-cell office:value-type="float" office:value="2650" table:style-name="ce10">
            <text:p>2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Mannen</text:p>
          </table:table-cell>
          <table:table-cell office:value-type="float" office:value="3852" table:style-name="ce10">
            <text:p>38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Mannen</text:p>
          </table:table-cell>
          <table:table-cell office:value-type="float" office:value="6727" table:style-name="ce10">
            <text:p>6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Mannen</text:p>
          </table:table-cell>
          <table:table-cell office:value-type="float" office:value="11468" table:style-name="ce10">
            <text:p>11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Mannen</text:p>
          </table:table-cell>
          <table:table-cell office:value-type="float" office:value="19118" table:style-name="ce10">
            <text:p>19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Mannen</text:p>
          </table:table-cell>
          <table:table-cell office:value-type="float" office:value="7564" table:style-name="ce10">
            <text:p>7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Mannen</text:p>
          </table:table-cell>
          <table:table-cell office:value-type="float" office:value="1283" table:style-name="ce10">
            <text:p>1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Mannen</text:p>
          </table:table-cell>
          <table:table-cell office:value-type="float" office:value="5089" table:style-name="ce10">
            <text:p>50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Mannen</text:p>
          </table:table-cell>
          <table:table-cell office:value-type="float" office:value="5350" table:style-name="ce10">
            <text:p>5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Mannen</text:p>
          </table:table-cell>
          <table:table-cell office:value-type="float" office:value="2743" table:style-name="ce10">
            <text:p>2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Mannen</text:p>
          </table:table-cell>
          <table:table-cell office:value-type="float" office:value="2902" table:style-name="ce10">
            <text:p>29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Mannen</text:p>
          </table:table-cell>
          <table:table-cell office:value-type="float" office:value="1673" table:style-name="ce10">
            <text:p>1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Mannen</text:p>
          </table:table-cell>
          <table:table-cell office:value-type="float" office:value="5217" table:style-name="ce10">
            <text:p>52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Mannen</text:p>
          </table:table-cell>
          <table:table-cell office:value-type="float" office:value="9581" table:style-name="ce10">
            <text:p>9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Mannen</text:p>
          </table:table-cell>
          <table:table-cell office:value-type="float" office:value="6351" table:style-name="ce10">
            <text:p>6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Mannen</text:p>
          </table:table-cell>
          <table:table-cell office:value-type="float" office:value="1565" table:style-name="ce10">
            <text:p>1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Mannen</text:p>
          </table:table-cell>
          <table:table-cell office:value-type="float" office:value="3681" table:style-name="ce10">
            <text:p>3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Mannen</text:p>
          </table:table-cell>
          <table:table-cell office:value-type="float" office:value="3616" table:style-name="ce10">
            <text:p>3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Mannen</text:p>
          </table:table-cell>
          <table:table-cell office:value-type="float" office:value="3393" table:style-name="ce10">
            <text:p>33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Mannen</text:p>
          </table:table-cell>
          <table:table-cell office:value-type="float" office:value="14063" table:style-name="ce10">
            <text:p>14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Mannen</text:p>
          </table:table-cell>
          <table:table-cell office:value-type="float" office:value="7778" table:style-name="ce10">
            <text:p>7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Mannen</text:p>
          </table:table-cell>
          <table:table-cell office:value-type="float" office:value="2675" table:style-name="ce10">
            <text:p>2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Mannen</text:p>
          </table:table-cell>
          <table:table-cell office:value-type="float" office:value="7287" table:style-name="ce10">
            <text:p>7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Mannen</text:p>
          </table:table-cell>
          <table:table-cell office:value-type="float" office:value="7841" table:style-name="ce10">
            <text:p>7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Mannen</text:p>
          </table:table-cell>
          <table:table-cell office:value-type="float" office:value="5495" table:style-name="ce10">
            <text:p>5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Mannen</text:p>
          </table:table-cell>
          <table:table-cell office:value-type="float" office:value="1743" table:style-name="ce10">
            <text:p>1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Mannen</text:p>
          </table:table-cell>
          <table:table-cell office:value-type="float" office:value="5332" table:style-name="ce10">
            <text:p>5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Mannen</text:p>
          </table:table-cell>
          <table:table-cell office:value-type="float" office:value="5121" table:style-name="ce10">
            <text:p>5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Mannen</text:p>
          </table:table-cell>
          <table:table-cell office:value-type="float" office:value="29143" table:style-name="ce10">
            <text:p>29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Mannen</text:p>
          </table:table-cell>
          <table:table-cell office:value-type="float" office:value="9381" table:style-name="ce10">
            <text:p>9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Mannen</text:p>
          </table:table-cell>
          <table:table-cell office:value-type="float" office:value="5906" table:style-name="ce10">
            <text:p>5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Mannen</text:p>
          </table:table-cell>
          <table:table-cell office:value-type="float" office:value="5466" table:style-name="ce10">
            <text:p>5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Mannen</text:p>
          </table:table-cell>
          <table:table-cell office:value-type="float" office:value="4512" table:style-name="ce10">
            <text:p>4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Mannen</text:p>
          </table:table-cell>
          <table:table-cell office:value-type="float" office:value="4119" table:style-name="ce10">
            <text:p>41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Mannen</text:p>
          </table:table-cell>
          <table:table-cell office:value-type="float" office:value="1864" table:style-name="ce10">
            <text:p>18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Mannen</text:p>
          </table:table-cell>
          <table:table-cell office:value-type="float" office:value="1108" table:style-name="ce10">
            <text:p>1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Mannen</text:p>
          </table:table-cell>
          <table:table-cell office:value-type="float" office:value="5213" table:style-name="ce10">
            <text:p>5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Mannen</text:p>
          </table:table-cell>
          <table:table-cell office:value-type="float" office:value="1455" table:style-name="ce10">
            <text:p>1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Mannen</text:p>
          </table:table-cell>
          <table:table-cell office:value-type="float" office:value="12945" table:style-name="ce10">
            <text:p>12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Mannen</text:p>
          </table:table-cell>
          <table:table-cell office:value-type="float" office:value="69715" table:style-name="ce10">
            <text:p>697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Mannen</text:p>
          </table:table-cell>
          <table:table-cell office:value-type="float" office:value="3670" table:style-name="ce10">
            <text:p>3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Mannen</text:p>
          </table:table-cell>
          <table:table-cell office:value-type="float" office:value="4919" table:style-name="ce10">
            <text:p>4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Mannen</text:p>
          </table:table-cell>
          <table:table-cell office:value-type="float" office:value="19329" table:style-name="ce10">
            <text:p>19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Mannen</text:p>
          </table:table-cell>
          <table:table-cell office:value-type="float" office:value="12455" table:style-name="ce10">
            <text:p>12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Mannen</text:p>
          </table:table-cell>
          <table:table-cell office:value-type="float" office:value="7702" table:style-name="ce10">
            <text:p>77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Mannen</text:p>
          </table:table-cell>
          <table:table-cell office:value-type="float" office:value="3740" table:style-name="ce10">
            <text:p>3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Mannen</text:p>
          </table:table-cell>
          <table:table-cell office:value-type="float" office:value="3570" table:style-name="ce10">
            <text:p>35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Mannen</text:p>
          </table:table-cell>
          <table:table-cell office:value-type="float" office:value="10777" table:style-name="ce10">
            <text:p>10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Mannen</text:p>
          </table:table-cell>
          <table:table-cell office:value-type="float" office:value="2221" table:style-name="ce10">
            <text:p>2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Mannen</text:p>
          </table:table-cell>
          <table:table-cell office:value-type="float" office:value="12455" table:style-name="ce10">
            <text:p>12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Mannen</text:p>
          </table:table-cell>
          <table:table-cell office:value-type="float" office:value="8522" table:style-name="ce10">
            <text:p>8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Mannen</text:p>
          </table:table-cell>
          <table:table-cell office:value-type="float" office:value="3090" table:style-name="ce10">
            <text:p>3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Mannen</text:p>
          </table:table-cell>
          <table:table-cell office:value-type="float" office:value="6273" table:style-name="ce10">
            <text:p>62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Mannen</text:p>
          </table:table-cell>
          <table:table-cell office:value-type="float" office:value="1170" table:style-name="ce10">
            <text:p>1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Mannen</text:p>
          </table:table-cell>
          <table:table-cell office:value-type="float" office:value="8945" table:style-name="ce10">
            <text:p>8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Mannen</text:p>
          </table:table-cell>
          <table:table-cell office:value-type="float" office:value="448" table:style-name="ce10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Mannen</text:p>
          </table:table-cell>
          <table:table-cell office:value-type="float" office:value="5696" table:style-name="ce10">
            <text:p>56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Mannen</text:p>
          </table:table-cell>
          <table:table-cell office:value-type="float" office:value="9272" table:style-name="ce10">
            <text:p>92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Mannen</text:p>
          </table:table-cell>
          <table:table-cell office:value-type="float" office:value="10867" table:style-name="ce10">
            <text:p>10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Mannen</text:p>
          </table:table-cell>
          <table:table-cell office:value-type="float" office:value="14802" table:style-name="ce10">
            <text:p>14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Mannen</text:p>
          </table:table-cell>
          <table:table-cell office:value-type="float" office:value="4591" table:style-name="ce10">
            <text:p>4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Mannen</text:p>
          </table:table-cell>
          <table:table-cell office:value-type="float" office:value="9086" table:style-name="ce10">
            <text:p>9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Mannen</text:p>
          </table:table-cell>
          <table:table-cell office:value-type="float" office:value="4131" table:style-name="ce10">
            <text:p>4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Mannen</text:p>
          </table:table-cell>
          <table:table-cell office:value-type="float" office:value="2589" table:style-name="ce10">
            <text:p>2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Mannen</text:p>
          </table:table-cell>
          <table:table-cell office:value-type="float" office:value="8849" table:style-name="ce10">
            <text:p>88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Mannen</text:p>
          </table:table-cell>
          <table:table-cell office:value-type="float" office:value="6112" table:style-name="ce10">
            <text:p>6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Mannen</text:p>
          </table:table-cell>
          <table:table-cell office:value-type="float" office:value="2512" table:style-name="ce10">
            <text:p>2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Mannen</text:p>
          </table:table-cell>
          <table:table-cell office:value-type="float" office:value="24271" table:style-name="ce10">
            <text:p>24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Mannen</text:p>
          </table:table-cell>
          <table:table-cell office:value-type="float" office:value="4760" table:style-name="ce10">
            <text:p>47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Mannen</text:p>
          </table:table-cell>
          <table:table-cell office:value-type="float" office:value="12484" table:style-name="ce10">
            <text:p>12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Mannen</text:p>
          </table:table-cell>
          <table:table-cell office:value-type="float" office:value="3737" table:style-name="ce10">
            <text:p>3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Mannen</text:p>
          </table:table-cell>
          <table:table-cell office:value-type="float" office:value="2099" table:style-name="ce10">
            <text:p>2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Mannen</text:p>
          </table:table-cell>
          <table:table-cell office:value-type="float" office:value="3723" table:style-name="ce10">
            <text:p>37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Mannen</text:p>
          </table:table-cell>
          <table:table-cell office:value-type="float" office:value="5101" table:style-name="ce10">
            <text:p>5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Mannen</text:p>
          </table:table-cell>
          <table:table-cell office:value-type="float" office:value="13352" table:style-name="ce10">
            <text:p>13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Mannen</text:p>
          </table:table-cell>
          <table:table-cell office:value-type="float" office:value="25608" table:style-name="ce10">
            <text:p>25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Mannen</text:p>
          </table:table-cell>
          <table:table-cell office:value-type="float" office:value="2522" table:style-name="ce10">
            <text:p>2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Mannen</text:p>
          </table:table-cell>
          <table:table-cell office:value-type="float" office:value="4075" table:style-name="ce10">
            <text:p>4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Mannen</text:p>
          </table:table-cell>
          <table:table-cell office:value-type="float" office:value="10220" table:style-name="ce10">
            <text:p>102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Mannen</text:p>
          </table:table-cell>
          <table:table-cell office:value-type="float" office:value="6373" table:style-name="ce10">
            <text:p>6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Mannen</text:p>
          </table:table-cell>
          <table:table-cell office:value-type="float" office:value="5774" table:style-name="ce10">
            <text:p>5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Mannen</text:p>
          </table:table-cell>
          <table:table-cell office:value-type="float" office:value="4147" table:style-name="ce10">
            <text:p>4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Mannen</text:p>
          </table:table-cell>
          <table:table-cell office:value-type="float" office:value="4671" table:style-name="ce10">
            <text:p>4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Mannen</text:p>
          </table:table-cell>
          <table:table-cell office:value-type="float" office:value="13731" table:style-name="ce10">
            <text:p>13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Mannen</text:p>
          </table:table-cell>
          <table:table-cell office:value-type="float" office:value="2551" table:style-name="ce10">
            <text:p>2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Mannen</text:p>
          </table:table-cell>
          <table:table-cell office:value-type="float" office:value="6465" table:style-name="ce10">
            <text:p>6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Mannen</text:p>
          </table:table-cell>
          <table:table-cell office:value-type="float" office:value="9040" table:style-name="ce10">
            <text:p>9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Mannen</text:p>
          </table:table-cell>
          <table:table-cell office:value-type="float" office:value="2146" table:style-name="ce10">
            <text:p>21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Mannen</text:p>
          </table:table-cell>
          <table:table-cell office:value-type="float" office:value="5125" table:style-name="ce10">
            <text:p>51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Mannen</text:p>
          </table:table-cell>
          <table:table-cell office:value-type="float" office:value="29978" table:style-name="ce10">
            <text:p>29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Mannen</text:p>
          </table:table-cell>
          <table:table-cell office:value-type="float" office:value="1834" table:style-name="ce10">
            <text:p>1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Mannen</text:p>
          </table:table-cell>
          <table:table-cell office:value-type="float" office:value="10541" table:style-name="ce10">
            <text:p>10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Mannen</text:p>
          </table:table-cell>
          <table:table-cell office:value-type="float" office:value="13838" table:style-name="ce10">
            <text:p>13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Mannen</text:p>
          </table:table-cell>
          <table:table-cell office:value-type="float" office:value="6899" table:style-name="ce10">
            <text:p>6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Mannen</text:p>
          </table:table-cell>
          <table:table-cell office:value-type="float" office:value="4119" table:style-name="ce10">
            <text:p>41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Mannen</text:p>
          </table:table-cell>
          <table:table-cell office:value-type="float" office:value="6408" table:style-name="ce10">
            <text:p>64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Mannen</text:p>
          </table:table-cell>
          <table:table-cell office:value-type="float" office:value="9802" table:style-name="ce10">
            <text:p>9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Mannen</text:p>
          </table:table-cell>
          <table:table-cell office:value-type="float" office:value="15648" table:style-name="ce10">
            <text:p>15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Mannen</text:p>
          </table:table-cell>
          <table:table-cell office:value-type="float" office:value="1886" table:style-name="ce10">
            <text:p>1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Mannen</text:p>
          </table:table-cell>
          <table:table-cell office:value-type="float" office:value="4086" table:style-name="ce10">
            <text:p>4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Mannen</text:p>
          </table:table-cell>
          <table:table-cell office:value-type="float" office:value="21858" table:style-name="ce10">
            <text:p>21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Mannen</text:p>
          </table:table-cell>
          <table:table-cell office:value-type="float" office:value="8280" table:style-name="ce10">
            <text:p>8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Mannen</text:p>
          </table:table-cell>
          <table:table-cell office:value-type="float" office:value="22858" table:style-name="ce10">
            <text:p>22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Mannen</text:p>
          </table:table-cell>
          <table:table-cell office:value-type="float" office:value="1193" table:style-name="ce10">
            <text:p>1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Mannen</text:p>
          </table:table-cell>
          <table:table-cell office:value-type="float" office:value="698" table:style-name="ce10">
            <text:p>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Mannen</text:p>
          </table:table-cell>
          <table:table-cell office:value-type="float" office:value="6727" table:style-name="ce10">
            <text:p>6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Mannen</text:p>
          </table:table-cell>
          <table:table-cell office:value-type="float" office:value="5194" table:style-name="ce10">
            <text:p>5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Mannen</text:p>
          </table:table-cell>
          <table:table-cell office:value-type="float" office:value="2912" table:style-name="ce10">
            <text:p>2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Mannen</text:p>
          </table:table-cell>
          <table:table-cell office:value-type="float" office:value="12092" table:style-name="ce10">
            <text:p>12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Mannen</text:p>
          </table:table-cell>
          <table:table-cell office:value-type="float" office:value="22393" table:style-name="ce10">
            <text:p>223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Mannen</text:p>
          </table:table-cell>
          <table:table-cell office:value-type="float" office:value="9244" table:style-name="ce10">
            <text:p>92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Mannen</text:p>
          </table:table-cell>
          <table:table-cell office:value-type="float" office:value="18983" table:style-name="ce10">
            <text:p>189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Mannen</text:p>
          </table:table-cell>
          <table:table-cell office:value-type="float" office:value="2362" table:style-name="ce10">
            <text:p>2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Mannen</text:p>
          </table:table-cell>
          <table:table-cell office:value-type="float" office:value="3153" table:style-name="ce10">
            <text:p>31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Mannen</text:p>
          </table:table-cell>
          <table:table-cell office:value-type="float" office:value="16122" table:style-name="ce10">
            <text:p>16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Mannen</text:p>
          </table:table-cell>
          <table:table-cell office:value-type="float" office:value="29978" table:style-name="ce10">
            <text:p>29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Mannen</text:p>
          </table:table-cell>
          <table:table-cell office:value-type="float" office:value="13535" table:style-name="ce10">
            <text:p>135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Mannen</text:p>
          </table:table-cell>
          <table:table-cell office:value-type="float" office:value="1568" table:style-name="ce10">
            <text:p>1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Mannen</text:p>
          </table:table-cell>
          <table:table-cell office:value-type="float" office:value="283157" table:style-name="ce10">
            <text:p>2831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Mannen</text:p>
          </table:table-cell>
          <table:table-cell office:value-type="float" office:value="7191" table:style-name="ce10">
            <text:p>7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Mannen</text:p>
          </table:table-cell>
          <table:table-cell office:value-type="float" office:value="565" table:style-name="ce10">
            <text:p>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Mannen</text:p>
          </table:table-cell>
          <table:table-cell office:value-type="float" office:value="10936" table:style-name="ce10">
            <text:p>109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Mannen</text:p>
          </table:table-cell>
          <table:table-cell office:value-type="float" office:value="3577" table:style-name="ce10">
            <text:p>3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Mannen</text:p>
          </table:table-cell>
          <table:table-cell office:value-type="float" office:value="1791" table:style-name="ce10">
            <text:p>17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Mannen</text:p>
          </table:table-cell>
          <table:table-cell office:value-type="float" office:value="3732" table:style-name="ce10">
            <text:p>3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Mannen</text:p>
          </table:table-cell>
          <table:table-cell office:value-type="float" office:value="4352" table:style-name="ce10">
            <text:p>4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Mannen</text:p>
          </table:table-cell>
          <table:table-cell office:value-type="float" office:value="7110" table:style-name="ce10">
            <text:p>7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Mannen</text:p>
          </table:table-cell>
          <table:table-cell office:value-type="float" office:value="8366" table:style-name="ce10">
            <text:p>8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Mannen</text:p>
          </table:table-cell>
          <table:table-cell office:value-type="float" office:value="3883" table:style-name="ce10">
            <text:p>3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Mannen</text:p>
          </table:table-cell>
          <table:table-cell office:value-type="float" office:value="6798" table:style-name="ce10">
            <text:p>6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Mannen</text:p>
          </table:table-cell>
          <table:table-cell office:value-type="float" office:value="2190" table:style-name="ce10">
            <text:p>2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Mannen</text:p>
          </table:table-cell>
          <table:table-cell office:value-type="float" office:value="4383" table:style-name="ce10">
            <text:p>4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Mannen</text:p>
          </table:table-cell>
          <table:table-cell office:value-type="float" office:value="34255" table:style-name="ce10">
            <text:p>342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Mannen</text:p>
          </table:table-cell>
          <table:table-cell office:value-type="float" office:value="442" table:style-name="ce10">
            <text:p>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Mannen</text:p>
          </table:table-cell>
          <table:table-cell office:value-type="float" office:value="10808" table:style-name="ce10">
            <text:p>10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Mannen</text:p>
          </table:table-cell>
          <table:table-cell office:value-type="float" office:value="6898" table:style-name="ce10">
            <text:p>68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Mannen</text:p>
          </table:table-cell>
          <table:table-cell office:value-type="float" office:value="4322" table:style-name="ce10">
            <text:p>4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Mannen</text:p>
          </table:table-cell>
          <table:table-cell office:value-type="float" office:value="3972" table:style-name="ce10">
            <text:p>3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Mannen</text:p>
          </table:table-cell>
          <table:table-cell office:value-type="float" office:value="5582" table:style-name="ce10">
            <text:p>5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Mannen</text:p>
          </table:table-cell>
          <table:table-cell office:value-type="float" office:value="3354" table:style-name="ce10">
            <text:p>3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Mannen</text:p>
          </table:table-cell>
          <table:table-cell office:value-type="float" office:value="3554" table:style-name="ce10">
            <text:p>3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Mannen</text:p>
          </table:table-cell>
          <table:table-cell office:value-type="float" office:value="5950" table:style-name="ce10">
            <text:p>5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Mannen</text:p>
          </table:table-cell>
          <table:table-cell office:value-type="float" office:value="1739" table:style-name="ce10">
            <text:p>1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Mannen</text:p>
          </table:table-cell>
          <table:table-cell office:value-type="float" office:value="1205" table:style-name="ce10">
            <text:p>1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Mannen</text:p>
          </table:table-cell>
          <table:table-cell office:value-type="float" office:value="6209" table:style-name="ce10">
            <text:p>6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Mannen</text:p>
          </table:table-cell>
          <table:table-cell office:value-type="float" office:value="8400" table:style-name="ce10">
            <text:p>8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Mannen</text:p>
          </table:table-cell>
          <table:table-cell office:value-type="float" office:value="22656" table:style-name="ce10">
            <text:p>22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Mannen</text:p>
          </table:table-cell>
          <table:table-cell office:value-type="float" office:value="12364" table:style-name="ce10">
            <text:p>12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Mannen</text:p>
          </table:table-cell>
          <table:table-cell office:value-type="float" office:value="4335" table:style-name="ce10">
            <text:p>43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Mannen</text:p>
          </table:table-cell>
          <table:table-cell office:value-type="float" office:value="11339" table:style-name="ce10">
            <text:p>113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Mannen</text:p>
          </table:table-cell>
          <table:table-cell office:value-type="float" office:value="7151" table:style-name="ce10">
            <text:p>7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Mannen</text:p>
          </table:table-cell>
          <table:table-cell office:value-type="float" office:value="1388" table:style-name="ce10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Mannen</text:p>
          </table:table-cell>
          <table:table-cell office:value-type="float" office:value="24636" table:style-name="ce10">
            <text:p>24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Mannen</text:p>
          </table:table-cell>
          <table:table-cell office:value-type="float" office:value="4705" table:style-name="ce10">
            <text:p>4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Mannen</text:p>
          </table:table-cell>
          <table:table-cell office:value-type="float" office:value="14245" table:style-name="ce10">
            <text:p>14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Mannen</text:p>
          </table:table-cell>
          <table:table-cell office:value-type="float" office:value="20126" table:style-name="ce10">
            <text:p>20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Mannen</text:p>
          </table:table-cell>
          <table:table-cell office:value-type="float" office:value="8771" table:style-name="ce10">
            <text:p>8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Mannen</text:p>
          </table:table-cell>
          <table:table-cell office:value-type="float" office:value="7428" table:style-name="ce10">
            <text:p>7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Mannen</text:p>
          </table:table-cell>
          <table:table-cell office:value-type="float" office:value="34309" table:style-name="ce10">
            <text:p>34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Mannen</text:p>
          </table:table-cell>
          <table:table-cell office:value-type="float" office:value="4850" table:style-name="ce10">
            <text:p>4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Mannen</text:p>
          </table:table-cell>
          <table:table-cell office:value-type="float" office:value="3665" table:style-name="ce10">
            <text:p>36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Mannen</text:p>
          </table:table-cell>
          <table:table-cell office:value-type="float" office:value="16269" table:style-name="ce10">
            <text:p>162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Mannen</text:p>
          </table:table-cell>
          <table:table-cell office:value-type="float" office:value="1464" table:style-name="ce10">
            <text:p>1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Mannen</text:p>
          </table:table-cell>
          <table:table-cell office:value-type="float" office:value="6991" table:style-name="ce10">
            <text:p>6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Mannen</text:p>
          </table:table-cell>
          <table:table-cell office:value-type="float" office:value="9333" table:style-name="ce10">
            <text:p>93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Mannen</text:p>
          </table:table-cell>
          <table:table-cell office:value-type="float" office:value="7112" table:style-name="ce10">
            <text:p>71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Mannen</text:p>
          </table:table-cell>
          <table:table-cell office:value-type="float" office:value="2374" table:style-name="ce10">
            <text:p>2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Mannen</text:p>
          </table:table-cell>
          <table:table-cell office:value-type="float" office:value="10465" table:style-name="ce10">
            <text:p>10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Mannen</text:p>
          </table:table-cell>
          <table:table-cell office:value-type="float" office:value="13495" table:style-name="ce10">
            <text:p>13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Mannen</text:p>
          </table:table-cell>
          <table:table-cell office:value-type="float" office:value="814" table:style-name="ce10">
            <text:p>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Mannen</text:p>
          </table:table-cell>
          <table:table-cell office:value-type="float" office:value="2486" table:style-name="ce10">
            <text:p>2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Mannen</text:p>
          </table:table-cell>
          <table:table-cell office:value-type="float" office:value="4320" table:style-name="ce10">
            <text:p>43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Mannen</text:p>
          </table:table-cell>
          <table:table-cell office:value-type="float" office:value="6521" table:style-name="ce10">
            <text:p>6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Mannen</text:p>
          </table:table-cell>
          <table:table-cell office:value-type="float" office:value="4308" table:style-name="ce10">
            <text:p>4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Mannen</text:p>
          </table:table-cell>
          <table:table-cell office:value-type="float" office:value="9312" table:style-name="ce10">
            <text:p>9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Mannen</text:p>
          </table:table-cell>
          <table:table-cell office:value-type="float" office:value="4506" table:style-name="ce10">
            <text:p>4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Mannen</text:p>
          </table:table-cell>
          <table:table-cell office:value-type="float" office:value="17505" table:style-name="ce10">
            <text:p>175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Mannen</text:p>
          </table:table-cell>
          <table:table-cell office:value-type="float" office:value="2356" table:style-name="ce10">
            <text:p>2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Mannen</text:p>
          </table:table-cell>
          <table:table-cell office:value-type="float" office:value="2768" table:style-name="ce10">
            <text:p>2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Mannen</text:p>
          </table:table-cell>
          <table:table-cell office:value-type="float" office:value="6327" table:style-name="ce10">
            <text:p>63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Mannen</text:p>
          </table:table-cell>
          <table:table-cell office:value-type="float" office:value="9647" table:style-name="ce10">
            <text:p>9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Mannen</text:p>
          </table:table-cell>
          <table:table-cell office:value-type="float" office:value="1316" table:style-name="ce10">
            <text:p>13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Mannen</text:p>
          </table:table-cell>
          <table:table-cell office:value-type="float" office:value="16008" table:style-name="ce10">
            <text:p>160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Mannen</text:p>
          </table:table-cell>
          <table:table-cell office:value-type="float" office:value="78247" table:style-name="ce10">
            <text:p>782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Mannen</text:p>
          </table:table-cell>
          <table:table-cell office:value-type="float" office:value="9598" table:style-name="ce10">
            <text:p>9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Mannen</text:p>
          </table:table-cell>
          <table:table-cell office:value-type="float" office:value="15154" table:style-name="ce10">
            <text:p>151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Mannen</text:p>
          </table:table-cell>
          <table:table-cell office:value-type="float" office:value="4768" table:style-name="ce10">
            <text:p>4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Mannen</text:p>
          </table:table-cell>
          <table:table-cell office:value-type="float" office:value="18273" table:style-name="ce10">
            <text:p>182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Mannen</text:p>
          </table:table-cell>
          <table:table-cell office:value-type="float" office:value="4705" table:style-name="ce10">
            <text:p>4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Mannen</text:p>
          </table:table-cell>
          <table:table-cell office:value-type="float" office:value="4876" table:style-name="ce10">
            <text:p>4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Mannen</text:p>
          </table:table-cell>
          <table:table-cell office:value-type="float" office:value="11474" table:style-name="ce10">
            <text:p>11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Mannen</text:p>
          </table:table-cell>
          <table:table-cell office:value-type="float" office:value="5728" table:style-name="ce10">
            <text:p>5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Mannen</text:p>
          </table:table-cell>
          <table:table-cell office:value-type="float" office:value="6730" table:style-name="ce10">
            <text:p>67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Mannen</text:p>
          </table:table-cell>
          <table:table-cell office:value-type="float" office:value="109968" table:style-name="ce10">
            <text:p>1099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Mannen</text:p>
          </table:table-cell>
          <table:table-cell office:value-type="float" office:value="5442" table:style-name="ce10">
            <text:p>5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Mannen</text:p>
          </table:table-cell>
          <table:table-cell office:value-type="float" office:value="6317" table:style-name="ce10">
            <text:p>6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Mannen</text:p>
          </table:table-cell>
          <table:table-cell office:value-type="float" office:value="1649" table:style-name="ce10">
            <text:p>1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Mannen</text:p>
          </table:table-cell>
          <table:table-cell office:value-type="float" office:value="9015" table:style-name="ce10">
            <text:p>9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Mannen</text:p>
          </table:table-cell>
          <table:table-cell office:value-type="float" office:value="3068" table:style-name="ce10">
            <text:p>30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Mannen</text:p>
          </table:table-cell>
          <table:table-cell office:value-type="float" office:value="15141" table:style-name="ce10">
            <text:p>151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Mannen</text:p>
          </table:table-cell>
          <table:table-cell office:value-type="float" office:value="13926" table:style-name="ce10">
            <text:p>13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Mannen</text:p>
          </table:table-cell>
          <table:table-cell office:value-type="float" office:value="24497" table:style-name="ce10">
            <text:p>24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Mannen</text:p>
          </table:table-cell>
          <table:table-cell office:value-type="float" office:value="2439" table:style-name="ce10">
            <text:p>2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Mannen</text:p>
          </table:table-cell>
          <table:table-cell office:value-type="float" office:value="13049" table:style-name="ce10">
            <text:p>13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Mannen</text:p>
          </table:table-cell>
          <table:table-cell office:value-type="float" office:value="19847" table:style-name="ce10">
            <text:p>198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Mannen</text:p>
          </table:table-cell>
          <table:table-cell office:value-type="float" office:value="29487" table:style-name="ce10">
            <text:p>29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Mannen</text:p>
          </table:table-cell>
          <table:table-cell office:value-type="float" office:value="3674" table:style-name="ce10">
            <text:p>3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Mannen</text:p>
          </table:table-cell>
          <table:table-cell office:value-type="float" office:value="31838" table:style-name="ce10">
            <text:p>31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Mannen</text:p>
          </table:table-cell>
          <table:table-cell office:value-type="float" office:value="17288" table:style-name="ce10">
            <text:p>17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Mannen</text:p>
          </table:table-cell>
          <table:table-cell office:value-type="float" office:value="2653" table:style-name="ce10">
            <text:p>2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Mannen</text:p>
          </table:table-cell>
          <table:table-cell office:value-type="float" office:value="9608" table:style-name="ce10">
            <text:p>9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Mannen</text:p>
          </table:table-cell>
          <table:table-cell office:value-type="float" office:value="4143" table:style-name="ce10">
            <text:p>4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Mannen</text:p>
          </table:table-cell>
          <table:table-cell office:value-type="float" office:value="35887" table:style-name="ce10">
            <text:p>35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Mannen</text:p>
          </table:table-cell>
          <table:table-cell office:value-type="float" office:value="8067" table:style-name="ce10">
            <text:p>8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Mannen</text:p>
          </table:table-cell>
          <table:table-cell office:value-type="float" office:value="1866" table:style-name="ce10">
            <text:p>1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Mannen</text:p>
          </table:table-cell>
          <table:table-cell office:value-type="float" office:value="7546" table:style-name="ce10">
            <text:p>7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Mannen</text:p>
          </table:table-cell>
          <table:table-cell office:value-type="float" office:value="540" table:style-name="ce10">
            <text:p>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Mannen</text:p>
          </table:table-cell>
          <table:table-cell office:value-type="float" office:value="8070" table:style-name="ce10">
            <text:p>80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Mannen</text:p>
          </table:table-cell>
          <table:table-cell office:value-type="float" office:value="21756" table:style-name="ce10">
            <text:p>21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Mannen</text:p>
          </table:table-cell>
          <table:table-cell office:value-type="float" office:value="4764" table:style-name="ce10">
            <text:p>4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Mannen</text:p>
          </table:table-cell>
          <table:table-cell office:value-type="float" office:value="1429" table:style-name="ce10">
            <text:p>1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Mannen</text:p>
          </table:table-cell>
          <table:table-cell office:value-type="float" office:value="6636" table:style-name="ce10">
            <text:p>6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Mannen</text:p>
          </table:table-cell>
          <table:table-cell office:value-type="float" office:value="18731" table:style-name="ce10">
            <text:p>18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Mannen</text:p>
          </table:table-cell>
          <table:table-cell office:value-type="float" office:value="5251" table:style-name="ce10">
            <text:p>5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Mannen</text:p>
          </table:table-cell>
          <table:table-cell office:value-type="float" office:value="10802" table:style-name="ce10">
            <text:p>108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Mannen</text:p>
          </table:table-cell>
          <table:table-cell office:value-type="float" office:value="12023" table:style-name="ce10">
            <text:p>12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Mannen</text:p>
          </table:table-cell>
          <table:table-cell office:value-type="float" office:value="4159" table:style-name="ce10">
            <text:p>41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Mannen</text:p>
          </table:table-cell>
          <table:table-cell office:value-type="float" office:value="4860" table:style-name="ce10">
            <text:p>4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Mannen</text:p>
          </table:table-cell>
          <table:table-cell office:value-type="float" office:value="9423" table:style-name="ce10">
            <text:p>94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Mannen</text:p>
          </table:table-cell>
          <table:table-cell office:value-type="float" office:value="11833" table:style-name="ce10">
            <text:p>11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Mannen</text:p>
          </table:table-cell>
          <table:table-cell office:value-type="float" office:value="7582" table:style-name="ce10">
            <text:p>7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Mannen</text:p>
          </table:table-cell>
          <table:table-cell office:value-type="float" office:value="14216" table:style-name="ce10">
            <text:p>14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Mannen</text:p>
          </table:table-cell>
          <table:table-cell office:value-type="float" office:value="12614" table:style-name="ce10">
            <text:p>12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Mannen</text:p>
          </table:table-cell>
          <table:table-cell office:value-type="float" office:value="16263" table:style-name="ce10">
            <text:p>16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Mannen</text:p>
          </table:table-cell>
          <table:table-cell office:value-type="float" office:value="2570" table:style-name="ce10">
            <text:p>25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Mannen</text:p>
          </table:table-cell>
          <table:table-cell office:value-type="float" office:value="2418" table:style-name="ce10">
            <text:p>24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Mannen</text:p>
          </table:table-cell>
          <table:table-cell office:value-type="float" office:value="4387" table:style-name="ce10">
            <text:p>4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Mannen</text:p>
          </table:table-cell>
          <table:table-cell office:value-type="float" office:value="2506" table:style-name="ce10">
            <text:p>2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Mannen</text:p>
          </table:table-cell>
          <table:table-cell office:value-type="float" office:value="12537" table:style-name="ce10">
            <text:p>12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Mannen</text:p>
          </table:table-cell>
          <table:table-cell office:value-type="float" office:value="7835" table:style-name="ce10">
            <text:p>7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Mannen</text:p>
          </table:table-cell>
          <table:table-cell office:value-type="float" office:value="4543" table:style-name="ce10">
            <text:p>4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Mannen</text:p>
          </table:table-cell>
          <table:table-cell office:value-type="float" office:value="20315" table:style-name="ce10">
            <text:p>203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Mannen</text:p>
          </table:table-cell>
          <table:table-cell office:value-type="float" office:value="8883" table:style-name="ce10">
            <text:p>8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Mannen</text:p>
          </table:table-cell>
          <table:table-cell office:value-type="float" office:value="3311" table:style-name="ce10">
            <text:p>3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Mannen</text:p>
          </table:table-cell>
          <table:table-cell office:value-type="float" office:value="9368" table:style-name="ce10">
            <text:p>93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Mannen</text:p>
          </table:table-cell>
          <table:table-cell office:value-type="float" office:value="3704" table:style-name="ce10">
            <text:p>37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Mannen</text:p>
          </table:table-cell>
          <table:table-cell office:value-type="float" office:value="1086" table:style-name="ce10">
            <text:p>1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Mannen</text:p>
          </table:table-cell>
          <table:table-cell office:value-type="float" office:value="8518" table:style-name="ce10">
            <text:p>8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Mannen</text:p>
          </table:table-cell>
          <table:table-cell office:value-type="float" office:value="3927" table:style-name="ce10">
            <text:p>3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Mannen</text:p>
          </table:table-cell>
          <table:table-cell office:value-type="float" office:value="932" table:style-name="ce10">
            <text:p>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Mannen</text:p>
          </table:table-cell>
          <table:table-cell office:value-type="float" office:value="6508" table:style-name="ce10">
            <text:p>6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Mannen</text:p>
          </table:table-cell>
          <table:table-cell office:value-type="float" office:value="2698" table:style-name="ce10">
            <text:p>2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Mannen</text:p>
          </table:table-cell>
          <table:table-cell office:value-type="float" office:value="7669" table:style-name="ce10">
            <text:p>7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Mannen</text:p>
          </table:table-cell>
          <table:table-cell office:value-type="float" office:value="1375" table:style-name="ce10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Mannen</text:p>
          </table:table-cell>
          <table:table-cell office:value-type="float" office:value="12205" table:style-name="ce10">
            <text:p>12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Mannen</text:p>
          </table:table-cell>
          <table:table-cell office:value-type="float" office:value="6751" table:style-name="ce10">
            <text:p>6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Mannen</text:p>
          </table:table-cell>
          <table:table-cell office:value-type="float" office:value="11329" table:style-name="ce10">
            <text:p>11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Mannen</text:p>
          </table:table-cell>
          <table:table-cell office:value-type="float" office:value="4131" table:style-name="ce10">
            <text:p>4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Mannen</text:p>
          </table:table-cell>
          <table:table-cell office:value-type="float" office:value="5909" table:style-name="ce10">
            <text:p>5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Mannen</text:p>
          </table:table-cell>
          <table:table-cell office:value-type="float" office:value="17181" table:style-name="ce10">
            <text:p>17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Mannen</text:p>
          </table:table-cell>
          <table:table-cell office:value-type="float" office:value="706" table:style-name="ce10">
            <text:p>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Mannen</text:p>
          </table:table-cell>
          <table:table-cell office:value-type="float" office:value="3714" table:style-name="ce10">
            <text:p>3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Mannen</text:p>
          </table:table-cell>
          <table:table-cell office:value-type="float" office:value="2496" table:style-name="ce10">
            <text:p>2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Mannen</text:p>
          </table:table-cell>
          <table:table-cell office:value-type="float" office:value="8189" table:style-name="ce10">
            <text:p>81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Mannen</text:p>
          </table:table-cell>
          <table:table-cell office:value-type="float" office:value="1750" table:style-name="ce10">
            <text:p>1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Mannen</text:p>
          </table:table-cell>
          <table:table-cell office:value-type="float" office:value="9189" table:style-name="ce10">
            <text:p>91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Mannen</text:p>
          </table:table-cell>
          <table:table-cell office:value-type="float" office:value="6533" table:style-name="ce10">
            <text:p>6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Mannen</text:p>
          </table:table-cell>
          <table:table-cell office:value-type="float" office:value="13933" table:style-name="ce10">
            <text:p>13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Mannen</text:p>
          </table:table-cell>
          <table:table-cell office:value-type="float" office:value="9905" table:style-name="ce10">
            <text:p>9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Mannen</text:p>
          </table:table-cell>
          <table:table-cell office:value-type="float" office:value="1609" table:style-name="ce10">
            <text:p>16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Mannen</text:p>
          </table:table-cell>
          <table:table-cell office:value-type="float" office:value="3963" table:style-name="ce10">
            <text:p>3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Mannen</text:p>
          </table:table-cell>
          <table:table-cell office:value-type="float" office:value="5237" table:style-name="ce10">
            <text:p>5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Mannen</text:p>
          </table:table-cell>
          <table:table-cell office:value-type="float" office:value="17352" table:style-name="ce10">
            <text:p>17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Mannen</text:p>
          </table:table-cell>
          <table:table-cell office:value-type="float" office:value="3794" table:style-name="ce10">
            <text:p>3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Mannen</text:p>
          </table:table-cell>
          <table:table-cell office:value-type="float" office:value="5760" table:style-name="ce10">
            <text:p>57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Mannen</text:p>
          </table:table-cell>
          <table:table-cell office:value-type="float" office:value="2617" table:style-name="ce10">
            <text:p>2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Mannen</text:p>
          </table:table-cell>
          <table:table-cell office:value-type="float" office:value="5004" table:style-name="ce10">
            <text:p>5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Mannen</text:p>
          </table:table-cell>
          <table:table-cell office:value-type="float" office:value="6780" table:style-name="ce10">
            <text:p>6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Mannen</text:p>
          </table:table-cell>
          <table:table-cell office:value-type="float" office:value="4392" table:style-name="ce10">
            <text:p>43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Mannen</text:p>
          </table:table-cell>
          <table:table-cell office:value-type="float" office:value="5841" table:style-name="ce10">
            <text:p>5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Mannen</text:p>
          </table:table-cell>
          <table:table-cell office:value-type="float" office:value="7468" table:style-name="ce10">
            <text:p>7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Mannen</text:p>
          </table:table-cell>
          <table:table-cell office:value-type="float" office:value="64676" table:style-name="ce10">
            <text:p>64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Mannen</text:p>
          </table:table-cell>
          <table:table-cell office:value-type="float" office:value="4895" table:style-name="ce10">
            <text:p>48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Mannen</text:p>
          </table:table-cell>
          <table:table-cell office:value-type="float" office:value="7391" table:style-name="ce10">
            <text:p>7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Mannen</text:p>
          </table:table-cell>
          <table:table-cell office:value-type="float" office:value="6608" table:style-name="ce10">
            <text:p>6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Mannen</text:p>
          </table:table-cell>
          <table:table-cell office:value-type="float" office:value="2979" table:style-name="ce10">
            <text:p>2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Mannen</text:p>
          </table:table-cell>
          <table:table-cell office:value-type="float" office:value="2900" table:style-name="ce10">
            <text:p>29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Mannen</text:p>
          </table:table-cell>
          <table:table-cell office:value-type="float" office:value="4185" table:style-name="ce10">
            <text:p>4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Mannen</text:p>
          </table:table-cell>
          <table:table-cell office:value-type="float" office:value="27757" table:style-name="ce10">
            <text:p>27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Mannen</text:p>
          </table:table-cell>
          <table:table-cell office:value-type="float" office:value="5672" table:style-name="ce10">
            <text:p>56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Mannen</text:p>
          </table:table-cell>
          <table:table-cell office:value-type="float" office:value="13348" table:style-name="ce10">
            <text:p>13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Mannen</text:p>
          </table:table-cell>
          <table:table-cell office:value-type="float" office:value="7911" table:style-name="ce10">
            <text:p>7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Mannen</text:p>
          </table:table-cell>
          <table:table-cell office:value-type="float" office:value="1492" table:style-name="ce10">
            <text:p>1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Mannen</text:p>
          </table:table-cell>
          <table:table-cell office:value-type="float" office:value="3248" table:style-name="ce10">
            <text:p>3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Mannen</text:p>
          </table:table-cell>
          <table:table-cell office:value-type="float" office:value="4807" table:style-name="ce10">
            <text:p>4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Mannen</text:p>
          </table:table-cell>
          <table:table-cell office:value-type="float" office:value="5681" table:style-name="ce10">
            <text:p>5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Mannen</text:p>
          </table:table-cell>
          <table:table-cell office:value-type="float" office:value="48799" table:style-name="ce10">
            <text:p>48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Mannen</text:p>
          </table:table-cell>
          <table:table-cell office:value-type="float" office:value="4263" table:style-name="ce10">
            <text:p>4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Mannen</text:p>
          </table:table-cell>
          <table:table-cell office:value-type="float" office:value="8601" table:style-name="ce10">
            <text:p>86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Mannen</text:p>
          </table:table-cell>
          <table:table-cell office:value-type="float" office:value="5353" table:style-name="ce10">
            <text:p>53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Mannen</text:p>
          </table:table-cell>
          <table:table-cell office:value-type="float" office:value="4906" table:style-name="ce10">
            <text:p>4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Mannen</text:p>
          </table:table-cell>
          <table:table-cell office:value-type="float" office:value="6927" table:style-name="ce10">
            <text:p>6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Mannen</text:p>
          </table:table-cell>
          <table:table-cell office:value-type="float" office:value="14998" table:style-name="ce10">
            <text:p>14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Mannen</text:p>
          </table:table-cell>
          <table:table-cell office:value-type="float" office:value="2223" table:style-name="ce10">
            <text:p>2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Mannen</text:p>
          </table:table-cell>
          <table:table-cell office:value-type="float" office:value="1430" table:style-name="ce10">
            <text:p>1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Mannen</text:p>
          </table:table-cell>
          <table:table-cell office:value-type="float" office:value="20637" table:style-name="ce10">
            <text:p>20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Mannen</text:p>
          </table:table-cell>
          <table:table-cell office:value-type="float" office:value="46021" table:style-name="ce10">
            <text:p>46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entraal persoonsregister (CPR)</text:p>
          </table:table-cell>
          <table:table-cell office:value-type="string" table:style-name="ce9">
            <text:p>Mannen</text:p>
          </table:table-cell>
          <table:table-cell office:value-type="float" office:value="1390" table:style-name="ce10">
            <text:p>1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 en Hun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burg</text:p>
          </table:table-cell>
          <table:table-cell office:value-type="string" table:style-name="ce9">
            <text:p>Vrouwen</text:p>
          </table:table-cell>
          <table:table-cell office:value-type="float" office:value="5366" table:style-name="ce10">
            <text:p>5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Vrouwen</text:p>
          </table:table-cell>
          <table:table-cell office:value-type="float" office:value="11208" table:style-name="ce10">
            <text:p>11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Vrouwen</text:p>
          </table:table-cell>
          <table:table-cell office:value-type="float" office:value="9115" table:style-name="ce10">
            <text:p>91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Vrouwen</text:p>
          </table:table-cell>
          <table:table-cell office:value-type="float" office:value="4478" table:style-name="ce10">
            <text:p>4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Vrouwen</text:p>
          </table:table-cell>
          <table:table-cell office:value-type="float" office:value="1849" table:style-name="ce10">
            <text:p>18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Vrouwen</text:p>
          </table:table-cell>
          <table:table-cell office:value-type="float" office:value="3005" table:style-name="ce10">
            <text:p>30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Vrouwen</text:p>
          </table:table-cell>
          <table:table-cell office:value-type="float" office:value="4004" table:style-name="ce10">
            <text:p>4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Vrouwen</text:p>
          </table:table-cell>
          <table:table-cell office:value-type="float" office:value="13669" table:style-name="ce10">
            <text:p>13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Vrouwen</text:p>
          </table:table-cell>
          <table:table-cell office:value-type="float" office:value="2413" table:style-name="ce10">
            <text:p>2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Vrouwen</text:p>
          </table:table-cell>
          <table:table-cell office:value-type="float" office:value="8825" table:style-name="ce10">
            <text:p>8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Vrouwen</text:p>
          </table:table-cell>
          <table:table-cell office:value-type="float" office:value="7162" table:style-name="ce10">
            <text:p>7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Vrouwen</text:p>
          </table:table-cell>
          <table:table-cell office:value-type="float" office:value="6805" table:style-name="ce10">
            <text:p>68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Vrouwen</text:p>
          </table:table-cell>
          <table:table-cell office:value-type="float" office:value="46440" table:style-name="ce10">
            <text:p>46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Vrouwen</text:p>
          </table:table-cell>
          <table:table-cell office:value-type="float" office:value="32078" table:style-name="ce10">
            <text:p>320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Vrouwen</text:p>
          </table:table-cell>
          <table:table-cell office:value-type="float" office:value="39246" table:style-name="ce10">
            <text:p>39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Vrouwen</text:p>
          </table:table-cell>
          <table:table-cell office:value-type="float" office:value="31577" table:style-name="ce10">
            <text:p>31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Vrouwen</text:p>
          </table:table-cell>
          <table:table-cell office:value-type="float" office:value="2929" table:style-name="ce10">
            <text:p>2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Vrouwen</text:p>
          </table:table-cell>
          <table:table-cell office:value-type="float" office:value="2634" table:style-name="ce10">
            <text:p>2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Vrouwen</text:p>
          </table:table-cell>
          <table:table-cell office:value-type="float" office:value="1613" table:style-name="ce10">
            <text:p>1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Vrouwen</text:p>
          </table:table-cell>
          <table:table-cell office:value-type="float" office:value="3442" table:style-name="ce10">
            <text:p>3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Vrouwen</text:p>
          </table:table-cell>
          <table:table-cell office:value-type="float" office:value="53000" table:style-name="ce10">
            <text:p>53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Vrouwen</text:p>
          </table:table-cell>
          <table:table-cell office:value-type="float" office:value="2184" table:style-name="ce10">
            <text:p>21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Vrouwen</text:p>
          </table:table-cell>
          <table:table-cell office:value-type="float" office:value="36726" table:style-name="ce10">
            <text:p>36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Vrouwen</text:p>
          </table:table-cell>
          <table:table-cell office:value-type="float" office:value="359152" table:style-name="ce10">
            <text:p>359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Vrouwen</text:p>
          </table:table-cell>
          <table:table-cell office:value-type="float" office:value="2871" table:style-name="ce10">
            <text:p>2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Vrouwen</text:p>
          </table:table-cell>
          <table:table-cell office:value-type="float" office:value="2170" table:style-name="ce10">
            <text:p>2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Vrouwen</text:p>
          </table:table-cell>
          <table:table-cell office:value-type="float" office:value="3720" table:style-name="ce10">
            <text:p>37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Vrouwen</text:p>
          </table:table-cell>
          <table:table-cell office:value-type="float" office:value="6158" table:style-name="ce10">
            <text:p>6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Vrouwen</text:p>
          </table:table-cell>
          <table:table-cell office:value-type="float" office:value="75917" table:style-name="ce10">
            <text:p>75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Vrouwen</text:p>
          </table:table-cell>
          <table:table-cell office:value-type="float" office:value="6430" table:style-name="ce10">
            <text:p>6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Vrouwen</text:p>
          </table:table-cell>
          <table:table-cell office:value-type="float" office:value="4350" table:style-name="ce10">
            <text:p>4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Vrouwen</text:p>
          </table:table-cell>
          <table:table-cell office:value-type="float" office:value="2348" table:style-name="ce10">
            <text:p>23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Vrouwen</text:p>
          </table:table-cell>
          <table:table-cell office:value-type="float" office:value="68281" table:style-name="ce10">
            <text:p>682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Vrouwen</text:p>
          </table:table-cell>
          <table:table-cell office:value-type="float" office:value="26162" table:style-name="ce10">
            <text:p>26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Vrouwen</text:p>
          </table:table-cell>
          <table:table-cell office:value-type="float" office:value="7511" table:style-name="ce10">
            <text:p>75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Vrouwen</text:p>
          </table:table-cell>
          <table:table-cell office:value-type="float" office:value="7076" table:style-name="ce10">
            <text:p>7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Vrouwen</text:p>
          </table:table-cell>
          <table:table-cell office:value-type="float" office:value="6051" table:style-name="ce10">
            <text:p>6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Vrouwen</text:p>
          </table:table-cell>
          <table:table-cell office:value-type="float" office:value="2859" table:style-name="ce10">
            <text:p>28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Vrouwen</text:p>
          </table:table-cell>
          <table:table-cell office:value-type="float" office:value="13014" table:style-name="ce10">
            <text:p>130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Vrouwen</text:p>
          </table:table-cell>
          <table:table-cell office:value-type="float" office:value="1267" table:style-name="ce10">
            <text:p>1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Vrouwen</text:p>
          </table:table-cell>
          <table:table-cell office:value-type="float" office:value="3887" table:style-name="ce10">
            <text:p>3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Vrouwen</text:p>
          </table:table-cell>
          <table:table-cell office:value-type="float" office:value="10136" table:style-name="ce10">
            <text:p>10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Vrouwen</text:p>
          </table:table-cell>
          <table:table-cell office:value-type="float" office:value="21324" table:style-name="ce10">
            <text:p>21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Vrouwen</text:p>
          </table:table-cell>
          <table:table-cell office:value-type="float" office:value="2590" table:style-name="ce10">
            <text:p>25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Vrouwen</text:p>
          </table:table-cell>
          <table:table-cell office:value-type="float" office:value="5027" table:style-name="ce10">
            <text:p>5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Vrouwen</text:p>
          </table:table-cell>
          <table:table-cell office:value-type="float" office:value="880" table:style-name="ce10">
            <text:p>8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Vrouwen</text:p>
          </table:table-cell>
          <table:table-cell office:value-type="float" office:value="8249" table:style-name="ce10">
            <text:p>82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Vrouwen</text:p>
          </table:table-cell>
          <table:table-cell office:value-type="float" office:value="4587" table:style-name="ce10">
            <text:p>4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Vrouwen</text:p>
          </table:table-cell>
          <table:table-cell office:value-type="float" office:value="3855" table:style-name="ce10">
            <text:p>3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Vrouwen</text:p>
          </table:table-cell>
          <table:table-cell office:value-type="float" office:value="1525" table:style-name="ce10">
            <text:p>1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Vrouwen</text:p>
          </table:table-cell>
          <table:table-cell office:value-type="float" office:value="3581" table:style-name="ce10">
            <text:p>3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Vrouwen</text:p>
          </table:table-cell>
          <table:table-cell office:value-type="float" office:value="6299" table:style-name="ce10">
            <text:p>6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Vrouwen</text:p>
          </table:table-cell>
          <table:table-cell office:value-type="float" office:value="6938" table:style-name="ce10">
            <text:p>6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Vrouwen</text:p>
          </table:table-cell>
          <table:table-cell office:value-type="float" office:value="2552" table:style-name="ce10">
            <text:p>2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Vrouwen</text:p>
          </table:table-cell>
          <table:table-cell office:value-type="float" office:value="4668" table:style-name="ce10">
            <text:p>4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Vrouwen</text:p>
          </table:table-cell>
          <table:table-cell office:value-type="float" office:value="7857" table:style-name="ce10">
            <text:p>7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Vrouwen</text:p>
          </table:table-cell>
          <table:table-cell office:value-type="float" office:value="2861" table:style-name="ce10">
            <text:p>2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Vrouwen</text:p>
          </table:table-cell>
          <table:table-cell office:value-type="float" office:value="1763" table:style-name="ce10">
            <text:p>17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Vrouwen</text:p>
          </table:table-cell>
          <table:table-cell office:value-type="float" office:value="4592" table:style-name="ce10">
            <text:p>4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Vrouwen</text:p>
          </table:table-cell>
          <table:table-cell office:value-type="float" office:value="6318" table:style-name="ce10">
            <text:p>6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Vrouwen</text:p>
          </table:table-cell>
          <table:table-cell office:value-type="float" office:value="7463" table:style-name="ce10">
            <text:p>74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Vrouwen</text:p>
          </table:table-cell>
          <table:table-cell office:value-type="float" office:value="23960" table:style-name="ce10">
            <text:p>23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Vrouwen</text:p>
          </table:table-cell>
          <table:table-cell office:value-type="float" office:value="4978" table:style-name="ce10">
            <text:p>4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Vrouwen</text:p>
          </table:table-cell>
          <table:table-cell office:value-type="float" office:value="8790" table:style-name="ce10">
            <text:p>8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Vrouwen</text:p>
          </table:table-cell>
          <table:table-cell office:value-type="float" office:value="2783" table:style-name="ce10">
            <text:p>27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Vrouwen</text:p>
          </table:table-cell>
          <table:table-cell office:value-type="float" office:value="3866" table:style-name="ce10">
            <text:p>3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Vrouwen</text:p>
          </table:table-cell>
          <table:table-cell office:value-type="float" office:value="7652" table:style-name="ce10">
            <text:p>7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Vrouwen</text:p>
          </table:table-cell>
          <table:table-cell office:value-type="float" office:value="5135" table:style-name="ce10">
            <text:p>5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Vrouwen</text:p>
          </table:table-cell>
          <table:table-cell office:value-type="float" office:value="4327" table:style-name="ce10">
            <text:p>43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Vrouwen</text:p>
          </table:table-cell>
          <table:table-cell office:value-type="float" office:value="6061" table:style-name="ce10">
            <text:p>6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Vrouwen</text:p>
          </table:table-cell>
          <table:table-cell office:value-type="float" office:value="11106" table:style-name="ce10">
            <text:p>111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Vrouwen</text:p>
          </table:table-cell>
          <table:table-cell office:value-type="float" office:value="11177" table:style-name="ce10">
            <text:p>11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Vrouwen</text:p>
          </table:table-cell>
          <table:table-cell office:value-type="float" office:value="17891" table:style-name="ce10">
            <text:p>17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Vrouwen</text:p>
          </table:table-cell>
          <table:table-cell office:value-type="float" office:value="4841" table:style-name="ce10">
            <text:p>4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Vrouwen</text:p>
          </table:table-cell>
          <table:table-cell office:value-type="float" office:value="17478" table:style-name="ce10">
            <text:p>17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Vrouwen</text:p>
          </table:table-cell>
          <table:table-cell office:value-type="float" office:value="9165" table:style-name="ce10">
            <text:p>9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Vrouwen</text:p>
          </table:table-cell>
          <table:table-cell office:value-type="float" office:value="4961" table:style-name="ce10">
            <text:p>49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Vrouwen</text:p>
          </table:table-cell>
          <table:table-cell office:value-type="float" office:value="5465" table:style-name="ce10">
            <text:p>5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Vrouwen</text:p>
          </table:table-cell>
          <table:table-cell office:value-type="float" office:value="4497" table:style-name="ce10">
            <text:p>4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Vrouwen</text:p>
          </table:table-cell>
          <table:table-cell office:value-type="float" office:value="9207" table:style-name="ce10">
            <text:p>9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Vrouwen</text:p>
          </table:table-cell>
          <table:table-cell office:value-type="float" office:value="8728" table:style-name="ce10">
            <text:p>8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Vrouwen</text:p>
          </table:table-cell>
          <table:table-cell office:value-type="float" office:value="9229" table:style-name="ce10">
            <text:p>9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Vrouwen</text:p>
          </table:table-cell>
          <table:table-cell office:value-type="float" office:value="4179" table:style-name="ce10">
            <text:p>4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Vrouwen</text:p>
          </table:table-cell>
          <table:table-cell office:value-type="float" office:value="3332" table:style-name="ce10">
            <text:p>3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Vrouwen</text:p>
          </table:table-cell>
          <table:table-cell office:value-type="float" office:value="4950" table:style-name="ce10">
            <text:p>4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Vrouwen</text:p>
          </table:table-cell>
          <table:table-cell office:value-type="float" office:value="4917" table:style-name="ce10">
            <text:p>4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Vrouwen</text:p>
          </table:table-cell>
          <table:table-cell office:value-type="float" office:value="6416" table:style-name="ce10">
            <text:p>6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Vrouwen</text:p>
          </table:table-cell>
          <table:table-cell office:value-type="float" office:value="7068" table:style-name="ce10">
            <text:p>70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Vrouwen</text:p>
          </table:table-cell>
          <table:table-cell office:value-type="float" office:value="10806" table:style-name="ce10">
            <text:p>10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Vrouwen</text:p>
          </table:table-cell>
          <table:table-cell office:value-type="float" office:value="10035" table:style-name="ce10">
            <text:p>10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Vrouwen</text:p>
          </table:table-cell>
          <table:table-cell office:value-type="float" office:value="7266" table:style-name="ce10">
            <text:p>7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Vrouwen</text:p>
          </table:table-cell>
          <table:table-cell office:value-type="float" office:value="7455" table:style-name="ce10">
            <text:p>7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Vrouwen</text:p>
          </table:table-cell>
          <table:table-cell office:value-type="float" office:value="12671" table:style-name="ce10">
            <text:p>12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Vrouwen</text:p>
          </table:table-cell>
          <table:table-cell office:value-type="float" office:value="3255" table:style-name="ce10">
            <text:p>32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Vrouwen</text:p>
          </table:table-cell>
          <table:table-cell office:value-type="float" office:value="64503" table:style-name="ce10">
            <text:p>64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Vrouwen</text:p>
          </table:table-cell>
          <table:table-cell office:value-type="float" office:value="5923" table:style-name="ce10">
            <text:p>5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Vrouwen</text:p>
          </table:table-cell>
          <table:table-cell office:value-type="float" office:value="6872" table:style-name="ce10">
            <text:p>6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Vrouwen</text:p>
          </table:table-cell>
          <table:table-cell office:value-type="float" office:value="7530" table:style-name="ce10">
            <text:p>7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Vrouwen</text:p>
          </table:table-cell>
          <table:table-cell office:value-type="float" office:value="1389" table:style-name="ce10">
            <text:p>1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Vrouwen</text:p>
          </table:table-cell>
          <table:table-cell office:value-type="float" office:value="899" table:style-name="ce10">
            <text:p>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Vrouwen</text:p>
          </table:table-cell>
          <table:table-cell office:value-type="float" office:value="1804" table:style-name="ce10">
            <text:p>1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Vrouwen</text:p>
          </table:table-cell>
          <table:table-cell office:value-type="float" office:value="1603" table:style-name="ce10">
            <text:p>1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Vrouwen</text:p>
          </table:table-cell>
          <table:table-cell office:value-type="float" office:value="10341" table:style-name="ce10">
            <text:p>10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Vrouwen</text:p>
          </table:table-cell>
          <table:table-cell office:value-type="float" office:value="15218" table:style-name="ce10">
            <text:p>15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Vrouwen</text:p>
          </table:table-cell>
          <table:table-cell office:value-type="float" office:value="5871" table:style-name="ce10">
            <text:p>58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Vrouwen</text:p>
          </table:table-cell>
          <table:table-cell office:value-type="float" office:value="6982" table:style-name="ce10">
            <text:p>69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Vrouwen</text:p>
          </table:table-cell>
          <table:table-cell office:value-type="float" office:value="9233" table:style-name="ce10">
            <text:p>9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Vrouwen</text:p>
          </table:table-cell>
          <table:table-cell office:value-type="float" office:value="4955" table:style-name="ce10">
            <text:p>49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Vrouwen</text:p>
          </table:table-cell>
          <table:table-cell office:value-type="float" office:value="17011" table:style-name="ce10">
            <text:p>17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Vrouwen</text:p>
          </table:table-cell>
          <table:table-cell office:value-type="float" office:value="30099" table:style-name="ce10">
            <text:p>30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Vrouwen</text:p>
          </table:table-cell>
          <table:table-cell office:value-type="float" office:value="11359" table:style-name="ce10">
            <text:p>11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Vrouwen</text:p>
          </table:table-cell>
          <table:table-cell office:value-type="float" office:value="1813" table:style-name="ce10">
            <text:p>18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Vrouwen</text:p>
          </table:table-cell>
          <table:table-cell office:value-type="float" office:value="7314" table:style-name="ce10">
            <text:p>7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Vrouwen</text:p>
          </table:table-cell>
          <table:table-cell office:value-type="float" office:value="1209" table:style-name="ce10">
            <text:p>1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Vrouwen</text:p>
          </table:table-cell>
          <table:table-cell office:value-type="float" office:value="5974" table:style-name="ce10">
            <text:p>59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Vrouwen</text:p>
          </table:table-cell>
          <table:table-cell office:value-type="float" office:value="8692" table:style-name="ce10">
            <text:p>8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Vrouwen</text:p>
          </table:table-cell>
          <table:table-cell office:value-type="float" office:value="11189" table:style-name="ce10">
            <text:p>111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Vrouwen</text:p>
          </table:table-cell>
          <table:table-cell office:value-type="float" office:value="2737" table:style-name="ce10">
            <text:p>27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Vrouwen</text:p>
          </table:table-cell>
          <table:table-cell office:value-type="float" office:value="7569" table:style-name="ce10">
            <text:p>7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Vrouwen</text:p>
          </table:table-cell>
          <table:table-cell office:value-type="float" office:value="9657" table:style-name="ce10">
            <text:p>9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Vrouwen</text:p>
          </table:table-cell>
          <table:table-cell office:value-type="float" office:value="42879" table:style-name="ce10">
            <text:p>42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Vrouwen</text:p>
          </table:table-cell>
          <table:table-cell office:value-type="float" office:value="15842" table:style-name="ce10">
            <text:p>15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Vrouwen</text:p>
          </table:table-cell>
          <table:table-cell office:value-type="float" office:value="6115" table:style-name="ce10">
            <text:p>61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Vrouwen</text:p>
          </table:table-cell>
          <table:table-cell office:value-type="float" office:value="14567" table:style-name="ce10">
            <text:p>145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Vrouwen</text:p>
          </table:table-cell>
          <table:table-cell office:value-type="float" office:value="34849" table:style-name="ce10">
            <text:p>348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Vrouwen</text:p>
          </table:table-cell>
          <table:table-cell office:value-type="float" office:value="8002" table:style-name="ce10">
            <text:p>80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Vrouwen</text:p>
          </table:table-cell>
          <table:table-cell office:value-type="float" office:value="10055" table:style-name="ce10">
            <text:p>10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Vrouwen</text:p>
          </table:table-cell>
          <table:table-cell office:value-type="float" office:value="1336" table:style-name="ce10">
            <text:p>1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Vrouwen</text:p>
          </table:table-cell>
          <table:table-cell office:value-type="float" office:value="5204" table:style-name="ce10">
            <text:p>5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Vrouwen</text:p>
          </table:table-cell>
          <table:table-cell office:value-type="float" office:value="1927" table:style-name="ce10">
            <text:p>1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Vrouwen</text:p>
          </table:table-cell>
          <table:table-cell office:value-type="float" office:value="1770" table:style-name="ce10">
            <text:p>17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Vrouwen</text:p>
          </table:table-cell>
          <table:table-cell office:value-type="float" office:value="2705" table:style-name="ce10">
            <text:p>2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Vrouwen</text:p>
          </table:table-cell>
          <table:table-cell office:value-type="float" office:value="4135" table:style-name="ce10">
            <text:p>41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Vrouwen</text:p>
          </table:table-cell>
          <table:table-cell office:value-type="float" office:value="3807" table:style-name="ce10">
            <text:p>3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Vrouwen</text:p>
          </table:table-cell>
          <table:table-cell office:value-type="float" office:value="2000" table:style-name="ce10">
            <text:p>2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Vrouwen</text:p>
          </table:table-cell>
          <table:table-cell office:value-type="float" office:value="5336" table:style-name="ce10">
            <text:p>5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Vrouwen</text:p>
          </table:table-cell>
          <table:table-cell office:value-type="float" office:value="21324" table:style-name="ce10">
            <text:p>21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Vrouwen</text:p>
          </table:table-cell>
          <table:table-cell office:value-type="float" office:value="2052" table:style-name="ce10">
            <text:p>20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Vrouwen</text:p>
          </table:table-cell>
          <table:table-cell office:value-type="float" office:value="10588" table:style-name="ce10">
            <text:p>105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Vrouwen</text:p>
          </table:table-cell>
          <table:table-cell office:value-type="float" office:value="12095" table:style-name="ce10">
            <text:p>120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Vrouwen</text:p>
          </table:table-cell>
          <table:table-cell office:value-type="float" office:value="5604" table:style-name="ce10">
            <text:p>5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Vrouwen</text:p>
          </table:table-cell>
          <table:table-cell office:value-type="float" office:value="56473" table:style-name="ce10">
            <text:p>564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Vrouwen</text:p>
          </table:table-cell>
          <table:table-cell office:value-type="float" office:value="4379" table:style-name="ce10">
            <text:p>4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Vrouwen</text:p>
          </table:table-cell>
          <table:table-cell office:value-type="float" office:value="9652" table:style-name="ce10">
            <text:p>9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Vrouwen</text:p>
          </table:table-cell>
          <table:table-cell office:value-type="float" office:value="12340" table:style-name="ce10">
            <text:p>12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Vrouwen</text:p>
          </table:table-cell>
          <table:table-cell office:value-type="float" office:value="9015" table:style-name="ce10">
            <text:p>9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Vrouwen</text:p>
          </table:table-cell>
          <table:table-cell office:value-type="float" office:value="7761" table:style-name="ce10">
            <text:p>77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Vrouwen</text:p>
          </table:table-cell>
          <table:table-cell office:value-type="float" office:value="2686" table:style-name="ce10">
            <text:p>2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Vrouwen</text:p>
          </table:table-cell>
          <table:table-cell office:value-type="float" office:value="7938" table:style-name="ce10">
            <text:p>7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Vrouwen</text:p>
          </table:table-cell>
          <table:table-cell office:value-type="float" office:value="2120" table:style-name="ce10">
            <text:p>2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Vrouwen</text:p>
          </table:table-cell>
          <table:table-cell office:value-type="float" office:value="3019" table:style-name="ce10">
            <text:p>30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Vrouwen</text:p>
          </table:table-cell>
          <table:table-cell office:value-type="float" office:value="1907" table:style-name="ce10">
            <text:p>19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Vrouwen</text:p>
          </table:table-cell>
          <table:table-cell office:value-type="float" office:value="8630" table:style-name="ce10">
            <text:p>8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Vrouwen</text:p>
          </table:table-cell>
          <table:table-cell office:value-type="float" office:value="3239" table:style-name="ce10">
            <text:p>32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Vrouwen</text:p>
          </table:table-cell>
          <table:table-cell office:value-type="float" office:value="12320" table:style-name="ce10">
            <text:p>123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Vrouwen</text:p>
          </table:table-cell>
          <table:table-cell office:value-type="float" office:value="48292" table:style-name="ce10">
            <text:p>48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Vrouwen</text:p>
          </table:table-cell>
          <table:table-cell office:value-type="float" office:value="5367" table:style-name="ce10">
            <text:p>53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Vrouwen</text:p>
          </table:table-cell>
          <table:table-cell office:value-type="float" office:value="3812" table:style-name="ce10">
            <text:p>38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Vrouwen</text:p>
          </table:table-cell>
          <table:table-cell office:value-type="float" office:value="6065" table:style-name="ce10">
            <text:p>60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Vrouwen</text:p>
          </table:table-cell>
          <table:table-cell office:value-type="float" office:value="5616" table:style-name="ce10">
            <text:p>5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Vrouwen</text:p>
          </table:table-cell>
          <table:table-cell office:value-type="float" office:value="7981" table:style-name="ce10">
            <text:p>7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Vrouwen</text:p>
          </table:table-cell>
          <table:table-cell office:value-type="float" office:value="5750" table:style-name="ce10">
            <text:p>5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Vrouwen</text:p>
          </table:table-cell>
          <table:table-cell office:value-type="float" office:value="96196" table:style-name="ce10">
            <text:p>961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Vrouwen</text:p>
          </table:table-cell>
          <table:table-cell office:value-type="float" office:value="10288" table:style-name="ce10">
            <text:p>102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Vrouwen</text:p>
          </table:table-cell>
          <table:table-cell office:value-type="float" office:value="9120" table:style-name="ce10">
            <text:p>9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Vrouwen</text:p>
          </table:table-cell>
          <table:table-cell office:value-type="float" office:value="46782" table:style-name="ce10">
            <text:p>46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Vrouwen</text:p>
          </table:table-cell>
          <table:table-cell office:value-type="float" office:value="8110" table:style-name="ce10">
            <text:p>8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Vrouwen</text:p>
          </table:table-cell>
          <table:table-cell office:value-type="float" office:value="72707" table:style-name="ce10">
            <text:p>727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Vrouwen</text:p>
          </table:table-cell>
          <table:table-cell office:value-type="float" office:value="17250" table:style-name="ce10">
            <text:p>17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Vrouwen</text:p>
          </table:table-cell>
          <table:table-cell office:value-type="float" office:value="13389" table:style-name="ce10">
            <text:p>13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Vrouwen</text:p>
          </table:table-cell>
          <table:table-cell office:value-type="float" office:value="3123" table:style-name="ce10">
            <text:p>3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Vrouwen</text:p>
          </table:table-cell>
          <table:table-cell office:value-type="float" office:value="962" table:style-name="ce10">
            <text:p>9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Vrouwen</text:p>
          </table:table-cell>
          <table:table-cell office:value-type="float" office:value="16488" table:style-name="ce10">
            <text:p>16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Vrouwen</text:p>
          </table:table-cell>
          <table:table-cell office:value-type="float" office:value="4351" table:style-name="ce10">
            <text:p>4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Vrouwen</text:p>
          </table:table-cell>
          <table:table-cell office:value-type="float" office:value="3039" table:style-name="ce10">
            <text:p>3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Vrouwen</text:p>
          </table:table-cell>
          <table:table-cell office:value-type="float" office:value="10457" table:style-name="ce10">
            <text:p>104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Vrouwen</text:p>
          </table:table-cell>
          <table:table-cell office:value-type="float" office:value="4579" table:style-name="ce10">
            <text:p>4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Vrouwen</text:p>
          </table:table-cell>
          <table:table-cell office:value-type="float" office:value="2124" table:style-name="ce10">
            <text:p>2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Vrouwen</text:p>
          </table:table-cell>
          <table:table-cell office:value-type="float" office:value="3297" table:style-name="ce10">
            <text:p>3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Vrouwen</text:p>
          </table:table-cell>
          <table:table-cell office:value-type="float" office:value="2462" table:style-name="ce10">
            <text:p>24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Vrouwen</text:p>
          </table:table-cell>
          <table:table-cell office:value-type="float" office:value="11167" table:style-name="ce10">
            <text:p>11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Vrouwen</text:p>
          </table:table-cell>
          <table:table-cell office:value-type="float" office:value="13043" table:style-name="ce10">
            <text:p>13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Vrouwen</text:p>
          </table:table-cell>
          <table:table-cell office:value-type="float" office:value="17295" table:style-name="ce10">
            <text:p>17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Vrouwen</text:p>
          </table:table-cell>
          <table:table-cell office:value-type="float" office:value="8854" table:style-name="ce10">
            <text:p>8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Vrouwen</text:p>
          </table:table-cell>
          <table:table-cell office:value-type="float" office:value="10105" table:style-name="ce10">
            <text:p>10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Vrouwen</text:p>
          </table:table-cell>
          <table:table-cell office:value-type="float" office:value="3494" table:style-name="ce10">
            <text:p>34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Vrouwen</text:p>
          </table:table-cell>
          <table:table-cell office:value-type="float" office:value="3900" table:style-name="ce10">
            <text:p>39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Vrouwen</text:p>
          </table:table-cell>
          <table:table-cell office:value-type="float" office:value="8003" table:style-name="ce10">
            <text:p>80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Vrouwen</text:p>
          </table:table-cell>
          <table:table-cell office:value-type="float" office:value="7061" table:style-name="ce10">
            <text:p>7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Vrouwen</text:p>
          </table:table-cell>
          <table:table-cell office:value-type="float" office:value="2950" table:style-name="ce10">
            <text:p>2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Vrouwen</text:p>
          </table:table-cell>
          <table:table-cell office:value-type="float" office:value="11262" table:style-name="ce10">
            <text:p>112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Vrouwen</text:p>
          </table:table-cell>
          <table:table-cell office:value-type="float" office:value="5361" table:style-name="ce10">
            <text:p>53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Vrouwen</text:p>
          </table:table-cell>
          <table:table-cell office:value-type="float" office:value="16678" table:style-name="ce10">
            <text:p>16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Vrouwen</text:p>
          </table:table-cell>
          <table:table-cell office:value-type="float" office:value="9523" table:style-name="ce10">
            <text:p>95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Vrouwen</text:p>
          </table:table-cell>
          <table:table-cell office:value-type="float" office:value="5945" table:style-name="ce10">
            <text:p>5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Vrouwen</text:p>
          </table:table-cell>
          <table:table-cell office:value-type="float" office:value="14912" table:style-name="ce10">
            <text:p>14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Vrouwen</text:p>
          </table:table-cell>
          <table:table-cell office:value-type="float" office:value="6814" table:style-name="ce10">
            <text:p>6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Vrouwen</text:p>
          </table:table-cell>
          <table:table-cell office:value-type="float" office:value="33682" table:style-name="ce10">
            <text:p>336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Vrouwen</text:p>
          </table:table-cell>
          <table:table-cell office:value-type="float" office:value="4569" table:style-name="ce10">
            <text:p>4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Vrouwen</text:p>
          </table:table-cell>
          <table:table-cell office:value-type="float" office:value="2699" table:style-name="ce10">
            <text:p>2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Vrouwen</text:p>
          </table:table-cell>
          <table:table-cell office:value-type="float" office:value="2958" table:style-name="ce10">
            <text:p>2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Vrouwen</text:p>
          </table:table-cell>
          <table:table-cell office:value-type="float" office:value="1397" table:style-name="ce10">
            <text:p>1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Vrouwen</text:p>
          </table:table-cell>
          <table:table-cell office:value-type="float" office:value="5229" table:style-name="ce10">
            <text:p>5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Vrouwen</text:p>
          </table:table-cell>
          <table:table-cell office:value-type="float" office:value="4558" table:style-name="ce10">
            <text:p>45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Vrouwen</text:p>
          </table:table-cell>
          <table:table-cell office:value-type="float" office:value="4241" table:style-name="ce10">
            <text:p>4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Vrouwen</text:p>
          </table:table-cell>
          <table:table-cell office:value-type="float" office:value="229776" table:style-name="ce10">
            <text:p>229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Vrouwen</text:p>
          </table:table-cell>
          <table:table-cell office:value-type="float" office:value="1084" table:style-name="ce10">
            <text:p>10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Vrouwen</text:p>
          </table:table-cell>
          <table:table-cell office:value-type="float" office:value="9376" table:style-name="ce10">
            <text:p>9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Vrouwen</text:p>
          </table:table-cell>
          <table:table-cell office:value-type="float" office:value="4507" table:style-name="ce10">
            <text:p>4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Vrouwen</text:p>
          </table:table-cell>
          <table:table-cell office:value-type="float" office:value="9458" table:style-name="ce10">
            <text:p>94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Vrouwen</text:p>
          </table:table-cell>
          <table:table-cell office:value-type="float" office:value="86753" table:style-name="ce10">
            <text:p>86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Vrouwen</text:p>
          </table:table-cell>
          <table:table-cell office:value-type="float" office:value="5517" table:style-name="ce10">
            <text:p>55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Vrouwen</text:p>
          </table:table-cell>
          <table:table-cell office:value-type="float" office:value="3266" table:style-name="ce10">
            <text:p>3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Vrouwen</text:p>
          </table:table-cell>
          <table:table-cell office:value-type="float" office:value="3688" table:style-name="ce10">
            <text:p>3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Vrouwen</text:p>
          </table:table-cell>
          <table:table-cell office:value-type="float" office:value="11197" table:style-name="ce10">
            <text:p>11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Vrouwen</text:p>
          </table:table-cell>
          <table:table-cell office:value-type="float" office:value="2611" table:style-name="ce10">
            <text:p>2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Vrouwen</text:p>
          </table:table-cell>
          <table:table-cell office:value-type="float" office:value="77765" table:style-name="ce10">
            <text:p>77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Vrouwen</text:p>
          </table:table-cell>
          <table:table-cell office:value-type="float" office:value="2593" table:style-name="ce10">
            <text:p>2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Vrouwen</text:p>
          </table:table-cell>
          <table:table-cell office:value-type="float" office:value="48943" table:style-name="ce10">
            <text:p>48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Vrouwen</text:p>
          </table:table-cell>
          <table:table-cell office:value-type="float" office:value="3010" table:style-name="ce10">
            <text:p>3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Vrouwen</text:p>
          </table:table-cell>
          <table:table-cell office:value-type="float" office:value="6330" table:style-name="ce10">
            <text:p>6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Vrouwen</text:p>
          </table:table-cell>
          <table:table-cell office:value-type="float" office:value="7216" table:style-name="ce10">
            <text:p>7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Vrouwen</text:p>
          </table:table-cell>
          <table:table-cell office:value-type="float" office:value="1287" table:style-name="ce10">
            <text:p>1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Vrouwen</text:p>
          </table:table-cell>
          <table:table-cell office:value-type="float" office:value="16010" table:style-name="ce10">
            <text:p>16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Vrouwen</text:p>
          </table:table-cell>
          <table:table-cell office:value-type="float" office:value="18225" table:style-name="ce10">
            <text:p>18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Vrouwen</text:p>
          </table:table-cell>
          <table:table-cell office:value-type="float" office:value="8669" table:style-name="ce10">
            <text:p>8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Vrouwen</text:p>
          </table:table-cell>
          <table:table-cell office:value-type="float" office:value="9671" table:style-name="ce10">
            <text:p>9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Vrouwen</text:p>
          </table:table-cell>
          <table:table-cell office:value-type="float" office:value="6600" table:style-name="ce10">
            <text:p>6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Vrouwen</text:p>
          </table:table-cell>
          <table:table-cell office:value-type="float" office:value="7846" table:style-name="ce10">
            <text:p>7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Vrouwen</text:p>
          </table:table-cell>
          <table:table-cell office:value-type="float" office:value="3889" table:style-name="ce10">
            <text:p>38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Vrouwen</text:p>
          </table:table-cell>
          <table:table-cell office:value-type="float" office:value="3482" table:style-name="ce10">
            <text:p>34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Vrouwen</text:p>
          </table:table-cell>
          <table:table-cell office:value-type="float" office:value="5886" table:style-name="ce10">
            <text:p>58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Vrouwen</text:p>
          </table:table-cell>
          <table:table-cell office:value-type="float" office:value="2867" table:style-name="ce10">
            <text:p>2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Vrouwen</text:p>
          </table:table-cell>
          <table:table-cell office:value-type="float" office:value="5536" table:style-name="ce10">
            <text:p>5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Vrouwen</text:p>
          </table:table-cell>
          <table:table-cell office:value-type="float" office:value="2030" table:style-name="ce10">
            <text:p>20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Vrouwen</text:p>
          </table:table-cell>
          <table:table-cell office:value-type="float" office:value="2227" table:style-name="ce10">
            <text:p>2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Vrouwen</text:p>
          </table:table-cell>
          <table:table-cell office:value-type="float" office:value="16905" table:style-name="ce10">
            <text:p>16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Vrouwen</text:p>
          </table:table-cell>
          <table:table-cell office:value-type="float" office:value="14233" table:style-name="ce10">
            <text:p>14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Vrouwen</text:p>
          </table:table-cell>
          <table:table-cell office:value-type="float" office:value="9207" table:style-name="ce10">
            <text:p>9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Vrouwen</text:p>
          </table:table-cell>
          <table:table-cell office:value-type="float" office:value="19560" table:style-name="ce10">
            <text:p>19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Vrouwen</text:p>
          </table:table-cell>
          <table:table-cell office:value-type="float" office:value="579" table:style-name="ce10">
            <text:p>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Vrouwen</text:p>
          </table:table-cell>
          <table:table-cell office:value-type="float" office:value="17666" table:style-name="ce10">
            <text:p>17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Vrouwen</text:p>
          </table:table-cell>
          <table:table-cell office:value-type="float" office:value="1604" table:style-name="ce10">
            <text:p>1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Vrouwen</text:p>
          </table:table-cell>
          <table:table-cell office:value-type="float" office:value="48321" table:style-name="ce10">
            <text:p>48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Vrouwen</text:p>
          </table:table-cell>
          <table:table-cell office:value-type="float" office:value="5764" table:style-name="ce10">
            <text:p>5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Vrouwen</text:p>
          </table:table-cell>
          <table:table-cell office:value-type="float" office:value="4323" table:style-name="ce10">
            <text:p>4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Vrouwen</text:p>
          </table:table-cell>
          <table:table-cell office:value-type="float" office:value="4613" table:style-name="ce10">
            <text:p>4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Vrouwen</text:p>
          </table:table-cell>
          <table:table-cell office:value-type="float" office:value="7924" table:style-name="ce10">
            <text:p>7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Vrouwen</text:p>
          </table:table-cell>
          <table:table-cell office:value-type="float" office:value="10331" table:style-name="ce10">
            <text:p>10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Vrouwen</text:p>
          </table:table-cell>
          <table:table-cell office:value-type="float" office:value="3679" table:style-name="ce10">
            <text:p>36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Vrouwen</text:p>
          </table:table-cell>
          <table:table-cell office:value-type="float" office:value="8772" table:style-name="ce10">
            <text:p>8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Vrouwen</text:p>
          </table:table-cell>
          <table:table-cell office:value-type="float" office:value="30506" table:style-name="ce10">
            <text:p>305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Vrouwen</text:p>
          </table:table-cell>
          <table:table-cell office:value-type="float" office:value="17238" table:style-name="ce10">
            <text:p>17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Vrouwen</text:p>
          </table:table-cell>
          <table:table-cell office:value-type="float" office:value="17696" table:style-name="ce10">
            <text:p>176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Vrouwen</text:p>
          </table:table-cell>
          <table:table-cell office:value-type="float" office:value="34972" table:style-name="ce10">
            <text:p>349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Vrouwen</text:p>
          </table:table-cell>
          <table:table-cell office:value-type="float" office:value="2353" table:style-name="ce10">
            <text:p>23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Vrouwen</text:p>
          </table:table-cell>
          <table:table-cell office:value-type="float" office:value="9789" table:style-name="ce10">
            <text:p>9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Vrouwen</text:p>
          </table:table-cell>
          <table:table-cell office:value-type="float" office:value="4062" table:style-name="ce10">
            <text:p>40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Vrouwen</text:p>
          </table:table-cell>
          <table:table-cell office:value-type="float" office:value="38706" table:style-name="ce10">
            <text:p>38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Vrouwen</text:p>
          </table:table-cell>
          <table:table-cell office:value-type="float" office:value="1799" table:style-name="ce10">
            <text:p>1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Vrouwen</text:p>
          </table:table-cell>
          <table:table-cell office:value-type="float" office:value="47351" table:style-name="ce10">
            <text:p>47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Vrouwen</text:p>
          </table:table-cell>
          <table:table-cell office:value-type="float" office:value="4268" table:style-name="ce10">
            <text:p>4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Vrouwen</text:p>
          </table:table-cell>
          <table:table-cell office:value-type="float" office:value="6846" table:style-name="ce10">
            <text:p>6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Vrouwen</text:p>
          </table:table-cell>
          <table:table-cell office:value-type="float" office:value="2905" table:style-name="ce10">
            <text:p>2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Vrouwen</text:p>
          </table:table-cell>
          <table:table-cell office:value-type="float" office:value="2997" table:style-name="ce10">
            <text:p>2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Vrouwen</text:p>
          </table:table-cell>
          <table:table-cell office:value-type="float" office:value="10041" table:style-name="ce10">
            <text:p>10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Vrouwen</text:p>
          </table:table-cell>
          <table:table-cell office:value-type="float" office:value="4874" table:style-name="ce10">
            <text:p>4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Vrouwen</text:p>
          </table:table-cell>
          <table:table-cell office:value-type="float" office:value="44480" table:style-name="ce10">
            <text:p>44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Vrouwen</text:p>
          </table:table-cell>
          <table:table-cell office:value-type="float" office:value="4174" table:style-name="ce10">
            <text:p>41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Vrouwen</text:p>
          </table:table-cell>
          <table:table-cell office:value-type="float" office:value="4022" table:style-name="ce10">
            <text:p>40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Vrouwen</text:p>
          </table:table-cell>
          <table:table-cell office:value-type="float" office:value="4380" table:style-name="ce10">
            <text:p>4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Vrouwen</text:p>
          </table:table-cell>
          <table:table-cell office:value-type="float" office:value="3793" table:style-name="ce10">
            <text:p>37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Vrouwen</text:p>
          </table:table-cell>
          <table:table-cell office:value-type="float" office:value="1959" table:style-name="ce10">
            <text:p>19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Vrouwen</text:p>
          </table:table-cell>
          <table:table-cell office:value-type="float" office:value="2996" table:style-name="ce10">
            <text:p>2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Vrouwen</text:p>
          </table:table-cell>
          <table:table-cell office:value-type="float" office:value="3998" table:style-name="ce10">
            <text:p>3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Vrouwen</text:p>
          </table:table-cell>
          <table:table-cell office:value-type="float" office:value="23283" table:style-name="ce10">
            <text:p>23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Vrouwen</text:p>
          </table:table-cell>
          <table:table-cell office:value-type="float" office:value="17357" table:style-name="ce10">
            <text:p>17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Vrouwen</text:p>
          </table:table-cell>
          <table:table-cell office:value-type="float" office:value="29568" table:style-name="ce10">
            <text:p>29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Vrouwen</text:p>
          </table:table-cell>
          <table:table-cell office:value-type="float" office:value="1945" table:style-name="ce10">
            <text:p>1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Vrouwen</text:p>
          </table:table-cell>
          <table:table-cell office:value-type="float" office:value="8800" table:style-name="ce10">
            <text:p>8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Vrouwen</text:p>
          </table:table-cell>
          <table:table-cell office:value-type="float" office:value="13463" table:style-name="ce10">
            <text:p>134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Vrouwen</text:p>
          </table:table-cell>
          <table:table-cell office:value-type="float" office:value="960" table:style-name="ce10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Vrouwen</text:p>
          </table:table-cell>
          <table:table-cell office:value-type="float" office:value="7770" table:style-name="ce10">
            <text:p>77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Vrouwen</text:p>
          </table:table-cell>
          <table:table-cell office:value-type="float" office:value="21461" table:style-name="ce10">
            <text:p>21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Vrouwen</text:p>
          </table:table-cell>
          <table:table-cell office:value-type="float" office:value="9387" table:style-name="ce10">
            <text:p>9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Vrouwen</text:p>
          </table:table-cell>
          <table:table-cell office:value-type="float" office:value="2170" table:style-name="ce10">
            <text:p>2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Vrouwen</text:p>
          </table:table-cell>
          <table:table-cell office:value-type="float" office:value="2782" table:style-name="ce10">
            <text:p>2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Vrouwen</text:p>
          </table:table-cell>
          <table:table-cell office:value-type="float" office:value="2549" table:style-name="ce10">
            <text:p>2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Vrouwen</text:p>
          </table:table-cell>
          <table:table-cell office:value-type="float" office:value="6574" table:style-name="ce10">
            <text:p>6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Vrouwen</text:p>
          </table:table-cell>
          <table:table-cell office:value-type="float" office:value="10654" table:style-name="ce10">
            <text:p>10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Vrouwen</text:p>
          </table:table-cell>
          <table:table-cell office:value-type="float" office:value="1574" table:style-name="ce10">
            <text:p>1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Vrouwen</text:p>
          </table:table-cell>
          <table:table-cell office:value-type="float" office:value="439" table:style-name="ce10">
            <text:p>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Vrouwen</text:p>
          </table:table-cell>
          <table:table-cell office:value-type="float" office:value="16714" table:style-name="ce10">
            <text:p>16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Vrouwen</text:p>
          </table:table-cell>
          <table:table-cell office:value-type="float" office:value="5195" table:style-name="ce10">
            <text:p>51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Vrouwen</text:p>
          </table:table-cell>
          <table:table-cell office:value-type="float" office:value="20289" table:style-name="ce10">
            <text:p>202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Vrouwen</text:p>
          </table:table-cell>
          <table:table-cell office:value-type="float" office:value="108" table:style-name="ce10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Vrouwen</text:p>
          </table:table-cell>
          <table:table-cell office:value-type="float" office:value="27068" table:style-name="ce10">
            <text:p>270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Vrouwen</text:p>
          </table:table-cell>
          <table:table-cell office:value-type="float" office:value="3131" table:style-name="ce10">
            <text:p>3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Vrouwen</text:p>
          </table:table-cell>
          <table:table-cell office:value-type="float" office:value="1842" table:style-name="ce10">
            <text:p>1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Vrouwen</text:p>
          </table:table-cell>
          <table:table-cell office:value-type="float" office:value="4833" table:style-name="ce10">
            <text:p>4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Vrouwen</text:p>
          </table:table-cell>
          <table:table-cell office:value-type="float" office:value="3297" table:style-name="ce10">
            <text:p>3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Vrouwen</text:p>
          </table:table-cell>
          <table:table-cell office:value-type="float" office:value="6205" table:style-name="ce10">
            <text:p>62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Vrouwen</text:p>
          </table:table-cell>
          <table:table-cell office:value-type="float" office:value="4921" table:style-name="ce10">
            <text:p>4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Vrouwen</text:p>
          </table:table-cell>
          <table:table-cell office:value-type="float" office:value="1801" table:style-name="ce10">
            <text:p>1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Vrouwen</text:p>
          </table:table-cell>
          <table:table-cell office:value-type="float" office:value="2285" table:style-name="ce10">
            <text:p>2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Vrouwen</text:p>
          </table:table-cell>
          <table:table-cell office:value-type="float" office:value="13883" table:style-name="ce10">
            <text:p>13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Vrouwen</text:p>
          </table:table-cell>
          <table:table-cell office:value-type="float" office:value="20385" table:style-name="ce10">
            <text:p>20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Vrouwen</text:p>
          </table:table-cell>
          <table:table-cell office:value-type="float" office:value="4774" table:style-name="ce10">
            <text:p>4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Vrouwen</text:p>
          </table:table-cell>
          <table:table-cell office:value-type="float" office:value="1003" table:style-name="ce10">
            <text:p>10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Vrouwen</text:p>
          </table:table-cell>
          <table:table-cell office:value-type="float" office:value="10593" table:style-name="ce10">
            <text:p>10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Vrouwen</text:p>
          </table:table-cell>
          <table:table-cell office:value-type="float" office:value="6080" table:style-name="ce10">
            <text:p>6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Vrouwen</text:p>
          </table:table-cell>
          <table:table-cell office:value-type="float" office:value="8693" table:style-name="ce10">
            <text:p>86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Vrouwen</text:p>
          </table:table-cell>
          <table:table-cell office:value-type="float" office:value="1941" table:style-name="ce10">
            <text:p>19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Vrouwen</text:p>
          </table:table-cell>
          <table:table-cell office:value-type="float" office:value="9789" table:style-name="ce10">
            <text:p>9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Vrouwen</text:p>
          </table:table-cell>
          <table:table-cell office:value-type="float" office:value="3390" table:style-name="ce10">
            <text:p>3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Vrouwen</text:p>
          </table:table-cell>
          <table:table-cell office:value-type="float" office:value="44377" table:style-name="ce10">
            <text:p>443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Vrouwen</text:p>
          </table:table-cell>
          <table:table-cell office:value-type="float" office:value="4678" table:style-name="ce10">
            <text:p>4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Vrouwen</text:p>
          </table:table-cell>
          <table:table-cell office:value-type="float" office:value="57893" table:style-name="ce10">
            <text:p>578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Vrouwen</text:p>
          </table:table-cell>
          <table:table-cell office:value-type="float" office:value="11581" table:style-name="ce10">
            <text:p>11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Vrouwen</text:p>
          </table:table-cell>
          <table:table-cell office:value-type="float" office:value="16938" table:style-name="ce10">
            <text:p>16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Vrouwen</text:p>
          </table:table-cell>
          <table:table-cell office:value-type="float" office:value="2266" table:style-name="ce10">
            <text:p>2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Vrouwen</text:p>
          </table:table-cell>
          <table:table-cell office:value-type="float" office:value="29310" table:style-name="ce10">
            <text:p>29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Vrouwen</text:p>
          </table:table-cell>
          <table:table-cell office:value-type="float" office:value="5726" table:style-name="ce10">
            <text:p>5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Vrouwen</text:p>
          </table:table-cell>
          <table:table-cell office:value-type="float" office:value="13879" table:style-name="ce10">
            <text:p>13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Vrouwen</text:p>
          </table:table-cell>
          <table:table-cell office:value-type="float" office:value="8882" table:style-name="ce10">
            <text:p>88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Vrouwen</text:p>
          </table:table-cell>
          <table:table-cell office:value-type="float" office:value="2155" table:style-name="ce10">
            <text:p>2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Vrouwen</text:p>
          </table:table-cell>
          <table:table-cell office:value-type="float" office:value="3399" table:style-name="ce10">
            <text:p>3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Vrouwen</text:p>
          </table:table-cell>
          <table:table-cell office:value-type="float" office:value="5100" table:style-name="ce10">
            <text:p>5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Vrouwen</text:p>
          </table:table-cell>
          <table:table-cell office:value-type="float" office:value="2909" table:style-name="ce10">
            <text:p>2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Vrouwen</text:p>
          </table:table-cell>
          <table:table-cell office:value-type="float" office:value="4539" table:style-name="ce10">
            <text:p>4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Vrouwen</text:p>
          </table:table-cell>
          <table:table-cell office:value-type="float" office:value="2780" table:style-name="ce10">
            <text:p>2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Vrouwen</text:p>
          </table:table-cell>
          <table:table-cell office:value-type="float" office:value="5146" table:style-name="ce10">
            <text:p>51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Vrouwen</text:p>
          </table:table-cell>
          <table:table-cell office:value-type="float" office:value="1858" table:style-name="ce10">
            <text:p>1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Vrouwen</text:p>
          </table:table-cell>
          <table:table-cell office:value-type="float" office:value="10728" table:style-name="ce10">
            <text:p>10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Vrouwen</text:p>
          </table:table-cell>
          <table:table-cell office:value-type="float" office:value="3035" table:style-name="ce10">
            <text:p>3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Vrouwen</text:p>
          </table:table-cell>
          <table:table-cell office:value-type="float" office:value="4923" table:style-name="ce10">
            <text:p>4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Vrouwen</text:p>
          </table:table-cell>
          <table:table-cell office:value-type="float" office:value="9457" table:style-name="ce10">
            <text:p>94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Vrouwen</text:p>
          </table:table-cell>
          <table:table-cell office:value-type="float" office:value="4194" table:style-name="ce10">
            <text:p>41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Vrouwen</text:p>
          </table:table-cell>
          <table:table-cell office:value-type="float" office:value="11057" table:style-name="ce10">
            <text:p>11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Vrouwen</text:p>
          </table:table-cell>
          <table:table-cell office:value-type="float" office:value="4340" table:style-name="ce10">
            <text:p>4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Vrouwen</text:p>
          </table:table-cell>
          <table:table-cell office:value-type="float" office:value="6137" table:style-name="ce10">
            <text:p>6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Vrouwen</text:p>
          </table:table-cell>
          <table:table-cell office:value-type="float" office:value="5554" table:style-name="ce10">
            <text:p>5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Vrouwen</text:p>
          </table:table-cell>
          <table:table-cell office:value-type="float" office:value="11276" table:style-name="ce10">
            <text:p>112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Vrouwen</text:p>
          </table:table-cell>
          <table:table-cell office:value-type="float" office:value="1392" table:style-name="ce10">
            <text:p>13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Vrouwen</text:p>
          </table:table-cell>
          <table:table-cell office:value-type="float" office:value="4305" table:style-name="ce10">
            <text:p>4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Vrouwen</text:p>
          </table:table-cell>
          <table:table-cell office:value-type="float" office:value="2828" table:style-name="ce10">
            <text:p>2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Vrouwen</text:p>
          </table:table-cell>
          <table:table-cell office:value-type="float" office:value="19995" table:style-name="ce10">
            <text:p>19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Vrouwen</text:p>
          </table:table-cell>
          <table:table-cell office:value-type="float" office:value="4726" table:style-name="ce10">
            <text:p>4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Vrouwen</text:p>
          </table:table-cell>
          <table:table-cell office:value-type="float" office:value="4047" table:style-name="ce10">
            <text:p>4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Vrouwen</text:p>
          </table:table-cell>
          <table:table-cell office:value-type="float" office:value="5891" table:style-name="ce10">
            <text:p>5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Vrouwen</text:p>
          </table:table-cell>
          <table:table-cell office:value-type="float" office:value="4364" table:style-name="ce10">
            <text:p>4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Vrouwen</text:p>
          </table:table-cell>
          <table:table-cell office:value-type="float" office:value="3167" table:style-name="ce10">
            <text:p>3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Vrouwen</text:p>
          </table:table-cell>
          <table:table-cell office:value-type="float" office:value="16759" table:style-name="ce10">
            <text:p>16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Vrouwen</text:p>
          </table:table-cell>
          <table:table-cell office:value-type="float" office:value="61165" table:style-name="ce10">
            <text:p>61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Vrouwen</text:p>
          </table:table-cell>
          <table:table-cell office:value-type="float" office:value="6102" table:style-name="ce10">
            <text:p>6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Vrouwen</text:p>
          </table:table-cell>
          <table:table-cell office:value-type="float" office:value="6509" table:style-name="ce10">
            <text:p>6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Vrouwen</text:p>
          </table:table-cell>
          <table:table-cell office:value-type="float" office:value="1786" table:style-name="ce10">
            <text:p>1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Vrouwen</text:p>
          </table:table-cell>
          <table:table-cell office:value-type="float" office:value="3428" table:style-name="ce10">
            <text:p>3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Vrouwen</text:p>
          </table:table-cell>
          <table:table-cell office:value-type="float" office:value="1013" table:style-name="ce10">
            <text:p>10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Vrouwen</text:p>
          </table:table-cell>
          <table:table-cell office:value-type="float" office:value="4346" table:style-name="ce10">
            <text:p>43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Vrouwen</text:p>
          </table:table-cell>
          <table:table-cell office:value-type="float" office:value="2870" table:style-name="ce10">
            <text:p>2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Vrouwen</text:p>
          </table:table-cell>
          <table:table-cell office:value-type="float" office:value="3528" table:style-name="ce10">
            <text:p>35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Vrouwen</text:p>
          </table:table-cell>
          <table:table-cell office:value-type="float" office:value="3442" table:style-name="ce10">
            <text:p>3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Vrouwen</text:p>
          </table:table-cell>
          <table:table-cell office:value-type="float" office:value="10419" table:style-name="ce10">
            <text:p>10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Vrouwen</text:p>
          </table:table-cell>
          <table:table-cell office:value-type="float" office:value="1509" table:style-name="ce10">
            <text:p>1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Vrouwen</text:p>
          </table:table-cell>
          <table:table-cell office:value-type="float" office:value="2636" table:style-name="ce10">
            <text:p>2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Vrouwen</text:p>
          </table:table-cell>
          <table:table-cell office:value-type="float" office:value="3748" table:style-name="ce10">
            <text:p>37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Vrouwen</text:p>
          </table:table-cell>
          <table:table-cell office:value-type="float" office:value="6556" table:style-name="ce10">
            <text:p>65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Vrouwen</text:p>
          </table:table-cell>
          <table:table-cell office:value-type="float" office:value="12525" table:style-name="ce10">
            <text:p>12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Vrouwen</text:p>
          </table:table-cell>
          <table:table-cell office:value-type="float" office:value="20499" table:style-name="ce10">
            <text:p>20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Vrouwen</text:p>
          </table:table-cell>
          <table:table-cell office:value-type="float" office:value="8151" table:style-name="ce10">
            <text:p>8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Vrouwen</text:p>
          </table:table-cell>
          <table:table-cell office:value-type="float" office:value="1203" table:style-name="ce10">
            <text:p>12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Vrouwen</text:p>
          </table:table-cell>
          <table:table-cell office:value-type="float" office:value="4988" table:style-name="ce10">
            <text:p>4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Vrouwen</text:p>
          </table:table-cell>
          <table:table-cell office:value-type="float" office:value="5132" table:style-name="ce10">
            <text:p>5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Vrouwen</text:p>
          </table:table-cell>
          <table:table-cell office:value-type="float" office:value="2676" table:style-name="ce10">
            <text:p>2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Vrouwen</text:p>
          </table:table-cell>
          <table:table-cell office:value-type="float" office:value="2933" table:style-name="ce10">
            <text:p>2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Vrouwen</text:p>
          </table:table-cell>
          <table:table-cell office:value-type="float" office:value="1771" table:style-name="ce10">
            <text:p>17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Vrouwen</text:p>
          </table:table-cell>
          <table:table-cell office:value-type="float" office:value="5099" table:style-name="ce10">
            <text:p>5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Vrouwen</text:p>
          </table:table-cell>
          <table:table-cell office:value-type="float" office:value="9721" table:style-name="ce10">
            <text:p>9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Vrouwen</text:p>
          </table:table-cell>
          <table:table-cell office:value-type="float" office:value="6167" table:style-name="ce10">
            <text:p>6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Vrouwen</text:p>
          </table:table-cell>
          <table:table-cell office:value-type="float" office:value="1535" table:style-name="ce10">
            <text:p>15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Vrouwen</text:p>
          </table:table-cell>
          <table:table-cell office:value-type="float" office:value="3554" table:style-name="ce10">
            <text:p>3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Vrouwen</text:p>
          </table:table-cell>
          <table:table-cell office:value-type="float" office:value="3543" table:style-name="ce10">
            <text:p>3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Vrouwen</text:p>
          </table:table-cell>
          <table:table-cell office:value-type="float" office:value="3352" table:style-name="ce10">
            <text:p>3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Vrouwen</text:p>
          </table:table-cell>
          <table:table-cell office:value-type="float" office:value="13924" table:style-name="ce10">
            <text:p>139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Vrouwen</text:p>
          </table:table-cell>
          <table:table-cell office:value-type="float" office:value="8477" table:style-name="ce10">
            <text:p>8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Vrouwen</text:p>
          </table:table-cell>
          <table:table-cell office:value-type="float" office:value="2566" table:style-name="ce10">
            <text:p>25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Vrouwen</text:p>
          </table:table-cell>
          <table:table-cell office:value-type="float" office:value="7280" table:style-name="ce10">
            <text:p>72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Vrouwen</text:p>
          </table:table-cell>
          <table:table-cell office:value-type="float" office:value="7446" table:style-name="ce10">
            <text:p>7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Vrouwen</text:p>
          </table:table-cell>
          <table:table-cell office:value-type="float" office:value="5499" table:style-name="ce10">
            <text:p>5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Vrouwen</text:p>
          </table:table-cell>
          <table:table-cell office:value-type="float" office:value="1614" table:style-name="ce10">
            <text:p>1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Vrouwen</text:p>
          </table:table-cell>
          <table:table-cell office:value-type="float" office:value="5200" table:style-name="ce10">
            <text:p>52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Vrouwen</text:p>
          </table:table-cell>
          <table:table-cell office:value-type="float" office:value="4949" table:style-name="ce10">
            <text:p>4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Vrouwen</text:p>
          </table:table-cell>
          <table:table-cell office:value-type="float" office:value="29773" table:style-name="ce10">
            <text:p>29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Vrouwen</text:p>
          </table:table-cell>
          <table:table-cell office:value-type="float" office:value="9253" table:style-name="ce10">
            <text:p>9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Vrouwen</text:p>
          </table:table-cell>
          <table:table-cell office:value-type="float" office:value="5766" table:style-name="ce10">
            <text:p>5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Vrouwen</text:p>
          </table:table-cell>
          <table:table-cell office:value-type="float" office:value="5448" table:style-name="ce10">
            <text:p>5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Vrouwen</text:p>
          </table:table-cell>
          <table:table-cell office:value-type="float" office:value="4351" table:style-name="ce10">
            <text:p>4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Vrouwen</text:p>
          </table:table-cell>
          <table:table-cell office:value-type="float" office:value="4118" table:style-name="ce10">
            <text:p>41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Vrouwen</text:p>
          </table:table-cell>
          <table:table-cell office:value-type="float" office:value="1854" table:style-name="ce10">
            <text:p>1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Vrouwen</text:p>
          </table:table-cell>
          <table:table-cell office:value-type="float" office:value="1070" table:style-name="ce10">
            <text:p>10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Vrouwen</text:p>
          </table:table-cell>
          <table:table-cell office:value-type="float" office:value="5234" table:style-name="ce10">
            <text:p>5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Vrouwen</text:p>
          </table:table-cell>
          <table:table-cell office:value-type="float" office:value="1387" table:style-name="ce10">
            <text:p>1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Vrouwen</text:p>
          </table:table-cell>
          <table:table-cell office:value-type="float" office:value="12891" table:style-name="ce10">
            <text:p>128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Vrouwen</text:p>
          </table:table-cell>
          <table:table-cell office:value-type="float" office:value="76067" table:style-name="ce10">
            <text:p>76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Vrouwen</text:p>
          </table:table-cell>
          <table:table-cell office:value-type="float" office:value="3475" table:style-name="ce10">
            <text:p>34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Vrouwen</text:p>
          </table:table-cell>
          <table:table-cell office:value-type="float" office:value="4742" table:style-name="ce10">
            <text:p>4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Vrouwen</text:p>
          </table:table-cell>
          <table:table-cell office:value-type="float" office:value="18949" table:style-name="ce10">
            <text:p>18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Vrouwen</text:p>
          </table:table-cell>
          <table:table-cell office:value-type="float" office:value="12801" table:style-name="ce10">
            <text:p>12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Vrouwen</text:p>
          </table:table-cell>
          <table:table-cell office:value-type="float" office:value="7301" table:style-name="ce10">
            <text:p>73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Vrouwen</text:p>
          </table:table-cell>
          <table:table-cell office:value-type="float" office:value="3589" table:style-name="ce10">
            <text:p>3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Vrouwen</text:p>
          </table:table-cell>
          <table:table-cell office:value-type="float" office:value="3156" table:style-name="ce10">
            <text:p>3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Vrouwen</text:p>
          </table:table-cell>
          <table:table-cell office:value-type="float" office:value="10358" table:style-name="ce10">
            <text:p>103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Vrouwen</text:p>
          </table:table-cell>
          <table:table-cell office:value-type="float" office:value="2319" table:style-name="ce10">
            <text:p>2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Vrouwen</text:p>
          </table:table-cell>
          <table:table-cell office:value-type="float" office:value="12609" table:style-name="ce10">
            <text:p>126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Vrouwen</text:p>
          </table:table-cell>
          <table:table-cell office:value-type="float" office:value="8387" table:style-name="ce10">
            <text:p>8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Vrouwen</text:p>
          </table:table-cell>
          <table:table-cell office:value-type="float" office:value="2920" table:style-name="ce10">
            <text:p>2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Vrouwen</text:p>
          </table:table-cell>
          <table:table-cell office:value-type="float" office:value="6041" table:style-name="ce10">
            <text:p>6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Vrouwen</text:p>
          </table:table-cell>
          <table:table-cell office:value-type="float" office:value="1072" table:style-name="ce10">
            <text:p>10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Vrouwen</text:p>
          </table:table-cell>
          <table:table-cell office:value-type="float" office:value="9803" table:style-name="ce10">
            <text:p>98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Vrouwen</text:p>
          </table:table-cell>
          <table:table-cell office:value-type="float" office:value="413" table:style-name="ce10">
            <text:p>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Vrouwen</text:p>
          </table:table-cell>
          <table:table-cell office:value-type="float" office:value="5597" table:style-name="ce10">
            <text:p>5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Vrouwen</text:p>
          </table:table-cell>
          <table:table-cell office:value-type="float" office:value="9347" table:style-name="ce10">
            <text:p>9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Vrouwen</text:p>
          </table:table-cell>
          <table:table-cell office:value-type="float" office:value="10695" table:style-name="ce10">
            <text:p>10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Vrouwen</text:p>
          </table:table-cell>
          <table:table-cell office:value-type="float" office:value="15033" table:style-name="ce10">
            <text:p>150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Vrouwen</text:p>
          </table:table-cell>
          <table:table-cell office:value-type="float" office:value="4496" table:style-name="ce10">
            <text:p>4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Vrouwen</text:p>
          </table:table-cell>
          <table:table-cell office:value-type="float" office:value="8988" table:style-name="ce10">
            <text:p>8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Vrouwen</text:p>
          </table:table-cell>
          <table:table-cell office:value-type="float" office:value="4099" table:style-name="ce10">
            <text:p>4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Vrouwen</text:p>
          </table:table-cell>
          <table:table-cell office:value-type="float" office:value="2489" table:style-name="ce10">
            <text:p>24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Vrouwen</text:p>
          </table:table-cell>
          <table:table-cell office:value-type="float" office:value="9066" table:style-name="ce10">
            <text:p>9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Vrouwen</text:p>
          </table:table-cell>
          <table:table-cell office:value-type="float" office:value="5964" table:style-name="ce10">
            <text:p>5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Vrouwen</text:p>
          </table:table-cell>
          <table:table-cell office:value-type="float" office:value="2389" table:style-name="ce10">
            <text:p>2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Vrouwen</text:p>
          </table:table-cell>
          <table:table-cell office:value-type="float" office:value="24402" table:style-name="ce10">
            <text:p>24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Vrouwen</text:p>
          </table:table-cell>
          <table:table-cell office:value-type="float" office:value="4756" table:style-name="ce10">
            <text:p>47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Vrouwen</text:p>
          </table:table-cell>
          <table:table-cell office:value-type="float" office:value="12450" table:style-name="ce10">
            <text:p>12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Vrouwen</text:p>
          </table:table-cell>
          <table:table-cell office:value-type="float" office:value="3825" table:style-name="ce10">
            <text:p>3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Vrouwen</text:p>
          </table:table-cell>
          <table:table-cell office:value-type="float" office:value="2131" table:style-name="ce10">
            <text:p>2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Vrouwen</text:p>
          </table:table-cell>
          <table:table-cell office:value-type="float" office:value="3589" table:style-name="ce10">
            <text:p>3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Vrouwen</text:p>
          </table:table-cell>
          <table:table-cell office:value-type="float" office:value="5044" table:style-name="ce10">
            <text:p>5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Vrouwen</text:p>
          </table:table-cell>
          <table:table-cell office:value-type="float" office:value="13401" table:style-name="ce10">
            <text:p>134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Vrouwen</text:p>
          </table:table-cell>
          <table:table-cell office:value-type="float" office:value="26077" table:style-name="ce10">
            <text:p>26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Vrouwen</text:p>
          </table:table-cell>
          <table:table-cell office:value-type="float" office:value="2492" table:style-name="ce10">
            <text:p>2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Vrouwen</text:p>
          </table:table-cell>
          <table:table-cell office:value-type="float" office:value="3902" table:style-name="ce10">
            <text:p>39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Vrouwen</text:p>
          </table:table-cell>
          <table:table-cell office:value-type="float" office:value="10461" table:style-name="ce10">
            <text:p>10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Vrouwen</text:p>
          </table:table-cell>
          <table:table-cell office:value-type="float" office:value="6344" table:style-name="ce10">
            <text:p>6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Vrouwen</text:p>
          </table:table-cell>
          <table:table-cell office:value-type="float" office:value="6175" table:style-name="ce10">
            <text:p>61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Vrouwen</text:p>
          </table:table-cell>
          <table:table-cell office:value-type="float" office:value="4044" table:style-name="ce10">
            <text:p>4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Vrouwen</text:p>
          </table:table-cell>
          <table:table-cell office:value-type="float" office:value="4791" table:style-name="ce10">
            <text:p>47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Vrouwen</text:p>
          </table:table-cell>
          <table:table-cell office:value-type="float" office:value="13946" table:style-name="ce10">
            <text:p>139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Vrouwen</text:p>
          </table:table-cell>
          <table:table-cell office:value-type="float" office:value="2454" table:style-name="ce10">
            <text:p>24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Vrouwen</text:p>
          </table:table-cell>
          <table:table-cell office:value-type="float" office:value="6468" table:style-name="ce10">
            <text:p>6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Vrouwen</text:p>
          </table:table-cell>
          <table:table-cell office:value-type="float" office:value="8778" table:style-name="ce10">
            <text:p>8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Vrouwen</text:p>
          </table:table-cell>
          <table:table-cell office:value-type="float" office:value="2120" table:style-name="ce10">
            <text:p>2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Vrouwen</text:p>
          </table:table-cell>
          <table:table-cell office:value-type="float" office:value="5043" table:style-name="ce10">
            <text:p>5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Vrouwen</text:p>
          </table:table-cell>
          <table:table-cell office:value-type="float" office:value="31072" table:style-name="ce10">
            <text:p>310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Vrouwen</text:p>
          </table:table-cell>
          <table:table-cell office:value-type="float" office:value="1767" table:style-name="ce10">
            <text:p>1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Vrouwen</text:p>
          </table:table-cell>
          <table:table-cell office:value-type="float" office:value="10634" table:style-name="ce10">
            <text:p>10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Vrouwen</text:p>
          </table:table-cell>
          <table:table-cell office:value-type="float" office:value="13602" table:style-name="ce10">
            <text:p>136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Vrouwen</text:p>
          </table:table-cell>
          <table:table-cell office:value-type="float" office:value="6759" table:style-name="ce10">
            <text:p>6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Vrouwen</text:p>
          </table:table-cell>
          <table:table-cell office:value-type="float" office:value="3985" table:style-name="ce10">
            <text:p>3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Vrouwen</text:p>
          </table:table-cell>
          <table:table-cell office:value-type="float" office:value="6272" table:style-name="ce10">
            <text:p>62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Vrouwen</text:p>
          </table:table-cell>
          <table:table-cell office:value-type="float" office:value="9831" table:style-name="ce10">
            <text:p>9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Vrouwen</text:p>
          </table:table-cell>
          <table:table-cell office:value-type="float" office:value="17667" table:style-name="ce10">
            <text:p>17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Vrouwen</text:p>
          </table:table-cell>
          <table:table-cell office:value-type="float" office:value="1808" table:style-name="ce10">
            <text:p>1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Vrouwen</text:p>
          </table:table-cell>
          <table:table-cell office:value-type="float" office:value="3944" table:style-name="ce10">
            <text:p>3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Vrouwen</text:p>
          </table:table-cell>
          <table:table-cell office:value-type="float" office:value="23704" table:style-name="ce10">
            <text:p>237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Vrouwen</text:p>
          </table:table-cell>
          <table:table-cell office:value-type="float" office:value="8359" table:style-name="ce10">
            <text:p>8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Vrouwen</text:p>
          </table:table-cell>
          <table:table-cell office:value-type="float" office:value="23131" table:style-name="ce10">
            <text:p>231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Vrouwen</text:p>
          </table:table-cell>
          <table:table-cell office:value-type="float" office:value="1119" table:style-name="ce10">
            <text:p>11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Vrouwen</text:p>
          </table:table-cell>
          <table:table-cell office:value-type="float" office:value="602" table:style-name="ce10">
            <text:p>6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Vrouwen</text:p>
          </table:table-cell>
          <table:table-cell office:value-type="float" office:value="6787" table:style-name="ce10">
            <text:p>6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Vrouwen</text:p>
          </table:table-cell>
          <table:table-cell office:value-type="float" office:value="5115" table:style-name="ce10">
            <text:p>51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Vrouwen</text:p>
          </table:table-cell>
          <table:table-cell office:value-type="float" office:value="2753" table:style-name="ce10">
            <text:p>2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Vrouwen</text:p>
          </table:table-cell>
          <table:table-cell office:value-type="float" office:value="12274" table:style-name="ce10">
            <text:p>12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Vrouwen</text:p>
          </table:table-cell>
          <table:table-cell office:value-type="float" office:value="25312" table:style-name="ce10">
            <text:p>25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Vrouwen</text:p>
          </table:table-cell>
          <table:table-cell office:value-type="float" office:value="9398" table:style-name="ce10">
            <text:p>93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Vrouwen</text:p>
          </table:table-cell>
          <table:table-cell office:value-type="float" office:value="20025" table:style-name="ce10">
            <text:p>20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Vrouwen</text:p>
          </table:table-cell>
          <table:table-cell office:value-type="float" office:value="2145" table:style-name="ce10">
            <text:p>2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Vrouwen</text:p>
          </table:table-cell>
          <table:table-cell office:value-type="float" office:value="2978" table:style-name="ce10">
            <text:p>2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Vrouwen</text:p>
          </table:table-cell>
          <table:table-cell office:value-type="float" office:value="15677" table:style-name="ce10">
            <text:p>15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Vrouwen</text:p>
          </table:table-cell>
          <table:table-cell office:value-type="float" office:value="30747" table:style-name="ce10">
            <text:p>30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Vrouwen</text:p>
          </table:table-cell>
          <table:table-cell office:value-type="float" office:value="14096" table:style-name="ce10">
            <text:p>14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Vrouwen</text:p>
          </table:table-cell>
          <table:table-cell office:value-type="float" office:value="1534" table:style-name="ce10">
            <text:p>15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Vrouwen</text:p>
          </table:table-cell>
          <table:table-cell office:value-type="float" office:value="299109" table:style-name="ce10">
            <text:p>299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Vrouwen</text:p>
          </table:table-cell>
          <table:table-cell office:value-type="float" office:value="7021" table:style-name="ce10">
            <text:p>7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Vrouwen</text:p>
          </table:table-cell>
          <table:table-cell office:value-type="float" office:value="635" table:style-name="ce10">
            <text:p>6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Vrouwen</text:p>
          </table:table-cell>
          <table:table-cell office:value-type="float" office:value="10569" table:style-name="ce10">
            <text:p>105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Vrouwen</text:p>
          </table:table-cell>
          <table:table-cell office:value-type="float" office:value="3397" table:style-name="ce10">
            <text:p>3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Vrouwen</text:p>
          </table:table-cell>
          <table:table-cell office:value-type="float" office:value="1722" table:style-name="ce10">
            <text:p>1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Vrouwen</text:p>
          </table:table-cell>
          <table:table-cell office:value-type="float" office:value="3677" table:style-name="ce10">
            <text:p>3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Vrouwen</text:p>
          </table:table-cell>
          <table:table-cell office:value-type="float" office:value="4441" table:style-name="ce10">
            <text:p>44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Vrouwen</text:p>
          </table:table-cell>
          <table:table-cell office:value-type="float" office:value="7312" table:style-name="ce10">
            <text:p>7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Vrouwen</text:p>
          </table:table-cell>
          <table:table-cell office:value-type="float" office:value="8584" table:style-name="ce10">
            <text:p>8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Vrouwen</text:p>
          </table:table-cell>
          <table:table-cell office:value-type="float" office:value="3909" table:style-name="ce10">
            <text:p>3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Vrouwen</text:p>
          </table:table-cell>
          <table:table-cell office:value-type="float" office:value="6688" table:style-name="ce10">
            <text:p>66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Vrouwen</text:p>
          </table:table-cell>
          <table:table-cell office:value-type="float" office:value="2051" table:style-name="ce10">
            <text:p>2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Vrouwen</text:p>
          </table:table-cell>
          <table:table-cell office:value-type="float" office:value="4381" table:style-name="ce10">
            <text:p>4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Vrouwen</text:p>
          </table:table-cell>
          <table:table-cell office:value-type="float" office:value="35952" table:style-name="ce10">
            <text:p>35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Vrouwen</text:p>
          </table:table-cell>
          <table:table-cell office:value-type="float" office:value="491" table:style-name="ce10">
            <text:p>4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Vrouwen</text:p>
          </table:table-cell>
          <table:table-cell office:value-type="float" office:value="10777" table:style-name="ce10">
            <text:p>10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Vrouwen</text:p>
          </table:table-cell>
          <table:table-cell office:value-type="float" office:value="6858" table:style-name="ce10">
            <text:p>68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Vrouwen</text:p>
          </table:table-cell>
          <table:table-cell office:value-type="float" office:value="3960" table:style-name="ce10">
            <text:p>3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Vrouwen</text:p>
          </table:table-cell>
          <table:table-cell office:value-type="float" office:value="3775" table:style-name="ce10">
            <text:p>3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Vrouwen</text:p>
          </table:table-cell>
          <table:table-cell office:value-type="float" office:value="5905" table:style-name="ce10">
            <text:p>59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Vrouwen</text:p>
          </table:table-cell>
          <table:table-cell office:value-type="float" office:value="3356" table:style-name="ce10">
            <text:p>3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Vrouwen</text:p>
          </table:table-cell>
          <table:table-cell office:value-type="float" office:value="3307" table:style-name="ce10">
            <text:p>33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Vrouwen</text:p>
          </table:table-cell>
          <table:table-cell office:value-type="float" office:value="5917" table:style-name="ce10">
            <text:p>5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Vrouwen</text:p>
          </table:table-cell>
          <table:table-cell office:value-type="float" office:value="1826" table:style-name="ce10">
            <text:p>1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Vrouwen</text:p>
          </table:table-cell>
          <table:table-cell office:value-type="float" office:value="1121" table:style-name="ce10">
            <text:p>1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Vrouwen</text:p>
          </table:table-cell>
          <table:table-cell office:value-type="float" office:value="6298" table:style-name="ce10">
            <text:p>62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Vrouwen</text:p>
          </table:table-cell>
          <table:table-cell office:value-type="float" office:value="8133" table:style-name="ce10">
            <text:p>8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Vrouwen</text:p>
          </table:table-cell>
          <table:table-cell office:value-type="float" office:value="23227" table:style-name="ce10">
            <text:p>23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Vrouwen</text:p>
          </table:table-cell>
          <table:table-cell office:value-type="float" office:value="12022" table:style-name="ce10">
            <text:p>120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Vrouwen</text:p>
          </table:table-cell>
          <table:table-cell office:value-type="float" office:value="4246" table:style-name="ce10">
            <text:p>4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Vrouwen</text:p>
          </table:table-cell>
          <table:table-cell office:value-type="float" office:value="11874" table:style-name="ce10">
            <text:p>11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Vrouwen</text:p>
          </table:table-cell>
          <table:table-cell office:value-type="float" office:value="6929" table:style-name="ce10">
            <text:p>6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Vrouwen</text:p>
          </table:table-cell>
          <table:table-cell office:value-type="float" office:value="1488" table:style-name="ce10">
            <text:p>1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Vrouwen</text:p>
          </table:table-cell>
          <table:table-cell office:value-type="float" office:value="25436" table:style-name="ce10">
            <text:p>254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Vrouwen</text:p>
          </table:table-cell>
          <table:table-cell office:value-type="float" office:value="4517" table:style-name="ce10">
            <text:p>45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Vrouwen</text:p>
          </table:table-cell>
          <table:table-cell office:value-type="float" office:value="15037" table:style-name="ce10">
            <text:p>15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Vrouwen</text:p>
          </table:table-cell>
          <table:table-cell office:value-type="float" office:value="21294" table:style-name="ce10">
            <text:p>21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Vrouwen</text:p>
          </table:table-cell>
          <table:table-cell office:value-type="float" office:value="8429" table:style-name="ce10">
            <text:p>8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Vrouwen</text:p>
          </table:table-cell>
          <table:table-cell office:value-type="float" office:value="7090" table:style-name="ce10">
            <text:p>70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Vrouwen</text:p>
          </table:table-cell>
          <table:table-cell office:value-type="float" office:value="34795" table:style-name="ce10">
            <text:p>34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Vrouwen</text:p>
          </table:table-cell>
          <table:table-cell office:value-type="float" office:value="4859" table:style-name="ce10">
            <text:p>48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Vrouwen</text:p>
          </table:table-cell>
          <table:table-cell office:value-type="float" office:value="3824" table:style-name="ce10">
            <text:p>3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Vrouwen</text:p>
          </table:table-cell>
          <table:table-cell office:value-type="float" office:value="16667" table:style-name="ce10">
            <text:p>16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Vrouwen</text:p>
          </table:table-cell>
          <table:table-cell office:value-type="float" office:value="1375" table:style-name="ce10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Vrouwen</text:p>
          </table:table-cell>
          <table:table-cell office:value-type="float" office:value="6846" table:style-name="ce10">
            <text:p>6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Vrouwen</text:p>
          </table:table-cell>
          <table:table-cell office:value-type="float" office:value="9079" table:style-name="ce10">
            <text:p>9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Vrouwen</text:p>
          </table:table-cell>
          <table:table-cell office:value-type="float" office:value="6925" table:style-name="ce10">
            <text:p>6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Vrouwen</text:p>
          </table:table-cell>
          <table:table-cell office:value-type="float" office:value="2256" table:style-name="ce10">
            <text:p>22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Vrouwen</text:p>
          </table:table-cell>
          <table:table-cell office:value-type="float" office:value="10495" table:style-name="ce10">
            <text:p>10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Vrouwen</text:p>
          </table:table-cell>
          <table:table-cell office:value-type="float" office:value="13192" table:style-name="ce10">
            <text:p>131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Vrouwen</text:p>
          </table:table-cell>
          <table:table-cell office:value-type="float" office:value="766" table:style-name="ce10">
            <text:p>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Vrouwen</text:p>
          </table:table-cell>
          <table:table-cell office:value-type="float" office:value="2430" table:style-name="ce10">
            <text:p>2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Vrouwen</text:p>
          </table:table-cell>
          <table:table-cell office:value-type="float" office:value="4352" table:style-name="ce10">
            <text:p>4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Vrouwen</text:p>
          </table:table-cell>
          <table:table-cell office:value-type="float" office:value="6568" table:style-name="ce10">
            <text:p>6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Vrouwen</text:p>
          </table:table-cell>
          <table:table-cell office:value-type="float" office:value="4216" table:style-name="ce10">
            <text:p>42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Vrouwen</text:p>
          </table:table-cell>
          <table:table-cell office:value-type="float" office:value="9789" table:style-name="ce10">
            <text:p>9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Vrouwen</text:p>
          </table:table-cell>
          <table:table-cell office:value-type="float" office:value="4283" table:style-name="ce10">
            <text:p>4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Vrouwen</text:p>
          </table:table-cell>
          <table:table-cell office:value-type="float" office:value="17560" table:style-name="ce10">
            <text:p>175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Vrouwen</text:p>
          </table:table-cell>
          <table:table-cell office:value-type="float" office:value="2196" table:style-name="ce10">
            <text:p>21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Vrouwen</text:p>
          </table:table-cell>
          <table:table-cell office:value-type="float" office:value="2714" table:style-name="ce10">
            <text:p>2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Vrouwen</text:p>
          </table:table-cell>
          <table:table-cell office:value-type="float" office:value="6399" table:style-name="ce10">
            <text:p>63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Vrouwen</text:p>
          </table:table-cell>
          <table:table-cell office:value-type="float" office:value="9645" table:style-name="ce10">
            <text:p>9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Vrouwen</text:p>
          </table:table-cell>
          <table:table-cell office:value-type="float" office:value="1351" table:style-name="ce10">
            <text:p>1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Vrouwen</text:p>
          </table:table-cell>
          <table:table-cell office:value-type="float" office:value="16387" table:style-name="ce10">
            <text:p>16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Vrouwen</text:p>
          </table:table-cell>
          <table:table-cell office:value-type="float" office:value="80599" table:style-name="ce10">
            <text:p>805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Vrouwen</text:p>
          </table:table-cell>
          <table:table-cell office:value-type="float" office:value="9126" table:style-name="ce10">
            <text:p>9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Vrouwen</text:p>
          </table:table-cell>
          <table:table-cell office:value-type="float" office:value="15137" table:style-name="ce10">
            <text:p>15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Vrouwen</text:p>
          </table:table-cell>
          <table:table-cell office:value-type="float" office:value="4741" table:style-name="ce10">
            <text:p>4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Vrouwen</text:p>
          </table:table-cell>
          <table:table-cell office:value-type="float" office:value="17740" table:style-name="ce10">
            <text:p>17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Vrouwen</text:p>
          </table:table-cell>
          <table:table-cell office:value-type="float" office:value="4370" table:style-name="ce10">
            <text:p>43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Vrouwen</text:p>
          </table:table-cell>
          <table:table-cell office:value-type="float" office:value="4776" table:style-name="ce10">
            <text:p>4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Vrouwen</text:p>
          </table:table-cell>
          <table:table-cell office:value-type="float" office:value="11434" table:style-name="ce10">
            <text:p>114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Vrouwen</text:p>
          </table:table-cell>
          <table:table-cell office:value-type="float" office:value="5484" table:style-name="ce10">
            <text:p>5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Vrouwen</text:p>
          </table:table-cell>
          <table:table-cell office:value-type="float" office:value="6616" table:style-name="ce10">
            <text:p>6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Vrouwen</text:p>
          </table:table-cell>
          <table:table-cell office:value-type="float" office:value="121263" table:style-name="ce10">
            <text:p>121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Vrouwen</text:p>
          </table:table-cell>
          <table:table-cell office:value-type="float" office:value="5339" table:style-name="ce10">
            <text:p>53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Vrouwen</text:p>
          </table:table-cell>
          <table:table-cell office:value-type="float" office:value="6212" table:style-name="ce10">
            <text:p>6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Vrouwen</text:p>
          </table:table-cell>
          <table:table-cell office:value-type="float" office:value="1596" table:style-name="ce10">
            <text:p>1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Vrouwen</text:p>
          </table:table-cell>
          <table:table-cell office:value-type="float" office:value="9101" table:style-name="ce10">
            <text:p>9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Vrouwen</text:p>
          </table:table-cell>
          <table:table-cell office:value-type="float" office:value="3056" table:style-name="ce10">
            <text:p>3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Vrouwen</text:p>
          </table:table-cell>
          <table:table-cell office:value-type="float" office:value="15079" table:style-name="ce10">
            <text:p>15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Vrouwen</text:p>
          </table:table-cell>
          <table:table-cell office:value-type="float" office:value="14366" table:style-name="ce10">
            <text:p>14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Vrouwen</text:p>
          </table:table-cell>
          <table:table-cell office:value-type="float" office:value="25190" table:style-name="ce10">
            <text:p>25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Vrouwen</text:p>
          </table:table-cell>
          <table:table-cell office:value-type="float" office:value="2471" table:style-name="ce10">
            <text:p>24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Vrouwen</text:p>
          </table:table-cell>
          <table:table-cell office:value-type="float" office:value="13181" table:style-name="ce10">
            <text:p>13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Vrouwen</text:p>
          </table:table-cell>
          <table:table-cell office:value-type="float" office:value="19246" table:style-name="ce10">
            <text:p>192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Vrouwen</text:p>
          </table:table-cell>
          <table:table-cell office:value-type="float" office:value="30648" table:style-name="ce10">
            <text:p>306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Vrouwen</text:p>
          </table:table-cell>
          <table:table-cell office:value-type="float" office:value="3536" table:style-name="ce10">
            <text:p>3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Vrouwen</text:p>
          </table:table-cell>
          <table:table-cell office:value-type="float" office:value="32554" table:style-name="ce10">
            <text:p>325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Vrouwen</text:p>
          </table:table-cell>
          <table:table-cell office:value-type="float" office:value="17126" table:style-name="ce10">
            <text:p>17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Vrouwen</text:p>
          </table:table-cell>
          <table:table-cell office:value-type="float" office:value="2394" table:style-name="ce10">
            <text:p>23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Vrouwen</text:p>
          </table:table-cell>
          <table:table-cell office:value-type="float" office:value="9566" table:style-name="ce10">
            <text:p>95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Vrouwen</text:p>
          </table:table-cell>
          <table:table-cell office:value-type="float" office:value="3890" table:style-name="ce10">
            <text:p>38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Vrouwen</text:p>
          </table:table-cell>
          <table:table-cell office:value-type="float" office:value="37832" table:style-name="ce10">
            <text:p>37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Vrouwen</text:p>
          </table:table-cell>
          <table:table-cell office:value-type="float" office:value="8020" table:style-name="ce10">
            <text:p>80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Vrouwen</text:p>
          </table:table-cell>
          <table:table-cell office:value-type="float" office:value="1724" table:style-name="ce10">
            <text:p>17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Vrouwen</text:p>
          </table:table-cell>
          <table:table-cell office:value-type="float" office:value="7738" table:style-name="ce10">
            <text:p>7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Vrouwen</text:p>
          </table:table-cell>
          <table:table-cell office:value-type="float" office:value="524" table:style-name="ce10">
            <text:p>5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Vrouwen</text:p>
          </table:table-cell>
          <table:table-cell office:value-type="float" office:value="7829" table:style-name="ce10">
            <text:p>7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Vrouwen</text:p>
          </table:table-cell>
          <table:table-cell office:value-type="float" office:value="22044" table:style-name="ce10">
            <text:p>22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Vrouwen</text:p>
          </table:table-cell>
          <table:table-cell office:value-type="float" office:value="4621" table:style-name="ce10">
            <text:p>4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Vrouwen</text:p>
          </table:table-cell>
          <table:table-cell office:value-type="float" office:value="1149" table:style-name="ce10">
            <text:p>1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Vrouwen</text:p>
          </table:table-cell>
          <table:table-cell office:value-type="float" office:value="6468" table:style-name="ce10">
            <text:p>64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Vrouwen</text:p>
          </table:table-cell>
          <table:table-cell office:value-type="float" office:value="21082" table:style-name="ce10">
            <text:p>21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Vrouwen</text:p>
          </table:table-cell>
          <table:table-cell office:value-type="float" office:value="5188" table:style-name="ce10">
            <text:p>5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Vrouwen</text:p>
          </table:table-cell>
          <table:table-cell office:value-type="float" office:value="11405" table:style-name="ce10">
            <text:p>11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Vrouwen</text:p>
          </table:table-cell>
          <table:table-cell office:value-type="float" office:value="11708" table:style-name="ce10">
            <text:p>11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Vrouwen</text:p>
          </table:table-cell>
          <table:table-cell office:value-type="float" office:value="4156" table:style-name="ce10">
            <text:p>4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Vrouwen</text:p>
          </table:table-cell>
          <table:table-cell office:value-type="float" office:value="4786" table:style-name="ce10">
            <text:p>4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Vrouwen</text:p>
          </table:table-cell>
          <table:table-cell office:value-type="float" office:value="9330" table:style-name="ce10">
            <text:p>9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Vrouwen</text:p>
          </table:table-cell>
          <table:table-cell office:value-type="float" office:value="12308" table:style-name="ce10">
            <text:p>12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Vrouwen</text:p>
          </table:table-cell>
          <table:table-cell office:value-type="float" office:value="7765" table:style-name="ce10">
            <text:p>7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Vrouwen</text:p>
          </table:table-cell>
          <table:table-cell office:value-type="float" office:value="14605" table:style-name="ce10">
            <text:p>14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Vrouwen</text:p>
          </table:table-cell>
          <table:table-cell office:value-type="float" office:value="12581" table:style-name="ce10">
            <text:p>12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Vrouwen</text:p>
          </table:table-cell>
          <table:table-cell office:value-type="float" office:value="16555" table:style-name="ce10">
            <text:p>16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Vrouwen</text:p>
          </table:table-cell>
          <table:table-cell office:value-type="float" office:value="2474" table:style-name="ce10">
            <text:p>2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Vrouwen</text:p>
          </table:table-cell>
          <table:table-cell office:value-type="float" office:value="2700" table:style-name="ce10">
            <text:p>2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Vrouwen</text:p>
          </table:table-cell>
          <table:table-cell office:value-type="float" office:value="4553" table:style-name="ce10">
            <text:p>45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Vrouwen</text:p>
          </table:table-cell>
          <table:table-cell office:value-type="float" office:value="2365" table:style-name="ce10">
            <text:p>23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Vrouwen</text:p>
          </table:table-cell>
          <table:table-cell office:value-type="float" office:value="13681" table:style-name="ce10">
            <text:p>13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Vrouwen</text:p>
          </table:table-cell>
          <table:table-cell office:value-type="float" office:value="7839" table:style-name="ce10">
            <text:p>78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Vrouwen</text:p>
          </table:table-cell>
          <table:table-cell office:value-type="float" office:value="4224" table:style-name="ce10">
            <text:p>4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Vrouwen</text:p>
          </table:table-cell>
          <table:table-cell office:value-type="float" office:value="20129" table:style-name="ce10">
            <text:p>201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Vrouwen</text:p>
          </table:table-cell>
          <table:table-cell office:value-type="float" office:value="9170" table:style-name="ce10">
            <text:p>91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Vrouwen</text:p>
          </table:table-cell>
          <table:table-cell office:value-type="float" office:value="3155" table:style-name="ce10">
            <text:p>3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Vrouwen</text:p>
          </table:table-cell>
          <table:table-cell office:value-type="float" office:value="9253" table:style-name="ce10">
            <text:p>9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Vrouwen</text:p>
          </table:table-cell>
          <table:table-cell office:value-type="float" office:value="3643" table:style-name="ce10">
            <text:p>3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Vrouwen</text:p>
          </table:table-cell>
          <table:table-cell office:value-type="float" office:value="1070" table:style-name="ce10">
            <text:p>10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Vrouwen</text:p>
          </table:table-cell>
          <table:table-cell office:value-type="float" office:value="8366" table:style-name="ce10">
            <text:p>83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Vrouwen</text:p>
          </table:table-cell>
          <table:table-cell office:value-type="float" office:value="3794" table:style-name="ce10">
            <text:p>37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Vrouwen</text:p>
          </table:table-cell>
          <table:table-cell office:value-type="float" office:value="836" table:style-name="ce10">
            <text:p>8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Vrouwen</text:p>
          </table:table-cell>
          <table:table-cell office:value-type="float" office:value="6268" table:style-name="ce10">
            <text:p>6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Vrouwen</text:p>
          </table:table-cell>
          <table:table-cell office:value-type="float" office:value="2842" table:style-name="ce10">
            <text:p>28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Vrouwen</text:p>
          </table:table-cell>
          <table:table-cell office:value-type="float" office:value="7649" table:style-name="ce10">
            <text:p>7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Vrouwen</text:p>
          </table:table-cell>
          <table:table-cell office:value-type="float" office:value="1330" table:style-name="ce10">
            <text:p>1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Vrouwen</text:p>
          </table:table-cell>
          <table:table-cell office:value-type="float" office:value="12148" table:style-name="ce10">
            <text:p>12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Vrouwen</text:p>
          </table:table-cell>
          <table:table-cell office:value-type="float" office:value="6888" table:style-name="ce10">
            <text:p>6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Vrouwen</text:p>
          </table:table-cell>
          <table:table-cell office:value-type="float" office:value="11082" table:style-name="ce10">
            <text:p>110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Vrouwen</text:p>
          </table:table-cell>
          <table:table-cell office:value-type="float" office:value="4056" table:style-name="ce10">
            <text:p>4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Vrouwen</text:p>
          </table:table-cell>
          <table:table-cell office:value-type="float" office:value="5711" table:style-name="ce10">
            <text:p>57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Vrouwen</text:p>
          </table:table-cell>
          <table:table-cell office:value-type="float" office:value="17332" table:style-name="ce10">
            <text:p>17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Vrouwen</text:p>
          </table:table-cell>
          <table:table-cell office:value-type="float" office:value="615" table:style-name="ce10">
            <text:p>6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Vrouwen</text:p>
          </table:table-cell>
          <table:table-cell office:value-type="float" office:value="3565" table:style-name="ce10">
            <text:p>3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Vrouwen</text:p>
          </table:table-cell>
          <table:table-cell office:value-type="float" office:value="2401" table:style-name="ce10">
            <text:p>24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Vrouwen</text:p>
          </table:table-cell>
          <table:table-cell office:value-type="float" office:value="8230" table:style-name="ce10">
            <text:p>8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Vrouwen</text:p>
          </table:table-cell>
          <table:table-cell office:value-type="float" office:value="1620" table:style-name="ce10">
            <text:p>16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Vrouwen</text:p>
          </table:table-cell>
          <table:table-cell office:value-type="float" office:value="9973" table:style-name="ce10">
            <text:p>99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Vrouwen</text:p>
          </table:table-cell>
          <table:table-cell office:value-type="float" office:value="6547" table:style-name="ce10">
            <text:p>6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Vrouwen</text:p>
          </table:table-cell>
          <table:table-cell office:value-type="float" office:value="14021" table:style-name="ce10">
            <text:p>14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Vrouwen</text:p>
          </table:table-cell>
          <table:table-cell office:value-type="float" office:value="9902" table:style-name="ce10">
            <text:p>99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Vrouwen</text:p>
          </table:table-cell>
          <table:table-cell office:value-type="float" office:value="1546" table:style-name="ce10">
            <text:p>1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Vrouwen</text:p>
          </table:table-cell>
          <table:table-cell office:value-type="float" office:value="3806" table:style-name="ce10">
            <text:p>3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Vrouwen</text:p>
          </table:table-cell>
          <table:table-cell office:value-type="float" office:value="4968" table:style-name="ce10">
            <text:p>49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Vrouwen</text:p>
          </table:table-cell>
          <table:table-cell office:value-type="float" office:value="17651" table:style-name="ce10">
            <text:p>17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Vrouwen</text:p>
          </table:table-cell>
          <table:table-cell office:value-type="float" office:value="3529" table:style-name="ce10">
            <text:p>35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Vrouwen</text:p>
          </table:table-cell>
          <table:table-cell office:value-type="float" office:value="5710" table:style-name="ce10">
            <text:p>5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Vrouwen</text:p>
          </table:table-cell>
          <table:table-cell office:value-type="float" office:value="2562" table:style-name="ce10">
            <text:p>25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Vrouwen</text:p>
          </table:table-cell>
          <table:table-cell office:value-type="float" office:value="5031" table:style-name="ce10">
            <text:p>5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Vrouwen</text:p>
          </table:table-cell>
          <table:table-cell office:value-type="float" office:value="6801" table:style-name="ce10">
            <text:p>6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Vrouwen</text:p>
          </table:table-cell>
          <table:table-cell office:value-type="float" office:value="4147" table:style-name="ce10">
            <text:p>4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Vrouwen</text:p>
          </table:table-cell>
          <table:table-cell office:value-type="float" office:value="5510" table:style-name="ce10">
            <text:p>5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Vrouwen</text:p>
          </table:table-cell>
          <table:table-cell office:value-type="float" office:value="7139" table:style-name="ce10">
            <text:p>71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Vrouwen</text:p>
          </table:table-cell>
          <table:table-cell office:value-type="float" office:value="66025" table:style-name="ce10">
            <text:p>660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Vrouwen</text:p>
          </table:table-cell>
          <table:table-cell office:value-type="float" office:value="4872" table:style-name="ce10">
            <text:p>4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Vrouwen</text:p>
          </table:table-cell>
          <table:table-cell office:value-type="float" office:value="8258" table:style-name="ce10">
            <text:p>8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Vrouwen</text:p>
          </table:table-cell>
          <table:table-cell office:value-type="float" office:value="6655" table:style-name="ce10">
            <text:p>6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Vrouwen</text:p>
          </table:table-cell>
          <table:table-cell office:value-type="float" office:value="2809" table:style-name="ce10">
            <text:p>28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Vrouwen</text:p>
          </table:table-cell>
          <table:table-cell office:value-type="float" office:value="2806" table:style-name="ce10">
            <text:p>2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Vrouwen</text:p>
          </table:table-cell>
          <table:table-cell office:value-type="float" office:value="3957" table:style-name="ce10">
            <text:p>3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Vrouwen</text:p>
          </table:table-cell>
          <table:table-cell office:value-type="float" office:value="31600" table:style-name="ce10">
            <text:p>31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Vrouwen</text:p>
          </table:table-cell>
          <table:table-cell office:value-type="float" office:value="5482" table:style-name="ce10">
            <text:p>54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Vrouwen</text:p>
          </table:table-cell>
          <table:table-cell office:value-type="float" office:value="13572" table:style-name="ce10">
            <text:p>135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Vrouwen</text:p>
          </table:table-cell>
          <table:table-cell office:value-type="float" office:value="7948" table:style-name="ce10">
            <text:p>7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Vrouwen</text:p>
          </table:table-cell>
          <table:table-cell office:value-type="float" office:value="1372" table:style-name="ce10">
            <text:p>13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Vrouwen</text:p>
          </table:table-cell>
          <table:table-cell office:value-type="float" office:value="3166" table:style-name="ce10">
            <text:p>3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Vrouwen</text:p>
          </table:table-cell>
          <table:table-cell office:value-type="float" office:value="5006" table:style-name="ce10">
            <text:p>5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Vrouwen</text:p>
          </table:table-cell>
          <table:table-cell office:value-type="float" office:value="5420" table:style-name="ce10">
            <text:p>5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Vrouwen</text:p>
          </table:table-cell>
          <table:table-cell office:value-type="float" office:value="50309" table:style-name="ce10">
            <text:p>50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Vrouwen</text:p>
          </table:table-cell>
          <table:table-cell office:value-type="float" office:value="4195" table:style-name="ce10">
            <text:p>41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Vrouwen</text:p>
          </table:table-cell>
          <table:table-cell office:value-type="float" office:value="8664" table:style-name="ce10">
            <text:p>8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Vrouwen</text:p>
          </table:table-cell>
          <table:table-cell office:value-type="float" office:value="5592" table:style-name="ce10">
            <text:p>5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Vrouwen</text:p>
          </table:table-cell>
          <table:table-cell office:value-type="float" office:value="4722" table:style-name="ce10">
            <text:p>4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Vrouwen</text:p>
          </table:table-cell>
          <table:table-cell office:value-type="float" office:value="6677" table:style-name="ce10">
            <text:p>6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Vrouwen</text:p>
          </table:table-cell>
          <table:table-cell office:value-type="float" office:value="16066" table:style-name="ce10">
            <text:p>16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Vrouwen</text:p>
          </table:table-cell>
          <table:table-cell office:value-type="float" office:value="2208" table:style-name="ce10">
            <text:p>2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Vrouwen</text:p>
          </table:table-cell>
          <table:table-cell office:value-type="float" office:value="1404" table:style-name="ce10">
            <text:p>1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Vrouwen</text:p>
          </table:table-cell>
          <table:table-cell office:value-type="float" office:value="21409" table:style-name="ce10">
            <text:p>21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Vrouwen</text:p>
          </table:table-cell>
          <table:table-cell office:value-type="float" office:value="49551" table:style-name="ce10">
            <text:p>4955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Zwollerkerspel</text:p>
          </table:table-cell>
          <table:table-cell office:value-type="string" table:style-name="ce12">
            <text:p>Vrouwen</text:p>
          </table:table-cell>
          <table:table-cell table:style-name="ce13"/>
          <table:table-cell table:number-columns-repeated="16381"/>
        </table:table-row>
        <table:table-row table:number-rows-repeated="10462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kan Ashkpour</meta:initial-creator>
    <dc:creator>Ashkan</dc:creator>
    <meta:creation-date>2017-12-07T12:17:16Z</meta:creation-date>
    <dc:date>2017-12-08T00:13:09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</office:meta>
</office:document-meta>
</file>